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end" style:justify-single-word="false"/>
      <style:text-properties fo:font-size="14pt" style:font-size-asian="14pt" style:font-size-complex="14pt"/>
    </style:style>
    <style:style style:name="P8" style:family="paragraph" style:parent-style-name="Standard">
      <style:paragraph-properties fo:text-align="start" style:justify-single-word="false"/>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style:text-position="super 58%"/>
    </style:style>
    <style:style style:name="T2" style:family="text">
      <style:text-properties style:text-underline-style="none"/>
    </style:style>
    <style:style style:name="T3" style:family="text">
      <style:text-properties style:text-underline-style="none" fo:background-color="#ffff00"/>
    </style:style>
    <style:style style:name="T4" style:family="text">
      <style:text-properties style:text-underline-style="none" fo:background-color="#00ff00"/>
    </style:style>
    <style:style style:name="T5" style:family="text">
      <style:text-properties fo:background-color="#ffff00"/>
    </style:style>
    <style:style style:name="T6" style:family="text">
      <style:text-properties fo:background-color="#00ff00"/>
    </style:style>
    <style:style style:name="T7" style:family="text">
      <style:text-properties fo:font-weight="bold" style:font-weight-asian="bold" style:font-weight-complex="bold"/>
    </style:style>
    <style:style style:name="T8" style:family="text">
      <style:text-properties fo:font-style="italic" style:text-underline-style="none" style:font-style-asian="italic" style:font-style-complex="italic"/>
    </style:style>
    <style:style style:name="T9" style:family="text">
      <style:text-properties style:text-underline-style="solid" style:text-underline-width="auto" style:text-underline-color="font-color"/>
    </style:style>
    <style:style style:name="fr1"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6">Lab Experiment # 7</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ivision Arithmetic Operation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Calvin Ouellet-Ference</text:p>
      <text:p text:style-name="P7">A711643</text:p>
      <text:p text:style-name="P7">Mr. Markou</text:p>
      <text:p text:style-name="P7">Submitted on the 29<text:span text:style-name="T1">th</text:span> of October 2008</text:p>
      <text:p text:style-name="P7">Completed on the 26<text:span text:style-name="T1">th</text:span> of October 2008</text:p>
      <text:p text:style-name="P7"/>
      <text:p text:style-name="P7"/>
      <text:p text:style-name="P7"/>
      <text:p text:style-name="P3"><text:soft-page-break/></text:p>
      <text:p text:style-name="P3">1. Objectives</text:p>
      <text:p text:style-name="P3"/>
      <text:p text:style-name="P4">The objectives of this experiment were to understand the basic usage of the division command.</text:p>
      <text:p text:style-name="P4"/>
      <text:p text:style-name="P3">2. Source Code</text:p>
      <text:p text:style-name="P3">2.1 Step 1 A</text:p>
      <text:p text:style-name="P3"/>
      <text:p text:style-name="P4">; PROGRAM: 7_1a.ASM</text:p>
      <text:p text:style-name="P4">;</text:p>
      <text:p text:style-name="P4">; AUTHOR: Calvin O. Ference</text:p>
      <text:p text:style-name="P4">;</text:p>
      <text:p text:style-name="P4">; DESCRIPTION: <text:s/>Division program</text:p>
      <text:p text:style-name="P4">; </text:p>
      <text:p text:style-name="P4">; </text:p>
      <text:p text:style-name="P4"/>
      <text:p text:style-name="P4"><text:s text:c="8"/>ASSUME<text:tab/>cs:code, ds:data</text:p>
      <text:p text:style-name="P4"/>
      <text:p text:style-name="P4">code <text:s text:c="3"/>SEGMENT</text:p>
      <text:p text:style-name="P4">main <text:s text:c="3"/>PROC <text:s text:c="2"/></text:p>
      <text:p text:style-name="P4"/>
      <text:p text:style-name="P4">init:<text:tab/>mov<text:tab/>ax,data</text:p>
      <text:p text:style-name="P4"><text:tab/><text:tab/>mov<text:tab/>ds,ax</text:p>
      <text:p text:style-name="P4"><text:tab/><text:tab/>mov<text:tab/>ax,0</text:p>
      <text:p text:style-name="P4"><text:tab/><text:tab/>mov<text:tab/>bx,0</text:p>
      <text:p text:style-name="P4"><text:tab/><text:tab/>mov<text:tab/>dx,0 </text:p>
      <text:p text:style-name="P4"/>
      <text:p text:style-name="P4">start:<text:tab/>mov<text:tab/>ax,100h</text:p>
      <text:p text:style-name="P4"><text:tab/><text:tab/>mov<text:tab/>bx,5</text:p>
      <text:p text:style-name="P4"><text:tab/><text:tab/>div<text:tab/>bx</text:p>
      <text:p text:style-name="P4"><text:tab/><text:tab/>add<text:tab/>ax,01</text:p>
      <text:p text:style-name="P4"><text:tab/><text:tab/>mov<text:tab/>rez,al</text:p>
      <text:p text:style-name="P4"><text:tab/><text:tab/></text:p>
      <text:p text:style-name="P4">shi:<text:tab/>mov<text:tab/>ax,4c00h</text:p>
      <text:p text:style-name="P4"><text:tab/><text:tab/>int<text:tab/>21h</text:p>
      <text:p text:style-name="P4"><text:tab/></text:p>
      <text:p text:style-name="P4">main<text:tab/>ENDP</text:p>
      <text:p text:style-name="P4">code<text:tab/>ENDS</text:p>
      <text:p text:style-name="P4"/>
      <text:p text:style-name="P4">data<text:tab/>SEGMENT</text:p>
      <text:p text:style-name="P4">rez<text:tab/><text:tab/>db<text:tab/>0</text:p>
      <text:p text:style-name="P4">data<text:tab/>ENDS</text:p>
      <text:p text:style-name="P4"/>
      <text:p text:style-name="P4"><text:tab/><text:tab/>END</text:p>
      <text:p text:style-name="P4"/>
      <text:p text:style-name="P4"/>
      <text:p text:style-name="P4"/>
      <text:p text:style-name="P4"/>
      <text:p text:style-name="P4"/>
      <text:p text:style-name="P3"><text:soft-page-break/>2.2 Step 1 B</text:p>
      <text:p text:style-name="P4"/>
      <text:p text:style-name="P4">; PROGRAM: 7_1a.ASM</text:p>
      <text:p text:style-name="P4">;</text:p>
      <text:p text:style-name="P4">; AUTHOR: Calvin O. Ference</text:p>
      <text:p text:style-name="P4">;</text:p>
      <text:p text:style-name="P4">; DESCRIPTION: <text:s/>Division program</text:p>
      <text:p text:style-name="P4">; </text:p>
      <text:p text:style-name="P4">; </text:p>
      <text:p text:style-name="P4"/>
      <text:p text:style-name="P4"><text:s text:c="8"/>ASSUME<text:tab/>cs:code, ds:data</text:p>
      <text:p text:style-name="P4"/>
      <text:p text:style-name="P4">code <text:s text:c="3"/>SEGMENT</text:p>
      <text:p text:style-name="P4">main <text:s text:c="3"/>PROC <text:s text:c="2"/></text:p>
      <text:p text:style-name="P4"/>
      <text:p text:style-name="P4">init:<text:tab/>mov<text:tab/>ax,data</text:p>
      <text:p text:style-name="P4"><text:tab/><text:tab/>mov<text:tab/>ds,ax</text:p>
      <text:p text:style-name="P4"><text:tab/><text:tab/>mov<text:tab/>ax,0</text:p>
      <text:p text:style-name="P4"><text:tab/><text:tab/>mov<text:tab/>bx,0</text:p>
      <text:p text:style-name="P4"><text:tab/><text:tab/>mov<text:tab/>dx,0 </text:p>
      <text:p text:style-name="P4"/>
      <text:p text:style-name="P4">start:<text:tab/>mov<text:tab/>ax,80c8h</text:p>
      <text:p text:style-name="P4"><text:tab/><text:tab/>mov<text:tab/>bx,3</text:p>
      <text:p text:style-name="P4"><text:tab/><text:tab/>div<text:tab/>bx</text:p>
      <text:p text:style-name="P4"><text:tab/><text:tab/>sub<text:tab/>ax,02</text:p>
      <text:p text:style-name="P4"><text:tab/><text:tab/>mov<text:tab/>rez,ax</text:p>
      <text:p text:style-name="P4"><text:tab/><text:tab/></text:p>
      <text:p text:style-name="P4">shi:<text:tab/>mov<text:tab/>ax,4c00h</text:p>
      <text:p text:style-name="P4"><text:tab/><text:tab/>int<text:tab/>21h</text:p>
      <text:p text:style-name="P4"><text:tab/></text:p>
      <text:p text:style-name="P4">main<text:tab/>ENDP</text:p>
      <text:p text:style-name="P4">code<text:tab/>ENDS</text:p>
      <text:p text:style-name="P4"/>
      <text:p text:style-name="P4">data<text:tab/>SEGMENT</text:p>
      <text:p text:style-name="P4">rez<text:tab/><text:tab/>dw<text:tab/>0</text:p>
      <text:p text:style-name="P4">data<text:tab/>ENDS</text:p>
      <text:p text:style-name="P4"/>
      <text:p text:style-name="P4"><text:tab/><text:tab/>END</text:p>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2.3 Step 2</text:p>
      <text:p text:style-name="P4"/>
      <text:p text:style-name="P4">; PROGRAM: 7_1a.ASM</text:p>
      <text:p text:style-name="P4">;</text:p>
      <text:p text:style-name="P4">; AUTHOR: Calvin O. Ference</text:p>
      <text:p text:style-name="P4">;</text:p>
      <text:p text:style-name="P4">; DESCRIPTION: <text:s/>Division program</text:p>
      <text:p text:style-name="P4">; </text:p>
      <text:p text:style-name="P4">; </text:p>
      <text:p text:style-name="P4"/>
      <text:p text:style-name="P4"><text:s text:c="8"/>ASSUME<text:tab/>cs:code, ds:data</text:p>
      <text:p text:style-name="P4"/>
      <text:p text:style-name="P4">code <text:s text:c="3"/>SEGMENT</text:p>
      <text:p text:style-name="P4">main <text:s text:c="3"/>PROC <text:s text:c="2"/></text:p>
      <text:p text:style-name="P4"/>
      <text:p text:style-name="P4">init:<text:tab/>mov<text:tab/>ax,data</text:p>
      <text:p text:style-name="P4"><text:tab/><text:tab/>mov<text:tab/>ds,ax</text:p>
      <text:p text:style-name="P4"><text:tab/><text:tab/>mov<text:tab/>ax,0</text:p>
      <text:p text:style-name="P4"><text:tab/><text:tab/>mov<text:tab/>bx,0</text:p>
      <text:p text:style-name="P4"><text:tab/><text:tab/>mov<text:tab/>dx,0 </text:p>
      <text:p text:style-name="P4"/>
      <text:p text:style-name="P4">start:<text:tab/>add<text:tab/>b,3</text:p>
      <text:p text:style-name="P4"><text:tab/><text:tab/>mov<text:tab/>ax,a</text:p>
      <text:p text:style-name="P4"><text:tab/><text:tab/>mul<text:tab/>b</text:p>
      <text:p text:style-name="P4"><text:tab/><text:tab/>mov<text:tab/>save,dx</text:p>
      <text:p text:style-name="P4"><text:tab/><text:tab/>mov<text:tab/>bx,0fh</text:p>
      <text:p text:style-name="P4"><text:tab/><text:tab/>mul<text:tab/>bx</text:p>
      <text:p text:style-name="P4"><text:tab/><text:tab/>mov<text:tab/>save+4,ax</text:p>
      <text:p text:style-name="P4"><text:tab/><text:tab/>mov<text:tab/>save+2,dx</text:p>
      <text:p text:style-name="P4"><text:tab/><text:tab/>mov<text:tab/>ax,save</text:p>
      <text:p text:style-name="P4"><text:tab/><text:tab/>mul<text:tab/>bx</text:p>
      <text:p text:style-name="P4"><text:tab/><text:tab/>add<text:tab/>ax,save+2</text:p>
      <text:p text:style-name="P4"><text:tab/><text:tab/>mov<text:tab/>dx,0</text:p>
      <text:p text:style-name="P4"><text:tab/><text:tab/>mov<text:tab/>bx,8</text:p>
      <text:p text:style-name="P4"><text:tab/><text:tab/>div<text:tab/>bx</text:p>
      <text:p text:style-name="P4"><text:tab/><text:tab/>mov<text:tab/>rez,ax</text:p>
      <text:p text:style-name="P4"><text:tab/><text:tab/>mov<text:tab/>ax,save+4</text:p>
      <text:p text:style-name="P4"/>
      <text:p text:style-name="P4"><text:tab/><text:tab/>div<text:tab/>bx</text:p>
      <text:p text:style-name="P4"><text:tab/><text:tab/>mov<text:tab/>rez+2,ax<text:tab/></text:p>
      <text:p text:style-name="P4"><text:tab/><text:tab/></text:p>
      <text:p text:style-name="P4">endian:<text:tab/>mov<text:tab/>ax,rez</text:p>
      <text:p text:style-name="P4"><text:tab/><text:tab/>mov<text:tab/>bh,al</text:p>
      <text:p text:style-name="P4"><text:tab/><text:tab/>mov<text:tab/>bl,ah</text:p>
      <text:p text:style-name="P4"><text:tab/><text:tab/>mov<text:tab/>rez,bx<text:tab/></text:p>
      <text:p text:style-name="P4"><text:tab/><text:tab/>mov<text:tab/>ax,rez+2</text:p>
      <text:p text:style-name="P4"><text:tab/><text:tab/>mov<text:tab/>bh,al</text:p>
      <text:p text:style-name="P4"><text:tab/><text:tab/>mov<text:tab/>bl,ah</text:p>
      <text:p text:style-name="P4"><text:tab/><text:tab/>mov<text:tab/>rez+2,bx<text:tab/>;so it looks "nice"</text:p>
      <text:p text:style-name="P4"><text:soft-page-break/><text:tab/><text:tab/></text:p>
      <text:p text:style-name="P4">shi:<text:tab/>mov<text:tab/>ax,4c00h</text:p>
      <text:p text:style-name="P4"><text:tab/><text:tab/>int<text:tab/>21h</text:p>
      <text:p text:style-name="P4"><text:tab/></text:p>
      <text:p text:style-name="P4">main<text:tab/>ENDP</text:p>
      <text:p text:style-name="P4">code<text:tab/>ENDS</text:p>
      <text:p text:style-name="P4"/>
      <text:p text:style-name="P4">data<text:tab/>SEGMENT</text:p>
      <text:p text:style-name="P4">a<text:tab/><text:tab/>dw<text:tab/>0001h</text:p>
      <text:p text:style-name="P4">b<text:tab/><text:tab/>dw<text:tab/>0001h</text:p>
      <text:p text:style-name="P4">save<text:tab/>dw<text:tab/>0,0,0</text:p>
      <text:p text:style-name="P4">rez<text:tab/><text:tab/>dw<text:tab/>0,0</text:p>
      <text:p text:style-name="P4">data<text:tab/>ENDS</text:p>
      <text:p text:style-name="P4"/>
      <text:p text:style-name="P4"><text:tab/><text:tab/>END</text:p>
      <text:p text:style-name="P4"/>
      <text:p text:style-name="P4"/>
      <text:p text:style-name="P4"/>
      <text:p text:style-name="P3">2.4 Step 3</text:p>
      <text:p text:style-name="P3"/>
      <text:p text:style-name="P4">; PROGRAM: 7_1a.ASM</text:p>
      <text:p text:style-name="P4">;</text:p>
      <text:p text:style-name="P4">; AUTHOR: Calvin O. Ference</text:p>
      <text:p text:style-name="P4">;</text:p>
      <text:p text:style-name="P4">; DESCRIPTION: <text:s/>Division program</text:p>
      <text:p text:style-name="P4">; </text:p>
      <text:p text:style-name="P4">; </text:p>
      <text:p text:style-name="P4"/>
      <text:p text:style-name="P4"><text:s text:c="8"/>ASSUME<text:tab/>cs:code, ds:data</text:p>
      <text:p text:style-name="P4"/>
      <text:p text:style-name="P4">code <text:s text:c="3"/>SEGMENT</text:p>
      <text:p text:style-name="P4">main <text:s text:c="3"/>PROC <text:s text:c="2"/></text:p>
      <text:p text:style-name="P4"/>
      <text:p text:style-name="P4">init:<text:tab/>mov<text:tab/>ax,data</text:p>
      <text:p text:style-name="P4"><text:tab/><text:tab/>mov<text:tab/>ds,ax</text:p>
      <text:p text:style-name="P4"><text:tab/><text:tab/>mov<text:tab/>ax,0</text:p>
      <text:p text:style-name="P4"><text:tab/><text:tab/>mov<text:tab/>bx,0</text:p>
      <text:p text:style-name="P4"><text:tab/><text:tab/>mov<text:tab/>dx,0 </text:p>
      <text:p text:style-name="P4"/>
      <text:p text:style-name="P4">start:<text:tab/>mov<text:tab/>ax,a</text:p>
      <text:p text:style-name="P4"><text:tab/><text:tab/>mov<text:tab/>bx,b</text:p>
      <text:p text:style-name="P4"><text:tab/><text:tab/>div<text:tab/>bx</text:p>
      <text:p text:style-name="P4"><text:tab/><text:tab/>mov<text:tab/>rez,ax</text:p>
      <text:p text:style-name="P4"><text:tab/><text:tab/></text:p>
      <text:p text:style-name="P4"><text:tab/><text:tab/>mov<text:tab/>ax,a+2</text:p>
      <text:p text:style-name="P4"><text:tab/><text:tab/>div<text:tab/>bx</text:p>
      <text:p text:style-name="P4"><text:tab/><text:tab/>mov<text:tab/>rez+2,ax</text:p>
      <text:p text:style-name="P4"><text:tab/><text:tab/></text:p>
      <text:p text:style-name="P4"><text:tab/><text:tab/>mov<text:tab/>ax,a+4</text:p>
      <text:p text:style-name="P4"><text:soft-page-break/><text:tab/><text:tab/>div<text:tab/>bx</text:p>
      <text:p text:style-name="P4"><text:tab/><text:tab/>mov<text:tab/>rez+4,ax</text:p>
      <text:p text:style-name="P4"><text:tab/><text:tab/></text:p>
      <text:p text:style-name="P4">endian:<text:tab/>mov<text:tab/>ax,rez</text:p>
      <text:p text:style-name="P4"><text:tab/><text:tab/>mov<text:tab/>bh,al</text:p>
      <text:p text:style-name="P4"><text:tab/><text:tab/>mov<text:tab/>bl,ah</text:p>
      <text:p text:style-name="P4"><text:tab/><text:tab/>mov<text:tab/>rez,ax</text:p>
      <text:p text:style-name="P4"><text:tab/><text:tab/>mov<text:tab/>ax,rez+2</text:p>
      <text:p text:style-name="P4"><text:tab/><text:tab/>mov<text:tab/>bh,al</text:p>
      <text:p text:style-name="P4"><text:tab/><text:tab/>mov<text:tab/>bl,ah</text:p>
      <text:p text:style-name="P4"><text:tab/><text:tab/>mov<text:tab/>rez+2,ax</text:p>
      <text:p text:style-name="P4"><text:tab/><text:tab/>mov<text:tab/>ax,rez+4</text:p>
      <text:p text:style-name="P4"><text:tab/><text:tab/>mov<text:tab/>bh,al</text:p>
      <text:p text:style-name="P4"><text:tab/><text:tab/>mov<text:tab/>bl,ah</text:p>
      <text:p text:style-name="P4"><text:tab/><text:tab/>mov<text:tab/>rez+4,ax</text:p>
      <text:p text:style-name="P4"><text:tab/><text:tab/></text:p>
      <text:p text:style-name="P4">shi:<text:tab/>mov<text:tab/>ax,4c00h</text:p>
      <text:p text:style-name="P4"><text:tab/><text:tab/>int<text:tab/>21h</text:p>
      <text:p text:style-name="P4"><text:tab/></text:p>
      <text:p text:style-name="P4">main<text:tab/>ENDP</text:p>
      <text:p text:style-name="P4">code<text:tab/>ENDS</text:p>
      <text:p text:style-name="P4"/>
      <text:p text:style-name="P4">data<text:tab/>SEGMENT</text:p>
      <text:p text:style-name="P4">a<text:tab/><text:tab/>dw<text:tab/>1234h,5647h,89ABh</text:p>
      <text:p text:style-name="P4">b<text:tab/><text:tab/>dw<text:tab/>0CDEFh</text:p>
      <text:p text:style-name="P4">save<text:tab/>dw<text:tab/>0,0,0</text:p>
      <text:p text:style-name="P4">rez<text:tab/><text:tab/>dw<text:tab/>0,0</text:p>
      <text:p text:style-name="P4">data<text:tab/>ENDS</text:p>
      <text:p text:style-name="P4"/>
      <text:p text:style-name="P4"><text:tab/><text:tab/>END</text:p>
      <text:p text:style-name="P4"/>
      <text:p text:style-name="P4"/>
      <text:p text:style-name="P3">2.5 Step 4</text:p>
      <text:p text:style-name="P4"/>
      <text:p text:style-name="P4">; PROGRAM: 7_1a.ASM</text:p>
      <text:p text:style-name="P4">;</text:p>
      <text:p text:style-name="P4">; AUTHOR: Calvin O. Ference</text:p>
      <text:p text:style-name="P4">;</text:p>
      <text:p text:style-name="P4">; DESCRIPTION: <text:s/>Division program</text:p>
      <text:p text:style-name="P4">; </text:p>
      <text:p text:style-name="P4">; </text:p>
      <text:p text:style-name="P4"/>
      <text:p text:style-name="P4"><text:s text:c="8"/>ASSUME<text:tab/>cs:code, ds:data</text:p>
      <text:p text:style-name="P4"/>
      <text:p text:style-name="P4">code <text:s text:c="3"/>SEGMENT</text:p>
      <text:p text:style-name="P4">main <text:s text:c="3"/>PROC <text:s text:c="2"/></text:p>
      <text:p text:style-name="P4"/>
      <text:p text:style-name="P4">init:<text:tab/>mov<text:tab/>ax,data</text:p>
      <text:p text:style-name="P4"><text:tab/><text:tab/>mov<text:tab/>ds,ax</text:p>
      <text:p text:style-name="P4"><text:soft-page-break/><text:tab/><text:tab/>mov<text:tab/>ax,0</text:p>
      <text:p text:style-name="P4"><text:tab/><text:tab/>mov<text:tab/>bx,0</text:p>
      <text:p text:style-name="P4"><text:tab/><text:tab/>mov<text:tab/>cx,0</text:p>
      <text:p text:style-name="P4"><text:tab/><text:tab/>mov<text:tab/>dx,0 </text:p>
      <text:p text:style-name="P4"/>
      <text:p text:style-name="P4">multi:<text:tab/>mov<text:tab/>ax,R1</text:p>
      <text:p text:style-name="P4"><text:tab/><text:tab/>mov<text:tab/>bx,R2</text:p>
      <text:p text:style-name="P4"><text:tab/><text:tab/>mul<text:tab/>bx</text:p>
      <text:p text:style-name="P4"><text:tab/><text:tab/>mov<text:tab/>save,dx</text:p>
      <text:p text:style-name="P4"><text:tab/><text:tab/>mov<text:tab/>save+2,ax</text:p>
      <text:p text:style-name="P4"><text:tab/><text:tab/></text:p>
      <text:p text:style-name="P4">additi:<text:tab/>add<text:tab/>bx,R1</text:p>
      <text:p text:style-name="P4"><text:tab/><text:tab/>adc<text:tab/>cx,0</text:p>
      <text:p text:style-name="P4"><text:tab/><text:tab/></text:p>
      <text:p text:style-name="P4">divisi:<text:tab/>mov<text:tab/>ax,save+2</text:p>
      <text:p text:style-name="P4"><text:tab/><text:tab/>mov<text:tab/>dx,save</text:p>
      <text:p text:style-name="P4"><text:tab/><text:tab/>div<text:tab/>bx</text:p>
      <text:p text:style-name="P4"><text:tab/><text:tab/><text:tab/></text:p>
      <text:p text:style-name="P4">shi:<text:tab/>mov<text:tab/>rez,ax</text:p>
      <text:p text:style-name="P4"><text:tab/><text:tab/>mov<text:tab/>ax,4c00h</text:p>
      <text:p text:style-name="P4"><text:tab/><text:tab/>int<text:tab/>21h</text:p>
      <text:p text:style-name="P4"><text:tab/></text:p>
      <text:p text:style-name="P4">main<text:tab/>ENDP</text:p>
      <text:p text:style-name="P4">code<text:tab/>ENDS</text:p>
      <text:p text:style-name="P4"/>
      <text:p text:style-name="P4">data<text:tab/>SEGMENT</text:p>
      <text:p text:style-name="P4">R1<text:tab/><text:tab/>dw<text:tab/>4E20h</text:p>
      <text:p text:style-name="P4">R2<text:tab/><text:tab/>dw<text:tab/>3A98h</text:p>
      <text:p text:style-name="P4">save<text:tab/>dw<text:tab/>0,0,0</text:p>
      <text:p text:style-name="P4">rez<text:tab/><text:tab/>dw<text:tab/>0</text:p>
      <text:p text:style-name="P4">data<text:tab/>ENDS</text:p>
      <text:p text:style-name="P4"><text:tab/><text:tab/>END</text:p>
      <text:p text:style-name="P2">3. List Files</text:p>
      <text:p text:style-name="P2">3.1 Step 1 A</text:p>
      <text:p text:style-name="P2"/>
      <text:p text:style-name="P1">Microsoft (R) Macro Assembler Version 6.11d<text:tab/><text:tab/> <text:s text:c="3"/>10/22/08 14:56:37</text:p>
      <text:p text:style-name="P1">7_1a.asm<text:tab/><text:tab/><text:tab/><text:tab/><text:tab/><text:tab/> <text:s text:c="4"/>Page 1 - 1</text:p>
      <text:p text:style-name="P1"/>
      <text:p text:style-name="P1"/>
      <text:p text:style-name="P1"><text:tab/><text:tab/><text:tab/><text:tab/>; PROGRAM: 7_1a.ASM</text:p>
      <text:p text:style-name="P1"><text:tab/><text:tab/><text:tab/><text:tab/>;</text:p>
      <text:p text:style-name="P1"><text:tab/><text:tab/><text:tab/><text:tab/>; AUTHOR: Calvin O. Ference</text:p>
      <text:p text:style-name="P1"><text:tab/><text:tab/><text:tab/><text:tab/>;</text:p>
      <text:p text:style-name="P1"><text:tab/><text:tab/><text:tab/><text:tab/>; DESCRIPTION: <text:s/>Division program</text:p>
      <text:p text:style-name="P1"><text:tab/><text:tab/><text:tab/><text:tab/>; </text:p>
      <text:p text:style-name="P1"><text:tab/><text:tab/><text:tab/><text:tab/>; </text:p>
      <text:p text:style-name="P1"/>
      <text:p text:style-name="P1"><text:tab/><text:tab/><text:tab/><text:tab/> <text:s text:c="7"/>ASSUME<text:tab/>cs:code, ds:data</text:p>
      <text:p text:style-name="P1"/>
      <text:p text:style-name="P1"><text:soft-page-break/><text:s/>0000<text:tab/><text:tab/><text:tab/><text:tab/>code <text:s text:c="3"/>SEGMENT</text:p>
      <text:p text:style-name="P1"><text:s/>0000<text:tab/><text:tab/><text:tab/><text:tab/>main <text:s text:c="3"/>PROC <text:s text:c="2"/></text:p>
      <text:p text:style-name="P1"/>
      <text:p text:style-name="P1"><text:s/>0000 <text:s/>B8 ---- R<text:tab/><text:tab/>init:<text:tab/>mov<text:tab/>ax,data</text:p>
      <text:p text:style-name="P1"><text:s/>0003 <text:s/>8E D8<text:tab/><text:tab/><text:tab/><text:tab/><text:tab/>mov<text:tab/>ds,ax</text:p>
      <text:p text:style-name="P1"><text:s/>0005 <text:s/>B8 0000<text:tab/><text:tab/><text:tab/><text:tab/><text:tab/>mov<text:tab/>ax,0</text:p>
      <text:p text:style-name="P1"><text:s/>0008 <text:s/>BB 0000<text:tab/><text:tab/><text:tab/><text:tab/><text:tab/>mov<text:tab/>bx,0</text:p>
      <text:p text:style-name="P1"><text:s/>000B <text:s/>BA 0000<text:tab/><text:tab/><text:tab/><text:tab/><text:tab/>mov<text:tab/>dx,0 </text:p>
      <text:p text:style-name="P1"/>
      <text:p text:style-name="P1"><text:s/>000E <text:s/>B8 0100<text:tab/><text:tab/><text:tab/>start:<text:tab/>mov<text:tab/>ax,100h</text:p>
      <text:p text:style-name="P1"><text:s/>0011 <text:s/>BB 0005<text:tab/><text:tab/><text:tab/><text:tab/><text:tab/>mov<text:tab/>bx,5</text:p>
      <text:p text:style-name="P1"><text:s/>0014 <text:s/>F7 F3<text:tab/><text:tab/><text:tab/><text:tab/><text:tab/>div<text:tab/>bx</text:p>
      <text:p text:style-name="P1"><text:s/>0016 <text:s/>83 C0 01<text:tab/><text:tab/><text:tab/><text:tab/><text:tab/>add<text:tab/>ax,01</text:p>
      <text:p text:style-name="P1"><text:s/>0019 <text:s/>A2 0000 R<text:tab/><text:tab/><text:tab/><text:tab/>mov<text:tab/>rez,al</text:p>
      <text:p text:style-name="P1"><text:tab/><text:tab/><text:tab/><text:tab/><text:tab/><text:tab/></text:p>
      <text:p text:style-name="P1"><text:s/>001C <text:s/>B8 4C00<text:tab/><text:tab/><text:tab/>shi:<text:tab/>mov<text:tab/>ax,4c00h</text:p>
      <text:p text:style-name="P1"><text:s/>001F <text:s/>CD 21<text:tab/><text:tab/><text:tab/><text:tab/><text:tab/>int<text:tab/>21h</text:p>
      <text:p text:style-name="P1"><text:tab/><text:tab/><text:tab/><text:tab/><text:tab/></text:p>
      <text:p text:style-name="P1"><text:s/>0021<text:tab/><text:tab/><text:tab/><text:tab/>main<text:tab/>ENDP</text:p>
      <text:p text:style-name="P1"><text:s/>0021<text:tab/><text:tab/><text:tab/><text:tab/>code<text:tab/>ENDS</text:p>
      <text:p text:style-name="P1"/>
      <text:p text:style-name="P1"><text:s/>0000<text:tab/><text:tab/><text:tab/><text:tab/>data<text:tab/>SEGMENT</text:p>
      <text:p text:style-name="P1"><text:s/>0000 00<text:tab/><text:tab/><text:tab/>rez<text:tab/><text:tab/>db<text:tab/>0</text:p>
      <text:p text:style-name="P1"><text:s/>0001<text:tab/><text:tab/><text:tab/><text:tab/>data<text:tab/>ENDS</text:p>
      <text:p text:style-name="P1"/>
      <text:p text:style-name="P1"><text:tab/><text:tab/><text:tab/><text:tab/><text:tab/><text:tab/>END</text:p>
      <text:p text:style-name="P1"/>
      <text:p text:style-name="P1"/>
      <text:p text:style-name="P1"/>
      <text:p text:style-name="P1"/>
      <text:p text:style-name="P1">Microsoft (R) Macro Assembler Version 6.11d<text:tab/><text:tab/> <text:s text:c="3"/>10/22/08 14:56:37</text:p>
      <text:p text:style-name="P1">7_1a.asm<text:tab/><text:tab/><text:tab/><text:tab/><text:tab/><text:tab/> <text:s text:c="4"/>Symbols 2 - 1</text:p>
      <text:p text:style-name="P1"/>
      <text:p text:style-name="P1"/>
      <text:p text:style-name="P1"/>
      <text:p text:style-name="P1"/>
      <text:p text:style-name="P1">Segments and Groups:</text:p>
      <text:p text:style-name="P1"/>
      <text:p text:style-name="P1"><text:s text:c="16"/>N a m e <text:s text:c="16"/>Size <text:s text:c="4"/>Length <text:s text:c="2"/>Align <text:s text:c="2"/>Combine Class</text:p>
      <text:p text:style-name="P1"/>
      <text:p text:style-name="P1">code . . . . . . . . . . . . . .<text:tab/>16 Bit<text:tab/> 0021<text:tab/> <text:s/>Para<text:tab/> <text:s/>Private </text:p>
      <text:p text:style-name="P1">data . . . . . . . . . . . . . .<text:tab/>16 Bit<text:tab/> 0001<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
      <text:p text:style-name="P1">main . . . . . . . . . . . . . .<text:tab/>P Near<text:tab/> 0000<text:tab/> <text:s/>code<text:tab/>Length= 0021 Public</text:p>
      <text:p text:style-name="P1"><text:soft-page-break/><text:s text:c="2"/>init . . . . . . . . . . . . .<text:tab/>L Near<text:tab/> 0000<text:tab/> <text:s/>code<text:tab/></text:p>
      <text:p text:style-name="P1"><text:s text:c="2"/>start <text:s/>. . . . . . . . . . . .<text:tab/>L Near<text:tab/> 000E<text:tab/> <text:s/>code<text:tab/></text:p>
      <text:p text:style-name="P1"><text:s text:c="2"/>shi <text:s/>. . . . . . . . . . . . .<text:tab/>L Near<text:tab/> 001C<text:tab/> <text:s/>code<text:tab/></text:p>
      <text:p text:style-name="P1"/>
      <text:p text:style-name="P1"/>
      <text:p text:style-name="P1">Symbols:</text:p>
      <text:p text:style-name="P1"/>
      <text:p text:style-name="P1"><text:s text:c="16"/>N a m e <text:s text:c="16"/>Type <text:s text:c="4"/>Value <text:s text:c="3"/>Attr</text:p>
      <text:p text:style-name="P1"/>
      <text:p text:style-name="P1">rez <text:s/>. . . . . . . . . . . . . .<text:tab/>Byte<text:tab/> 0000<text:tab/> <text:s/>data<text:tab/></text:p>
      <text:p text:style-name="P1"/>
      <text:p text:style-name="P1"><text:tab/> <text:s text:c="2"/>0 Warnings</text:p>
      <text:p text:style-name="P1"><text:tab/> <text:s text:c="2"/>0 Errors</text:p>
      <text:p text:style-name="P1"/>
      <text:p text:style-name="P1"/>
      <text:p text:style-name="P1"/>
      <text:p text:style-name="P1"/>
      <text:p text:style-name="P2">3.2 Step 1 B</text:p>
      <text:p text:style-name="P1"/>
      <text:p text:style-name="P1">Microsoft (R) Macro Assembler Version 6.11d<text:tab/><text:tab/> <text:s text:c="3"/>10/22/08 15:02:25</text:p>
      <text:p text:style-name="P1">7_1b.asm<text:tab/><text:tab/><text:tab/><text:tab/><text:tab/><text:tab/> <text:s text:c="4"/>Page 1 - 1</text:p>
      <text:p text:style-name="P1"/>
      <text:p text:style-name="P1"/>
      <text:p text:style-name="P1"><text:tab/><text:tab/><text:tab/><text:tab/>; PROGRAM: 7_1a.ASM</text:p>
      <text:p text:style-name="P1"><text:tab/><text:tab/><text:tab/><text:tab/>;</text:p>
      <text:p text:style-name="P1"><text:tab/><text:tab/><text:tab/><text:tab/>; AUTHOR: Calvin O. Ference</text:p>
      <text:p text:style-name="P1"><text:tab/><text:tab/><text:tab/><text:tab/>;</text:p>
      <text:p text:style-name="P1"><text:tab/><text:tab/><text:tab/><text:tab/>; DESCRIPTION: <text:s/>Division program</text:p>
      <text:p text:style-name="P1"><text:tab/><text:tab/><text:tab/><text:tab/>; </text:p>
      <text:p text:style-name="P1"><text:tab/><text:tab/><text:tab/><text:tab/>; </text:p>
      <text:p text:style-name="P1"/>
      <text:p text:style-name="P1"><text:tab/><text:tab/><text:tab/><text:tab/> <text:s text:c="7"/>ASSUME<text:tab/>cs:code, ds:data</text:p>
      <text:p text:style-name="P1"/>
      <text:p text:style-name="P1"><text:s/>0000<text:tab/><text:tab/><text:tab/><text:tab/>code <text:s text:c="3"/>SEGMENT</text:p>
      <text:p text:style-name="P1"><text:s/>0000<text:tab/><text:tab/><text:tab/><text:tab/>main <text:s text:c="3"/>PROC <text:s text:c="2"/></text:p>
      <text:p text:style-name="P1"/>
      <text:p text:style-name="P1"><text:s/>0000 <text:s/>B8 ---- R<text:tab/><text:tab/>init:<text:tab/>mov<text:tab/>ax,data</text:p>
      <text:p text:style-name="P1"><text:s/>0003 <text:s/>8E D8<text:tab/><text:tab/><text:tab/><text:tab/><text:tab/>mov<text:tab/>ds,ax</text:p>
      <text:p text:style-name="P1"><text:s/>0005 <text:s/>B8 0000<text:tab/><text:tab/><text:tab/><text:tab/><text:tab/>mov<text:tab/>ax,0</text:p>
      <text:p text:style-name="P1"><text:s/>0008 <text:s/>BB 0000<text:tab/><text:tab/><text:tab/><text:tab/><text:tab/>mov<text:tab/>bx,0</text:p>
      <text:p text:style-name="P1"><text:s/>000B <text:s/>BA 0000<text:tab/><text:tab/><text:tab/><text:tab/><text:tab/>mov<text:tab/>dx,0 </text:p>
      <text:p text:style-name="P1"/>
      <text:p text:style-name="P1"><text:s/>000E <text:s/>B8 80C8<text:tab/><text:tab/><text:tab/>start:<text:tab/>mov<text:tab/>ax,80c8h</text:p>
      <text:p text:style-name="P1"><text:s/>0011 <text:s/>BB 0003<text:tab/><text:tab/><text:tab/><text:tab/><text:tab/>mov<text:tab/>bx,3</text:p>
      <text:p text:style-name="P1"><text:s/>0014 <text:s/>F7 F3<text:tab/><text:tab/><text:tab/><text:tab/><text:tab/>div<text:tab/>bx</text:p>
      <text:p text:style-name="P1"><text:s/>0016 <text:s/>83 E8 02<text:tab/><text:tab/><text:tab/><text:tab/><text:tab/>sub<text:tab/>ax,02</text:p>
      <text:p text:style-name="P1"><text:s/>0019 <text:s/>A3 0000 R<text:tab/><text:tab/><text:tab/><text:tab/>mov<text:tab/>rez,ax</text:p>
      <text:p text:style-name="P1"><text:tab/><text:tab/><text:tab/><text:tab/><text:tab/><text:tab/></text:p>
      <text:p text:style-name="P1"><text:s/>001C <text:s/>B8 4C00<text:tab/><text:tab/><text:tab/>shi:<text:tab/>mov<text:tab/>ax,4c00h</text:p>
      <text:p text:style-name="P1"><text:soft-page-break/><text:s/>001F <text:s/>CD 21<text:tab/><text:tab/><text:tab/><text:tab/><text:tab/>int<text:tab/>21h</text:p>
      <text:p text:style-name="P1"><text:tab/><text:tab/><text:tab/><text:tab/><text:tab/></text:p>
      <text:p text:style-name="P1"><text:s/>0021<text:tab/><text:tab/><text:tab/><text:tab/>main<text:tab/>ENDP</text:p>
      <text:p text:style-name="P1"><text:s/>0021<text:tab/><text:tab/><text:tab/><text:tab/>code<text:tab/>ENDS</text:p>
      <text:p text:style-name="P1"/>
      <text:p text:style-name="P1"><text:s/>0000<text:tab/><text:tab/><text:tab/><text:tab/>data<text:tab/>SEGMENT</text:p>
      <text:p text:style-name="P1"><text:s/>0000 0000<text:tab/><text:tab/><text:tab/>rez<text:tab/><text:tab/>dw<text:tab/>0</text:p>
      <text:p text:style-name="P1"><text:s/>0002<text:tab/><text:tab/><text:tab/><text:tab/>data<text:tab/>ENDS</text:p>
      <text:p text:style-name="P1"/>
      <text:p text:style-name="P1"><text:tab/><text:tab/><text:tab/><text:tab/><text:tab/><text:tab/>END</text:p>
      <text:p text:style-name="P1"/>
      <text:p text:style-name="P1">Microsoft (R) Macro Assembler Version 6.11d<text:tab/><text:tab/> <text:s text:c="3"/>10/22/08 15:02:25</text:p>
      <text:p text:style-name="P1">7_1b.asm<text:tab/><text:tab/><text:tab/><text:tab/><text:tab/><text:tab/> <text:s text:c="4"/>Symbols 2 - 1</text:p>
      <text:p text:style-name="P1"/>
      <text:p text:style-name="P1"/>
      <text:p text:style-name="P1"/>
      <text:p text:style-name="P1"/>
      <text:p text:style-name="P1">Segments and Groups:</text:p>
      <text:p text:style-name="P1"/>
      <text:p text:style-name="P1"><text:s text:c="16"/>N a m e <text:s text:c="16"/>Size <text:s text:c="4"/>Length <text:s text:c="2"/>Align <text:s text:c="2"/>Combine Class</text:p>
      <text:p text:style-name="P1"/>
      <text:p text:style-name="P1">code . . . . . . . . . . . . . .<text:tab/>16 Bit<text:tab/> 0021<text:tab/> <text:s/>Para<text:tab/> <text:s/>Private </text:p>
      <text:p text:style-name="P1">data . . . . . . . . . . . . . .<text:tab/>16 Bit<text:tab/> 0002<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
      <text:p text:style-name="P1">main . . . . . . . . . . . . . .<text:tab/>P Near<text:tab/> 0000<text:tab/> <text:s/>code<text:tab/>Length= 0021 Public</text:p>
      <text:p text:style-name="P1"><text:s text:c="2"/>init . . . . . . . . . . . . .<text:tab/>L Near<text:tab/> 0000<text:tab/> <text:s/>code<text:tab/></text:p>
      <text:p text:style-name="P1"><text:s text:c="2"/>start <text:s/>. . . . . . . . . . . .<text:tab/>L Near<text:tab/> 000E<text:tab/> <text:s/>code<text:tab/></text:p>
      <text:p text:style-name="P1"><text:s text:c="2"/>shi <text:s/>. . . . . . . . . . . . .<text:tab/>L Near<text:tab/> 001C<text:tab/> <text:s/>code<text:tab/></text:p>
      <text:p text:style-name="P1"/>
      <text:p text:style-name="P1"/>
      <text:p text:style-name="P1">Symbols:</text:p>
      <text:p text:style-name="P1"/>
      <text:p text:style-name="P1"><text:s text:c="16"/>N a m e <text:s text:c="16"/>Type <text:s text:c="4"/>Value <text:s text:c="3"/>Attr</text:p>
      <text:p text:style-name="P1"/>
      <text:p text:style-name="P1">rez <text:s/>. . . . . . . . . . . . . .<text:tab/>Word<text:tab/> 0000<text:tab/> <text:s/>data<text:tab/></text:p>
      <text:p text:style-name="P1"/>
      <text:p text:style-name="P1"><text:tab/> <text:s text:c="2"/>0 Warnings</text:p>
      <text:p text:style-name="P1"><text:tab/> <text:s text:c="2"/>0 Errors</text:p>
      <text:p text:style-name="P1"/>
      <text:p text:style-name="P1"/>
      <text:p text:style-name="P1"/>
      <text:p text:style-name="P1"/>
      <text:p text:style-name="P1"/>
      <text:p text:style-name="P1"/>
      <text:p text:style-name="P2"><text:soft-page-break/>3.3 Step 2</text:p>
      <text:p text:style-name="P1"/>
      <text:p text:style-name="P1">Microsoft (R) Macro Assembler Version 6.11d<text:tab/><text:tab/> <text:s text:c="3"/>10/26/08 11:53:22</text:p>
      <text:p text:style-name="P1">7_2.asm<text:tab/><text:tab/><text:tab/><text:tab/><text:tab/><text:tab/><text:tab/> <text:s text:c="4"/>Page 1 - 1</text:p>
      <text:p text:style-name="P1"/>
      <text:p text:style-name="P1"/>
      <text:p text:style-name="P1"><text:tab/><text:tab/><text:tab/><text:tab/>; PROGRAM: 7_1a.ASM</text:p>
      <text:p text:style-name="P1"><text:tab/><text:tab/><text:tab/><text:tab/>;</text:p>
      <text:p text:style-name="P1"><text:tab/><text:tab/><text:tab/><text:tab/>; AUTHOR: Calvin O. Ference</text:p>
      <text:p text:style-name="P1"><text:tab/><text:tab/><text:tab/><text:tab/>;</text:p>
      <text:p text:style-name="P1"><text:tab/><text:tab/><text:tab/><text:tab/>; DESCRIPTION: <text:s/>Division program</text:p>
      <text:p text:style-name="P1"><text:tab/><text:tab/><text:tab/><text:tab/>; </text:p>
      <text:p text:style-name="P1"><text:tab/><text:tab/><text:tab/><text:tab/>; </text:p>
      <text:p text:style-name="P1"/>
      <text:p text:style-name="P1"><text:tab/><text:tab/><text:tab/><text:tab/> <text:s text:c="7"/>ASSUME<text:tab/>cs:code, ds:data</text:p>
      <text:p text:style-name="P1"/>
      <text:p text:style-name="P1"><text:s/>0000<text:tab/><text:tab/><text:tab/><text:tab/>code <text:s text:c="3"/>SEGMENT</text:p>
      <text:p text:style-name="P1"><text:s/>0000<text:tab/><text:tab/><text:tab/><text:tab/>main <text:s text:c="3"/>PROC <text:s text:c="2"/></text:p>
      <text:p text:style-name="P1"/>
      <text:p text:style-name="P1"><text:s/>0000 <text:s/>B8 ---- R<text:tab/><text:tab/>init:<text:tab/>mov<text:tab/>ax,data</text:p>
      <text:p text:style-name="P1"><text:s/>0003 <text:s/>8E D8<text:tab/><text:tab/><text:tab/><text:tab/><text:tab/>mov<text:tab/>ds,ax</text:p>
      <text:p text:style-name="P1"><text:s/>0005 <text:s/>B8 0000<text:tab/><text:tab/><text:tab/><text:tab/><text:tab/>mov<text:tab/>ax,0</text:p>
      <text:p text:style-name="P1"><text:s/>0008 <text:s/>BB 0000<text:tab/><text:tab/><text:tab/><text:tab/><text:tab/>mov<text:tab/>bx,0</text:p>
      <text:p text:style-name="P1"><text:s/>000B <text:s/>BA 0000<text:tab/><text:tab/><text:tab/><text:tab/><text:tab/>mov<text:tab/>dx,0 </text:p>
      <text:p text:style-name="P1"/>
      <text:p text:style-name="P1"><text:s/>000E <text:s/>83 06 0002 R 03<text:tab/><text:tab/>start:<text:tab/>add<text:tab/>b,3</text:p>
      <text:p text:style-name="P1"><text:s/>0013 <text:s/>A1 0000 R<text:tab/><text:tab/><text:tab/><text:tab/>mov<text:tab/>ax,a</text:p>
      <text:p text:style-name="P1"><text:s/>0016 <text:s/>F7 26 0002 R<text:tab/><text:tab/><text:tab/><text:tab/>mul<text:tab/>b</text:p>
      <text:p text:style-name="P1"><text:s/>001A <text:s/>89 16 0004 R<text:tab/><text:tab/><text:tab/><text:tab/>mov<text:tab/>save,dx</text:p>
      <text:p text:style-name="P1"><text:s/>001E <text:s/>BB 000F<text:tab/><text:tab/><text:tab/><text:tab/><text:tab/>mov<text:tab/>bx,0fh</text:p>
      <text:p text:style-name="P1"><text:s/>0021 <text:s/>F7 E3<text:tab/><text:tab/><text:tab/><text:tab/><text:tab/>mul<text:tab/>bx</text:p>
      <text:p text:style-name="P1"><text:s/>0023 <text:s/>A3 0008 R<text:tab/><text:tab/><text:tab/><text:tab/>mov<text:tab/>save+4,ax</text:p>
      <text:p text:style-name="P1"><text:s/>0026 <text:s/>89 16 0006 R<text:tab/><text:tab/><text:tab/><text:tab/>mov<text:tab/>save+2,dx</text:p>
      <text:p text:style-name="P1"><text:s/>002A <text:s/>A1 0004 R<text:tab/><text:tab/><text:tab/><text:tab/>mov<text:tab/>ax,save</text:p>
      <text:p text:style-name="P1"><text:s/>002D <text:s/>F7 E3<text:tab/><text:tab/><text:tab/><text:tab/><text:tab/>mul<text:tab/>bx</text:p>
      <text:p text:style-name="P1"><text:s/>002F <text:s/>03 06 0006 R<text:tab/><text:tab/><text:tab/><text:tab/>add<text:tab/>ax,save+2</text:p>
      <text:p text:style-name="P1"><text:s/>0033 <text:s/>BA 0000<text:tab/><text:tab/><text:tab/><text:tab/><text:tab/>mov<text:tab/>dx,0</text:p>
      <text:p text:style-name="P1"><text:s/>0036 <text:s/>BB 0008<text:tab/><text:tab/><text:tab/><text:tab/><text:tab/>mov<text:tab/>bx,8</text:p>
      <text:p text:style-name="P1"><text:s/>0039 <text:s/>F7 F3<text:tab/><text:tab/><text:tab/><text:tab/><text:tab/>div<text:tab/>bx</text:p>
      <text:p text:style-name="P1"><text:s/>003B <text:s/>A3 000A R<text:tab/><text:tab/><text:tab/><text:tab/>mov<text:tab/>rez,ax</text:p>
      <text:p text:style-name="P1"><text:s/>003E <text:s/>A1 0008 R<text:tab/><text:tab/><text:tab/><text:tab/>mov<text:tab/>ax,save+4</text:p>
      <text:p text:style-name="P1"/>
      <text:p text:style-name="P1"><text:s/>0041 <text:s/>F7 F3<text:tab/><text:tab/><text:tab/><text:tab/><text:tab/>div<text:tab/>bx</text:p>
      <text:p text:style-name="P1"><text:s/>0043 <text:s/>A3 000C R<text:tab/><text:tab/><text:tab/><text:tab/>mov<text:tab/>rez+2,ax<text:tab/></text:p>
      <text:p text:style-name="P1"><text:tab/><text:tab/><text:tab/><text:tab/><text:tab/><text:tab/></text:p>
      <text:p text:style-name="P1"><text:s/>0046 <text:s/>A1 000A R<text:tab/><text:tab/>endian:<text:tab/>mov<text:tab/>ax,rez</text:p>
      <text:p text:style-name="P1"><text:s/>0049 <text:s/>8A F8<text:tab/><text:tab/><text:tab/><text:tab/><text:tab/>mov<text:tab/>bh,al</text:p>
      <text:p text:style-name="P1"><text:s/>004B <text:s/>8A DC<text:tab/><text:tab/><text:tab/><text:tab/><text:tab/>mov<text:tab/>bl,ah</text:p>
      <text:p text:style-name="P1"><text:s/>004D <text:s/>89 1E 000A R<text:tab/><text:tab/><text:tab/><text:tab/>mov<text:tab/>rez,bx<text:tab/></text:p>
      <text:p text:style-name="P1"><text:soft-page-break/><text:s/>0051 <text:s/>A1 000C R<text:tab/><text:tab/><text:tab/><text:tab/>mov<text:tab/>ax,rez+2</text:p>
      <text:p text:style-name="P1"><text:s/>0054 <text:s/>8A F8<text:tab/><text:tab/><text:tab/><text:tab/><text:tab/>mov<text:tab/>bh,al</text:p>
      <text:p text:style-name="P1"><text:s/>0056 <text:s/>8A DC<text:tab/><text:tab/><text:tab/><text:tab/><text:tab/>mov<text:tab/>bl,ah</text:p>
      <text:p text:style-name="P1"><text:s/>0058 <text:s/>89 1E 000C R<text:tab/><text:tab/><text:tab/><text:tab/>mov<text:tab/>rez+2,bx<text:tab/>;so it looks "nice"</text:p>
      <text:p text:style-name="P1"><text:tab/><text:tab/><text:tab/><text:tab/><text:tab/><text:tab/></text:p>
      <text:p text:style-name="P1"><text:s/>005C <text:s/>B8 4C00<text:tab/><text:tab/><text:tab/>shi:<text:tab/>mov<text:tab/>ax,4c00h</text:p>
      <text:p text:style-name="P1"><text:s/>005F <text:s/>CD 21<text:tab/><text:tab/><text:tab/><text:tab/><text:tab/>int<text:tab/>21h</text:p>
      <text:p text:style-name="P1"><text:tab/><text:tab/><text:tab/><text:tab/><text:tab/></text:p>
      <text:p text:style-name="P1"><text:s/>0061<text:tab/><text:tab/><text:tab/><text:tab/>main<text:tab/>ENDP</text:p>
      <text:p text:style-name="P1"><text:s/>0061<text:tab/><text:tab/><text:tab/><text:tab/>code<text:tab/>ENDS</text:p>
      <text:p text:style-name="P1"/>
      <text:p text:style-name="P1"><text:s/>0000<text:tab/><text:tab/><text:tab/><text:tab/>data<text:tab/>SEGMENT</text:p>
      <text:p text:style-name="P1"><text:s/>0000 0001<text:tab/><text:tab/><text:tab/>a<text:tab/><text:tab/>dw<text:tab/>0001h</text:p>
      <text:p text:style-name="P1"><text:s/>0002 0001<text:tab/><text:tab/><text:tab/>b<text:tab/><text:tab/>dw<text:tab/>0001h</text:p>
      <text:p text:style-name="P1"><text:s/>0004 0000 0000 0000<text:tab/><text:tab/>save<text:tab/>dw<text:tab/>0,0,0</text:p>
      <text:p text:style-name="P1"><text:s/>000A 0000 0000<text:tab/><text:tab/><text:tab/>rez<text:tab/><text:tab/>dw<text:tab/>0,0</text:p>
      <text:p text:style-name="P1"><text:s/>000E<text:tab/><text:tab/><text:tab/><text:tab/>data<text:tab/>ENDS</text:p>
      <text:p text:style-name="P1"/>
      <text:p text:style-name="P1"><text:tab/><text:tab/><text:tab/><text:tab/><text:tab/><text:tab/>END</text:p>
      <text:p text:style-name="P1"/>
      <text:p text:style-name="P1"/>
      <text:p text:style-name="P1">Microsoft (R) Macro Assembler Version 6.11d<text:tab/><text:tab/> <text:s text:c="3"/>10/26/08 11:53:22</text:p>
      <text:p text:style-name="P1">7_2.asm<text:tab/><text:tab/><text:tab/><text:tab/><text:tab/><text:tab/><text:tab/> <text:s text:c="4"/>Symbols 2 - 1</text:p>
      <text:p text:style-name="P1"/>
      <text:p text:style-name="P1"/>
      <text:p text:style-name="P1"/>
      <text:p text:style-name="P1"/>
      <text:p text:style-name="P1">Segments and Groups:</text:p>
      <text:p text:style-name="P1"/>
      <text:p text:style-name="P1"><text:s text:c="16"/>N a m e <text:s text:c="16"/>Size <text:s text:c="4"/>Length <text:s text:c="2"/>Align <text:s text:c="2"/>Combine Class</text:p>
      <text:p text:style-name="P1"/>
      <text:p text:style-name="P1">code . . . . . . . . . . . . . .<text:tab/>16 Bit<text:tab/> 0061<text:tab/> <text:s/>Para<text:tab/> <text:s/>Private </text:p>
      <text:p text:style-name="P1">data . . . . . . . . . . . . . .<text:tab/>16 Bit<text:tab/> 000E<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
      <text:p text:style-name="P1">main . . . . . . . . . . . . . .<text:tab/>P Near<text:tab/> 0000<text:tab/> <text:s/>code<text:tab/>Length= 0061 Public</text:p>
      <text:p text:style-name="P1"><text:s text:c="2"/>init . . . . . . . . . . . . .<text:tab/>L Near<text:tab/> 0000<text:tab/> <text:s/>code<text:tab/></text:p>
      <text:p text:style-name="P1"><text:s text:c="2"/>start <text:s/>. . . . . . . . . . . .<text:tab/>L Near<text:tab/> 000E<text:tab/> <text:s/>code<text:tab/></text:p>
      <text:p text:style-name="P1"><text:s text:c="2"/>endian . . . . . . . . . . . .<text:tab/>L Near<text:tab/> 0046<text:tab/> <text:s/>code<text:tab/></text:p>
      <text:p text:style-name="P1"><text:s text:c="2"/>shi <text:s/>. . . . . . . . . . . . .<text:tab/>L Near<text:tab/> 005C<text:tab/> <text:s/>code<text:tab/></text:p>
      <text:p text:style-name="P1"/>
      <text:p text:style-name="P1"/>
      <text:p text:style-name="P1">Symbols:</text:p>
      <text:p text:style-name="P1"/>
      <text:p text:style-name="P1"><text:s text:c="16"/>N a m e <text:s text:c="16"/>Type <text:s text:c="4"/>Value <text:s text:c="3"/>Attr</text:p>
      <text:p text:style-name="P1"><text:soft-page-break/></text:p>
      <text:p text:style-name="P1">a <text:s/>. . . . . . . . . . . . . . .<text:tab/>Word<text:tab/> 0000<text:tab/> <text:s/>data<text:tab/></text:p>
      <text:p text:style-name="P1">b <text:s/>. . . . . . . . . . . . . . .<text:tab/>Word<text:tab/> 0002<text:tab/> <text:s/>data<text:tab/></text:p>
      <text:p text:style-name="P1">rez <text:s/>. . . . . . . . . . . . . .<text:tab/>Word<text:tab/> 000A<text:tab/> <text:s/>data<text:tab/></text:p>
      <text:p text:style-name="P1">save . . . . . . . . . . . . . .<text:tab/>Word<text:tab/> 0004<text:tab/> <text:s/>data<text:tab/></text:p>
      <text:p text:style-name="P1"/>
      <text:p text:style-name="P1"><text:tab/> <text:s text:c="2"/>0 Warnings</text:p>
      <text:p text:style-name="P1"><text:tab/> <text:s text:c="2"/>0 Errors</text:p>
      <text:p text:style-name="P1"/>
      <text:p text:style-name="P1"/>
      <text:p text:style-name="P1"/>
      <text:p text:style-name="P1"/>
      <text:p text:style-name="P1"/>
      <text:p text:style-name="P1"/>
      <text:p text:style-name="P2">3.4 Step 3</text:p>
      <text:p text:style-name="P1"/>
      <text:p text:style-name="P1">Microsoft (R) Macro Assembler Version 6.11d<text:tab/><text:tab/> <text:s text:c="3"/>10/22/08 16:45:50</text:p>
      <text:p text:style-name="P1">7_3.asm<text:tab/><text:tab/><text:tab/><text:tab/><text:tab/><text:tab/><text:tab/> <text:s text:c="4"/>Page 1 - 1</text:p>
      <text:p text:style-name="P1"/>
      <text:p text:style-name="P1"/>
      <text:p text:style-name="P1"><text:tab/><text:tab/><text:tab/><text:tab/>; PROGRAM: 7_1a.ASM</text:p>
      <text:p text:style-name="P1"><text:tab/><text:tab/><text:tab/><text:tab/>;</text:p>
      <text:p text:style-name="P1"><text:tab/><text:tab/><text:tab/><text:tab/>; AUTHOR: Calvin O. Ference</text:p>
      <text:p text:style-name="P1"><text:tab/><text:tab/><text:tab/><text:tab/>;</text:p>
      <text:p text:style-name="P1"><text:tab/><text:tab/><text:tab/><text:tab/>; DESCRIPTION: <text:s/>Division program</text:p>
      <text:p text:style-name="P1"><text:tab/><text:tab/><text:tab/><text:tab/>; </text:p>
      <text:p text:style-name="P1"><text:tab/><text:tab/><text:tab/><text:tab/>; </text:p>
      <text:p text:style-name="P1"/>
      <text:p text:style-name="P1"><text:tab/><text:tab/><text:tab/><text:tab/> <text:s text:c="7"/>ASSUME<text:tab/>cs:code, ds:data</text:p>
      <text:p text:style-name="P1"/>
      <text:p text:style-name="P1"><text:s/>0000<text:tab/><text:tab/><text:tab/><text:tab/>code <text:s text:c="3"/>SEGMENT</text:p>
      <text:p text:style-name="P1"><text:s/>0000<text:tab/><text:tab/><text:tab/><text:tab/>main <text:s text:c="3"/>PROC <text:s text:c="2"/></text:p>
      <text:p text:style-name="P1"/>
      <text:p text:style-name="P1"><text:s/>0000 <text:s/>B8 ---- R<text:tab/><text:tab/>init:<text:tab/>mov<text:tab/>ax,data</text:p>
      <text:p text:style-name="P1"><text:s/>0003 <text:s/>8E D8<text:tab/><text:tab/><text:tab/><text:tab/><text:tab/>mov<text:tab/>ds,ax</text:p>
      <text:p text:style-name="P1"><text:s/>0005 <text:s/>B8 0000<text:tab/><text:tab/><text:tab/><text:tab/><text:tab/>mov<text:tab/>ax,0</text:p>
      <text:p text:style-name="P1"><text:s/>0008 <text:s/>BB 0000<text:tab/><text:tab/><text:tab/><text:tab/><text:tab/>mov<text:tab/>bx,0</text:p>
      <text:p text:style-name="P1"><text:s/>000B <text:s/>BA 0000<text:tab/><text:tab/><text:tab/><text:tab/><text:tab/>mov<text:tab/>dx,0 </text:p>
      <text:p text:style-name="P1"/>
      <text:p text:style-name="P1"><text:s/>000E <text:s/>A1 0000 R<text:tab/><text:tab/>start:<text:tab/>mov<text:tab/>ax,a</text:p>
      <text:p text:style-name="P1"><text:s/>0011 <text:s/>8B 1E 0006 R<text:tab/><text:tab/><text:tab/><text:tab/>mov<text:tab/>bx,b</text:p>
      <text:p text:style-name="P1"><text:s/>0015 <text:s/>F7 F3<text:tab/><text:tab/><text:tab/><text:tab/><text:tab/>div<text:tab/>bx</text:p>
      <text:p text:style-name="P1"><text:s/>0017 <text:s/>A3 000E R<text:tab/><text:tab/><text:tab/><text:tab/>mov<text:tab/>rez,ax</text:p>
      <text:p text:style-name="P1"><text:tab/><text:tab/><text:tab/><text:tab/><text:tab/><text:tab/></text:p>
      <text:p text:style-name="P1"><text:s/>001A <text:s/>A1 0002 R<text:tab/><text:tab/><text:tab/><text:tab/>mov<text:tab/>ax,a+2</text:p>
      <text:p text:style-name="P1"><text:s/>001D <text:s/>F7 F3<text:tab/><text:tab/><text:tab/><text:tab/><text:tab/>div<text:tab/>bx</text:p>
      <text:p text:style-name="P1"><text:s/>001F <text:s/>A3 0010 R<text:tab/><text:tab/><text:tab/><text:tab/>mov<text:tab/>rez+2,ax</text:p>
      <text:p text:style-name="P1"><text:tab/><text:tab/><text:tab/><text:tab/><text:tab/><text:tab/></text:p>
      <text:p text:style-name="P1"><text:s/>0022 <text:s/>A1 0004 R<text:tab/><text:tab/><text:tab/><text:tab/>mov<text:tab/>ax,a+4</text:p>
      <text:p text:style-name="P1"><text:soft-page-break/><text:s/>0025 <text:s/>F7 F3<text:tab/><text:tab/><text:tab/><text:tab/><text:tab/>div<text:tab/>bx</text:p>
      <text:p text:style-name="P1"><text:s/>0027 <text:s/>A3 0012 R<text:tab/><text:tab/><text:tab/><text:tab/>mov<text:tab/>rez+4,ax</text:p>
      <text:p text:style-name="P1"><text:tab/><text:tab/><text:tab/><text:tab/><text:tab/><text:tab/></text:p>
      <text:p text:style-name="P1"><text:s/>002A <text:s/>A1 000E R<text:tab/><text:tab/>endian:<text:tab/>mov<text:tab/>ax,rez</text:p>
      <text:p text:style-name="P1"><text:s/>002D <text:s/>8A F8<text:tab/><text:tab/><text:tab/><text:tab/><text:tab/>mov<text:tab/>bh,al</text:p>
      <text:p text:style-name="P1"><text:s/>002F <text:s/>8A DC<text:tab/><text:tab/><text:tab/><text:tab/><text:tab/>mov<text:tab/>bl,ah</text:p>
      <text:p text:style-name="P1"><text:s/>0031 <text:s/>A3 000E R<text:tab/><text:tab/><text:tab/><text:tab/>mov<text:tab/>rez,ax</text:p>
      <text:p text:style-name="P1"><text:s/>0034 <text:s/>A1 0010 R<text:tab/><text:tab/><text:tab/><text:tab/>mov<text:tab/>ax,rez+2</text:p>
      <text:p text:style-name="P1"><text:s/>0037 <text:s/>8A F8<text:tab/><text:tab/><text:tab/><text:tab/><text:tab/>mov<text:tab/>bh,al</text:p>
      <text:p text:style-name="P1"><text:s/>0039 <text:s/>8A DC<text:tab/><text:tab/><text:tab/><text:tab/><text:tab/>mov<text:tab/>bl,ah</text:p>
      <text:p text:style-name="P1"><text:s/>003B <text:s/>A3 0010 R<text:tab/><text:tab/><text:tab/><text:tab/>mov<text:tab/>rez+2,ax</text:p>
      <text:p text:style-name="P1"><text:s/>003E <text:s/>A1 0012 R<text:tab/><text:tab/><text:tab/><text:tab/>mov<text:tab/>ax,rez+4</text:p>
      <text:p text:style-name="P1"><text:s/>0041 <text:s/>8A F8<text:tab/><text:tab/><text:tab/><text:tab/><text:tab/>mov<text:tab/>bh,al</text:p>
      <text:p text:style-name="P1"><text:s/>0043 <text:s/>8A DC<text:tab/><text:tab/><text:tab/><text:tab/><text:tab/>mov<text:tab/>bl,ah</text:p>
      <text:p text:style-name="P1"><text:s/>0045 <text:s/>A3 0012 R<text:tab/><text:tab/><text:tab/><text:tab/>mov<text:tab/>rez+4,ax</text:p>
      <text:p text:style-name="P1"><text:tab/><text:tab/><text:tab/><text:tab/><text:tab/><text:tab/></text:p>
      <text:p text:style-name="P1"><text:s/>0048 <text:s/>B8 4C00<text:tab/><text:tab/><text:tab/>shi:<text:tab/>mov<text:tab/>ax,4c00h</text:p>
      <text:p text:style-name="P1"><text:s/>004B <text:s/>CD 21<text:tab/><text:tab/><text:tab/><text:tab/><text:tab/>int<text:tab/>21h</text:p>
      <text:p text:style-name="P1"><text:tab/><text:tab/><text:tab/><text:tab/><text:tab/></text:p>
      <text:p text:style-name="P1"><text:s/>004D<text:tab/><text:tab/><text:tab/><text:tab/>main<text:tab/>ENDP</text:p>
      <text:p text:style-name="P1"><text:s/>004D<text:tab/><text:tab/><text:tab/><text:tab/>code<text:tab/>ENDS</text:p>
      <text:p text:style-name="P1"/>
      <text:p text:style-name="P1"><text:s/>0000<text:tab/><text:tab/><text:tab/><text:tab/>data<text:tab/>SEGMENT</text:p>
      <text:p text:style-name="P1"><text:s/>0000 1234 5647 89AB<text:tab/><text:tab/>a<text:tab/><text:tab/>dw<text:tab/>1234h,5647h,89ABh</text:p>
      <text:p text:style-name="P1"><text:s/>0006 CDEF<text:tab/><text:tab/><text:tab/>b<text:tab/><text:tab/>dw<text:tab/>0CDEFh</text:p>
      <text:p text:style-name="P1"><text:s/>0008 0000 0000 0000<text:tab/><text:tab/>save<text:tab/>dw<text:tab/>0,0,0</text:p>
      <text:p text:style-name="P1"><text:s/>000E 0000 0000<text:tab/><text:tab/><text:tab/>rez<text:tab/><text:tab/>dw<text:tab/>0,0</text:p>
      <text:p text:style-name="P1"><text:s/>0012<text:tab/><text:tab/><text:tab/><text:tab/>data<text:tab/>ENDS</text:p>
      <text:p text:style-name="P1"/>
      <text:p text:style-name="P1"><text:tab/><text:tab/><text:tab/><text:tab/><text:tab/><text:tab/>END</text:p>
      <text:p text:style-name="P1"/>
      <text:p text:style-name="P1"/>
      <text:p text:style-name="P1">Microsoft (R) Macro Assembler Version 6.11d<text:tab/><text:tab/> <text:s text:c="3"/>10/22/08 16:45:50</text:p>
      <text:p text:style-name="P1">7_3.asm<text:tab/><text:tab/><text:tab/><text:tab/><text:tab/><text:tab/><text:tab/> <text:s text:c="4"/>Symbols 2 - 1</text:p>
      <text:p text:style-name="P1"/>
      <text:p text:style-name="P1"/>
      <text:p text:style-name="P1"/>
      <text:p text:style-name="P1"/>
      <text:p text:style-name="P1">Segments and Groups:</text:p>
      <text:p text:style-name="P1"/>
      <text:p text:style-name="P1"><text:s text:c="16"/>N a m e <text:s text:c="16"/>Size <text:s text:c="4"/>Length <text:s text:c="2"/>Align <text:s text:c="2"/>Combine Class</text:p>
      <text:p text:style-name="P1"/>
      <text:p text:style-name="P1">code . . . . . . . . . . . . . .<text:tab/>16 Bit<text:tab/> 004D<text:tab/> <text:s/>Para<text:tab/> <text:s/>Private </text:p>
      <text:p text:style-name="P1">data . . . . . . . . . . . . . .<text:tab/>16 Bit<text:tab/> 0012<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text:soft-page-break/></text:p>
      <text:p text:style-name="P1">main . . . . . . . . . . . . . .<text:tab/>P Near<text:tab/> 0000<text:tab/> <text:s/>code<text:tab/>Length= 004D Public</text:p>
      <text:p text:style-name="P1"><text:s text:c="2"/>init . . . . . . . . . . . . .<text:tab/>L Near<text:tab/> 0000<text:tab/> <text:s/>code<text:tab/></text:p>
      <text:p text:style-name="P1"><text:s text:c="2"/>start <text:s/>. . . . . . . . . . . .<text:tab/>L Near<text:tab/> 000E<text:tab/> <text:s/>code<text:tab/></text:p>
      <text:p text:style-name="P1"><text:s text:c="2"/>endian . . . . . . . . . . . .<text:tab/>L Near<text:tab/> 002A<text:tab/> <text:s/>code<text:tab/></text:p>
      <text:p text:style-name="P1"><text:s text:c="2"/>shi <text:s/>. . . . . . . . . . . . .<text:tab/>L Near<text:tab/> 0048<text:tab/> <text:s/>code<text:tab/></text:p>
      <text:p text:style-name="P1"/>
      <text:p text:style-name="P1"/>
      <text:p text:style-name="P1">Symbols:</text:p>
      <text:p text:style-name="P1"/>
      <text:p text:style-name="P1"><text:s text:c="16"/>N a m e <text:s text:c="16"/>Type <text:s text:c="4"/>Value <text:s text:c="3"/>Attr</text:p>
      <text:p text:style-name="P1"/>
      <text:p text:style-name="P1">a <text:s/>. . . . . . . . . . . . . . .<text:tab/>Word<text:tab/> 0000<text:tab/> <text:s/>data<text:tab/></text:p>
      <text:p text:style-name="P1">b <text:s/>. . . . . . . . . . . . . . .<text:tab/>Word<text:tab/> 0006<text:tab/> <text:s/>data<text:tab/></text:p>
      <text:p text:style-name="P1">rez <text:s/>. . . . . . . . . . . . . .<text:tab/>Word<text:tab/> 000E<text:tab/> <text:s/>data<text:tab/></text:p>
      <text:p text:style-name="P1">save . . . . . . . . . . . . . .<text:tab/>Word<text:tab/> 0008<text:tab/> <text:s/>data<text:tab/></text:p>
      <text:p text:style-name="P1"/>
      <text:p text:style-name="P1"><text:tab/> <text:s text:c="2"/>0 Warnings</text:p>
      <text:p text:style-name="P1"><text:tab/> <text:s text:c="2"/>0 Errors</text:p>
      <text:p text:style-name="P1"/>
      <text:p text:style-name="P1"/>
      <text:p text:style-name="P1"/>
      <text:p text:style-name="P1"/>
      <text:p text:style-name="P1"/>
      <text:p text:style-name="P2">3.5 Step 4</text:p>
      <text:p text:style-name="P1"/>
      <text:p text:style-name="P1">Microsoft (R) Macro Assembler Version 6.11d<text:tab/><text:tab/> <text:s text:c="3"/>10/22/08 16:28:35</text:p>
      <text:p text:style-name="P1">7_4.asm<text:tab/><text:tab/><text:tab/><text:tab/><text:tab/><text:tab/><text:tab/> <text:s text:c="4"/>Page 1 - 1</text:p>
      <text:p text:style-name="P1"/>
      <text:p text:style-name="P1"/>
      <text:p text:style-name="P1"><text:tab/><text:tab/><text:tab/><text:tab/>; PROGRAM: 7_1a.ASM</text:p>
      <text:p text:style-name="P1"><text:tab/><text:tab/><text:tab/><text:tab/>;</text:p>
      <text:p text:style-name="P1"><text:tab/><text:tab/><text:tab/><text:tab/>; AUTHOR: Calvin O. Ference</text:p>
      <text:p text:style-name="P1"><text:tab/><text:tab/><text:tab/><text:tab/>;</text:p>
      <text:p text:style-name="P1"><text:tab/><text:tab/><text:tab/><text:tab/>; DESCRIPTION: <text:s/>Division program</text:p>
      <text:p text:style-name="P1"><text:tab/><text:tab/><text:tab/><text:tab/>; </text:p>
      <text:p text:style-name="P1"><text:tab/><text:tab/><text:tab/><text:tab/>; </text:p>
      <text:p text:style-name="P1"/>
      <text:p text:style-name="P1"><text:tab/><text:tab/><text:tab/><text:tab/> <text:s text:c="7"/>ASSUME<text:tab/>cs:code, ds:data</text:p>
      <text:p text:style-name="P1"/>
      <text:p text:style-name="P1"><text:s/>0000<text:tab/><text:tab/><text:tab/><text:tab/>code <text:s text:c="3"/>SEGMENT</text:p>
      <text:p text:style-name="P1"><text:s/>0000<text:tab/><text:tab/><text:tab/><text:tab/>main <text:s text:c="3"/>PROC <text:s text:c="2"/></text:p>
      <text:p text:style-name="P1"/>
      <text:p text:style-name="P1"><text:s/>0000 <text:s/>B8 ---- R<text:tab/><text:tab/>init:<text:tab/>mov<text:tab/>ax,data</text:p>
      <text:p text:style-name="P1"><text:s/>0003 <text:s/>8E D8<text:tab/><text:tab/><text:tab/><text:tab/><text:tab/>mov<text:tab/>ds,ax</text:p>
      <text:p text:style-name="P1"><text:s/>0005 <text:s/>B8 0000<text:tab/><text:tab/><text:tab/><text:tab/><text:tab/>mov<text:tab/>ax,0</text:p>
      <text:p text:style-name="P1"><text:s/>0008 <text:s/>BB 0000<text:tab/><text:tab/><text:tab/><text:tab/><text:tab/>mov<text:tab/>bx,0</text:p>
      <text:p text:style-name="P1"><text:s/>000B <text:s/>B9 0000<text:tab/><text:tab/><text:tab/><text:tab/><text:tab/>mov<text:tab/>cx,0</text:p>
      <text:p text:style-name="P1"><text:s/>000E <text:s/>BA 0000<text:tab/><text:tab/><text:tab/><text:tab/><text:tab/>mov<text:tab/>dx,0 </text:p>
      <text:p text:style-name="P1"><text:soft-page-break/></text:p>
      <text:p text:style-name="P1"><text:s/>0011 <text:s/>A1 0000 R<text:tab/><text:tab/>multi:<text:tab/>mov<text:tab/>ax,R1</text:p>
      <text:p text:style-name="P1"><text:s/>0014 <text:s/>8B 1E 0002 R<text:tab/><text:tab/><text:tab/><text:tab/>mov<text:tab/>bx,R2</text:p>
      <text:p text:style-name="P1"><text:s/>0018 <text:s/>F7 E3<text:tab/><text:tab/><text:tab/><text:tab/><text:tab/>mul<text:tab/>bx</text:p>
      <text:p text:style-name="P1"><text:s/>001A <text:s/>89 16 0004 R<text:tab/><text:tab/><text:tab/><text:tab/>mov<text:tab/>save,dx</text:p>
      <text:p text:style-name="P1"><text:s/>001E <text:s/>A3 0006 R<text:tab/><text:tab/><text:tab/><text:tab/>mov<text:tab/>save+2,ax</text:p>
      <text:p text:style-name="P1"><text:tab/><text:tab/><text:tab/><text:tab/><text:tab/><text:tab/></text:p>
      <text:p text:style-name="P1"><text:s/>0021 <text:s/>03 1E 0000 R<text:tab/><text:tab/>additi:<text:tab/>add<text:tab/>bx,R1</text:p>
      <text:p text:style-name="P1"><text:s/>0025 <text:s/>83 D1 00<text:tab/><text:tab/><text:tab/><text:tab/><text:tab/>adc<text:tab/>cx,0</text:p>
      <text:p text:style-name="P1"><text:tab/><text:tab/><text:tab/><text:tab/><text:tab/><text:tab/></text:p>
      <text:p text:style-name="P1"><text:s/>0028 <text:s/>A1 0006 R<text:tab/><text:tab/>divisi:<text:tab/>mov<text:tab/>ax,save+2</text:p>
      <text:p text:style-name="P1"><text:s/>002B <text:s/>8B 16 0004 R<text:tab/><text:tab/><text:tab/><text:tab/>mov<text:tab/>dx,save</text:p>
      <text:p text:style-name="P1"><text:s/>002F <text:s/>F7 F3<text:tab/><text:tab/><text:tab/><text:tab/><text:tab/>div<text:tab/>bx</text:p>
      <text:p text:style-name="P1"><text:tab/><text:tab/><text:tab/><text:tab/><text:tab/><text:tab/><text:tab/></text:p>
      <text:p text:style-name="P1"><text:s/>0031 <text:s/>A3 000A R<text:tab/><text:tab/>shi:<text:tab/>mov<text:tab/>rez,ax</text:p>
      <text:p text:style-name="P1"><text:s/>0034 <text:s/>B8 4C00<text:tab/><text:tab/><text:tab/><text:tab/><text:tab/>mov<text:tab/>ax,4c00h</text:p>
      <text:p text:style-name="P1"><text:s/>0037 <text:s/>CD 21<text:tab/><text:tab/><text:tab/><text:tab/><text:tab/>int<text:tab/>21h</text:p>
      <text:p text:style-name="P1"><text:tab/><text:tab/><text:tab/><text:tab/><text:tab/></text:p>
      <text:p text:style-name="P1"><text:s/>0039<text:tab/><text:tab/><text:tab/><text:tab/>main<text:tab/>ENDP</text:p>
      <text:p text:style-name="P1"><text:s/>0039<text:tab/><text:tab/><text:tab/><text:tab/>code<text:tab/>ENDS</text:p>
      <text:p text:style-name="P1"/>
      <text:p text:style-name="P1"><text:s/>0000<text:tab/><text:tab/><text:tab/><text:tab/>data<text:tab/>SEGMENT</text:p>
      <text:p text:style-name="P1"><text:s/>0000 4E20<text:tab/><text:tab/><text:tab/>R1<text:tab/><text:tab/>dw<text:tab/>4E20h</text:p>
      <text:p text:style-name="P1"><text:s/>0002 3A98<text:tab/><text:tab/><text:tab/>R2<text:tab/><text:tab/>dw<text:tab/>3A98h</text:p>
      <text:p text:style-name="P1"><text:s/>0004 0000 0000 0000<text:tab/><text:tab/>save<text:tab/>dw<text:tab/>0,0,0</text:p>
      <text:p text:style-name="P1"><text:s/>000A 0000<text:tab/><text:tab/><text:tab/>rez<text:tab/><text:tab/>dw<text:tab/>0</text:p>
      <text:p text:style-name="P1"><text:s/>000C<text:tab/><text:tab/><text:tab/><text:tab/>data<text:tab/>ENDS</text:p>
      <text:p text:style-name="P1"/>
      <text:p text:style-name="P1"><text:tab/><text:tab/><text:tab/><text:tab/><text:tab/><text:tab/>END</text:p>
      <text:p text:style-name="P1"/>
      <text:p text:style-name="P1">Microsoft (R) Macro Assembler Version 6.11d<text:tab/><text:tab/> <text:s text:c="3"/>10/22/08 16:28:35</text:p>
      <text:p text:style-name="P1">7_4.asm<text:tab/><text:tab/><text:tab/><text:tab/><text:tab/><text:tab/><text:tab/> <text:s text:c="4"/>Symbols 2 - 1</text:p>
      <text:p text:style-name="P1"/>
      <text:p text:style-name="P1"/>
      <text:p text:style-name="P1"/>
      <text:p text:style-name="P1"/>
      <text:p text:style-name="P1">Segments and Groups:</text:p>
      <text:p text:style-name="P1"/>
      <text:p text:style-name="P1"><text:s text:c="16"/>N a m e <text:s text:c="16"/>Size <text:s text:c="4"/>Length <text:s text:c="2"/>Align <text:s text:c="2"/>Combine Class</text:p>
      <text:p text:style-name="P1"/>
      <text:p text:style-name="P1">code . . . . . . . . . . . . . .<text:tab/>16 Bit<text:tab/> 0039<text:tab/> <text:s/>Para<text:tab/> <text:s/>Private </text:p>
      <text:p text:style-name="P1">data . . . . . . . . . . . . . .<text:tab/>16 Bit<text:tab/> 000C<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
      <text:p text:style-name="P1">main . . . . . . . . . . . . . .<text:tab/>P Near<text:tab/> 0000<text:tab/> <text:s/>code<text:tab/>Length= 0039 Public</text:p>
      <text:p text:style-name="P1"><text:soft-page-break/><text:s text:c="2"/>init . . . . . . . . . . . . .<text:tab/>L Near<text:tab/> 0000<text:tab/> <text:s/>code<text:tab/></text:p>
      <text:p text:style-name="P1"><text:s text:c="2"/>multi <text:s/>. . . . . . . . . . . .<text:tab/>L Near<text:tab/> 0011<text:tab/> <text:s/>code<text:tab/></text:p>
      <text:p text:style-name="P1"><text:s text:c="2"/>additi . . . . . . . . . . . .<text:tab/>L Near<text:tab/> 0021<text:tab/> <text:s/>code<text:tab/></text:p>
      <text:p text:style-name="P1"><text:s text:c="2"/>divisi . . . . . . . . . . . .<text:tab/>L Near<text:tab/> 0028<text:tab/> <text:s/>code<text:tab/></text:p>
      <text:p text:style-name="P1"><text:s text:c="2"/>shi <text:s/>. . . . . . . . . . . . .<text:tab/>L Near<text:tab/> 0031<text:tab/> <text:s/>code<text:tab/></text:p>
      <text:p text:style-name="P1"/>
      <text:p text:style-name="P1"/>
      <text:p text:style-name="P1">Symbols:</text:p>
      <text:p text:style-name="P1"/>
      <text:p text:style-name="P1"><text:s text:c="16"/>N a m e <text:s text:c="16"/>Type <text:s text:c="4"/>Value <text:s text:c="3"/>Attr</text:p>
      <text:p text:style-name="P1"/>
      <text:p text:style-name="P1">R1 . . . . . . . . . . . . . . .<text:tab/>Word<text:tab/> 0000<text:tab/> <text:s/>data<text:tab/></text:p>
      <text:p text:style-name="P1">R2 . . . . . . . . . . . . . . .<text:tab/>Word<text:tab/> 0002<text:tab/> <text:s/>data<text:tab/></text:p>
      <text:p text:style-name="P1">rez <text:s/>. . . . . . . . . . . . . .<text:tab/>Word<text:tab/> 000A<text:tab/> <text:s/>data<text:tab/></text:p>
      <text:p text:style-name="P1">save . . . . . . . . . . . . . .<text:tab/>Word<text:tab/> 0004<text:tab/> <text:s/>data<text:tab/></text:p>
      <text:p text:style-name="P1"/>
      <text:p text:style-name="P1"><text:tab/> <text:s text:c="2"/>0 Warnings</text:p>
      <text:p text:style-name="P1"><text:tab/> <text:s text:c="2"/>0 Errors</text:p>
      <text:p text:style-name="P8"/>
      <text:p text:style-name="P8"/>
      <text:p text:style-name="P2">4. Results</text:p>
      <text:p text:style-name="P2"/>
      <text:p text:style-name="P1">Note: Highlighted Yellow memory dumps are the initial values, while the highlighted green memory dumps are the final result.</text:p>
      <text:p text:style-name="P1"/>
      <text:p text:style-name="P2">4.1 Step 1 A</text:p>
      <text:p text:style-name="P1"/>
      <text:p text:style-name="P1">Capture file written by TCAP 3.0, TCAP Copyright(c) 1998 Tim Kannel</text:p>
      <text:p text:style-name="P1"/>
      <text:p text:style-name="P1">G:\USB\ELECTR~1\SEMEST~1\243-31~1\LAB7~1\STEP1~1&gt;debug 7_1a.exe</text:p>
      <text:p text:style-name="P1">-d</text:p>
      <text:p text:style-name="P1">0E3B:0000 <text:s/>B8 3E 0E 8E D8 B8 00 00-BB 00 00 BA 00 00 B8 00 <text:s text:c="2"/>.&gt;..............</text:p>
      <text:p text:style-name="P1">0E3B:0010 <text:s/>01 BB 05 00 F7 F3 83 C0-01 A2 00 00 B8 00 4C CD <text:s text:c="2"/>..............L.</text:p>
      <text:p text:style-name="P1">0E3B:0020 <text:s/>21 00 00 00 00 00 00 00-00 00 00 00 00 00 00 00 <text:s text:c="2"/>!...............</text:p>
      <text:p text:style-name="P2"><text:span text:style-name="T2">0E3B:0030 <text:s/></text:span><text:span text:style-name="T3">00</text:span><text:span text:style-name="T2"> 0D 0A 0D 0A 4D 4E 6F-74 65 20 74 68 61 74 20 <text:s text:c="2"/>.....MNote that </text:span></text:p>
      <text:p text:style-name="P1">0E3B:0040 <text:s/>79 6F 75 20 63 61 6E 6E-6F 74 20 73 70 65 63 69 <text:s text:c="2"/>you cannot speci</text:p>
      <text:p text:style-name="P1">0E3B:0050 <text:s/>66 79 20 61 20 6E 65 77-20 64 72 69 76 65 20 6F <text:s text:c="2"/>fy a new drive o</text:p>
      <text:p text:style-name="P1">0E3B:0060 <text:s/>72 20 70 61 74 68 20 66-6F 72 20 79 6F 75 72 20 <text:s text:c="2"/>r path for your </text:p>
      <text:p text:style-name="P1">0E3B:0070 <text:s/>64 65 73 74 69 6E 61 74-69 6F 6E 20 66 69 6C 65 <text:s text:c="2"/>destination file</text:p>
      <text:p text:style-name="P1">-t</text:p>
      <text:p text:style-name="P1"/>
      <text:p text:style-name="P1">AX=0E3E <text:s/>BX=0000 <text:s/>CX=0031 <text:s/>DX=0000 <text:s/>SP=0000 <text:s/>BP=0000 <text:s/>SI=0000 <text:s/>DI=0000 <text:s/></text:p>
      <text:p text:style-name="P1">DS=0E2B <text:s/>ES=0E2B <text:s/>SS=0E3B <text:s/>CS=0E3B <text:s/>IP=0003 <text:s text:c="2"/>NV UP EI PL NZ NA PO NC </text:p>
      <text:p text:style-name="P1">0E3B:0003 8ED8 <text:s text:c="9"/>MOV <text:s text:c="4"/>DS,AX <text:s text:c="29"/></text:p>
      <text:p text:style-name="P1">-t</text:p>
      <text:p text:style-name="P1"/>
      <text:p text:style-name="P1">AX=0E3E <text:s/>BX=0000 <text:s/>CX=0031 <text:s/>DX=0000 <text:s/>SP=0000 <text:s/>BP=0000 <text:s/>SI=0000 <text:s/>DI=0000 <text:s/></text:p>
      <text:p text:style-name="P1">DS=0E3E <text:s/>ES=0E2B <text:s/>SS=0E3B <text:s/>CS=0E3B <text:s/>IP=0005 <text:s text:c="2"/>NV UP EI PL NZ NA PO NC </text:p>
      <text:p text:style-name="P1">0E3B:0005 B80000 <text:s text:c="7"/>MOV <text:s text:c="4"/>AX,0000 <text:s text:c="27"/></text:p>
      <text:p text:style-name="P1"><text:soft-page-break/>-t</text:p>
      <text:p text:style-name="P1"/>
      <text:p text:style-name="P1">AX=0000 <text:s/>BX=0000 <text:s/>CX=0031 <text:s/>DX=0000 <text:s/>SP=0000 <text:s/>BP=0000 <text:s/>SI=0000 <text:s/>DI=0000 <text:s/></text:p>
      <text:p text:style-name="P1">DS=0E3E <text:s/>ES=0E2B <text:s/>SS=0E3B <text:s/>CS=0E3B <text:s/>IP=0008 <text:s text:c="2"/>NV UP EI PL NZ NA PO NC </text:p>
      <text:p text:style-name="P1">0E3B:0008 BB0000 <text:s text:c="7"/>MOV <text:s text:c="4"/>BX,0000 <text:s text:c="27"/></text:p>
      <text:p text:style-name="P1">-t</text:p>
      <text:p text:style-name="P1"/>
      <text:p text:style-name="P1">AX=0000 <text:s/>BX=0000 <text:s/>CX=0031 <text:s/>DX=0000 <text:s/>SP=0000 <text:s/>BP=0000 <text:s/>SI=0000 <text:s/>DI=0000 <text:s/></text:p>
      <text:p text:style-name="P1">DS=0E3E <text:s/>ES=0E2B <text:s/>SS=0E3B <text:s/>CS=0E3B <text:s/>IP=000B <text:s text:c="2"/>NV UP EI PL NZ NA PO NC </text:p>
      <text:p text:style-name="P1">0E3B:000B BA0000 <text:s text:c="7"/>MOV <text:s text:c="4"/>DX,0000 <text:s text:c="27"/></text:p>
      <text:p text:style-name="P1">-t</text:p>
      <text:p text:style-name="P1"/>
      <text:p text:style-name="P1">AX=0000 <text:s/>BX=0000 <text:s/>CX=0031 <text:s/>DX=0000 <text:s/>SP=0000 <text:s/>BP=0000 <text:s/>SI=0000 <text:s/>DI=0000 <text:s/></text:p>
      <text:p text:style-name="P1">DS=0E3E <text:s/>ES=0E2B <text:s/>SS=0E3B <text:s/>CS=0E3B <text:s/>IP=000E <text:s text:c="2"/>NV UP EI PL NZ NA PO NC </text:p>
      <text:p text:style-name="P1">0E3B:000E B80001 <text:s text:c="7"/>MOV <text:s text:c="4"/>AX,0100 <text:s text:c="27"/></text:p>
      <text:p text:style-name="P1">-t</text:p>
      <text:p text:style-name="P1"/>
      <text:p text:style-name="P1">AX=0100 <text:s/>BX=0000 <text:s/>CX=0031 <text:s/>DX=0000 <text:s/>SP=0000 <text:s/>BP=0000 <text:s/>SI=0000 <text:s/>DI=0000 <text:s/></text:p>
      <text:p text:style-name="P1">DS=0E3E <text:s/>ES=0E2B <text:s/>SS=0E3B <text:s/>CS=0E3B <text:s/>IP=0011 <text:s text:c="2"/>NV UP EI PL NZ NA PO NC </text:p>
      <text:p text:style-name="P1">0E3B:0011 BB0500 <text:s text:c="7"/>MOV <text:s text:c="4"/>BX,0005 <text:s text:c="27"/></text:p>
      <text:p text:style-name="P1">-t</text:p>
      <text:p text:style-name="P1"/>
      <text:p text:style-name="P1">AX=0100 <text:s/>BX=0005 <text:s/>CX=0031 <text:s/>DX=0000 <text:s/>SP=0000 <text:s/>BP=0000 <text:s/>SI=0000 <text:s/>DI=0000 <text:s/></text:p>
      <text:p text:style-name="P1">DS=0E3E <text:s/>ES=0E2B <text:s/>SS=0E3B <text:s/>CS=0E3B <text:s/>IP=0014 <text:s text:c="2"/>NV UP EI PL NZ NA PO NC </text:p>
      <text:p text:style-name="P1">0E3B:0014 F7F3 <text:s text:c="9"/>DIV <text:s text:c="4"/>BX <text:s text:c="32"/></text:p>
      <text:p text:style-name="P1">-t</text:p>
      <text:p text:style-name="P1"/>
      <text:p text:style-name="P1">AX=0033 <text:s/>BX=0005 <text:s/>CX=0031 <text:s/>DX=0001 <text:s/>SP=0000 <text:s/>BP=0000 <text:s/>SI=0000 <text:s/>DI=0000 <text:s/></text:p>
      <text:p text:style-name="P1">DS=0E3E <text:s/>ES=0E2B <text:s/>SS=0E3B <text:s/>CS=0E3B <text:s/>IP=0016 <text:s text:c="2"/>NV UP EI PL NZ NA PO NC </text:p>
      <text:p text:style-name="P1">0E3B:0016 83C001 <text:s text:c="7"/>ADD <text:s text:c="4"/>AX,+01 <text:s text:c="28"/></text:p>
      <text:p text:style-name="P1">-t</text:p>
      <text:p text:style-name="P1"/>
      <text:p text:style-name="P1">AX=0034 <text:s/>BX=0005 <text:s/>CX=0031 <text:s/>DX=0001 <text:s/>SP=0000 <text:s/>BP=0000 <text:s/>SI=0000 <text:s/>DI=0000 <text:s/></text:p>
      <text:p text:style-name="P1">DS=0E3E <text:s/>ES=0E2B <text:s/>SS=0E3B <text:s/>CS=0E3B <text:s/>IP=0019 <text:s text:c="2"/>NV UP EI PL NZ NA PO NC </text:p>
      <text:p text:style-name="P1">0E3B:0019 A20000 <text:s text:c="7"/>MOV <text:s text:c="4"/>[0000],AL <text:s text:c="25"/>DS:0000=00</text:p>
      <text:p text:style-name="P1">-t</text:p>
      <text:p text:style-name="P1"/>
      <text:p text:style-name="P1">AX=0034 <text:s/>BX=0005 <text:s/>CX=0031 <text:s/>DX=0001 <text:s/>SP=0000 <text:s/>BP=0000 <text:s/>SI=0000 <text:s/>DI=0000 <text:s/></text:p>
      <text:p text:style-name="P1">DS=0E3E <text:s/>ES=0E2B <text:s/>SS=0E3B <text:s/>CS=0E3B <text:s/>IP=001C <text:s text:c="2"/>NV UP EI PL NZ NA PO NC </text:p>
      <text:p text:style-name="P1">0E3B:001C B8004C <text:s text:c="7"/>MOV <text:s text:c="4"/>AX,4C00 <text:s text:c="27"/></text:p>
      <text:p text:style-name="P1">-t</text:p>
      <text:p text:style-name="P1"/>
      <text:p text:style-name="P1">AX=4C00 <text:s/>BX=0005 <text:s/>CX=0031 <text:s/>DX=0001 <text:s/>SP=0000 <text:s/>BP=0000 <text:s/>SI=0000 <text:s/>DI=0000 <text:s/></text:p>
      <text:p text:style-name="P1">DS=0E3E <text:s/>ES=0E2B <text:s/>SS=0E3B <text:s/>CS=0E3B <text:s/>IP=001F <text:s text:c="2"/>NV UP EI PL NZ NA PO NC </text:p>
      <text:p text:style-name="P1">0E3B:001F CD21 <text:s text:c="9"/>INT <text:s text:c="4"/>21 <text:s text:c="32"/></text:p>
      <text:p text:style-name="P1">-d cs:0</text:p>
      <text:p text:style-name="P1">0E3B:0000 <text:s/>B8 3E 0E 8E D8 B8 00 00-BB 00 00 BA 00 00 B8 00 <text:s text:c="2"/>.&gt;..............</text:p>
      <text:p text:style-name="P1">0E3B:0010 <text:s/>01 BB 05 00 F7 F3 83 C0-01 A2 00 00 B8 00 4C CD <text:s text:c="2"/>..............L.</text:p>
      <text:p text:style-name="P1">0E3B:0020 <text:s/>21 00 00 00 00 00 00 00-00 00 00 00 00 00 00 00 <text:s text:c="2"/>!...............</text:p>
      <text:p text:style-name="P2"><text:soft-page-break/><text:span text:style-name="T2">0E3B:0030 <text:s/></text:span><text:span text:style-name="T4">34</text:span><text:span text:style-name="T2"> 0D 0A 0D 0A 4D 4E 6F-74 65 20 74 68 61 74 20 <text:s text:c="2"/>4....MNote that </text:span></text:p>
      <text:p text:style-name="P1">0E3B:0040 <text:s/>79 6F 75 20 63 61 6E 6E-6F 74 20 73 70 65 63 69 <text:s text:c="2"/>you cannot speci</text:p>
      <text:p text:style-name="P1">0E3B:0050 <text:s/>66 79 20 61 20 6E 65 77-20 64 72 69 76 65 20 6F <text:s text:c="2"/>fy a new drive o</text:p>
      <text:p text:style-name="P1">0E3B:0060 <text:s/>72 20 70 61 74 68 20 66-6F 72 20 79 6F 75 72 20 <text:s text:c="2"/>r path for your </text:p>
      <text:p text:style-name="P1">0E3B:0070 <text:s/>64 65 73 74 69 6E 61 74-69 6F 6E 20 66 69 6C 65 <text:s text:c="2"/>destination file</text:p>
      <text:p text:style-name="P1">-q</text:p>
      <text:p text:style-name="P1"/>
      <text:p text:style-name="P1">G:\USB\ELECTR~1\SEMEST~1\243-31~1\LAB7~1\STEP1~1&gt;tcap/u</text:p>
      <text:p text:style-name="P1"/>
      <text:p text:style-name="P1"/>
      <text:p text:style-name="P1"/>
      <text:p text:style-name="P1"/>
      <text:p text:style-name="P1"/>
      <text:p text:style-name="P1"/>
      <text:p text:style-name="P2">4.2 Step 1 B</text:p>
      <text:p text:style-name="P1"/>
      <text:p text:style-name="P1">Capture file written by TCAP 3.0, TCAP Copyright(c) 1998 Tim Kannel</text:p>
      <text:p text:style-name="P1"/>
      <text:p text:style-name="P1">G:\USB\ELECTR~1\SEMEST~1\243-31~1\LAB7~1\STEP1~1&gt;debug 7_1b.exe</text:p>
      <text:p text:style-name="P1">-r</text:p>
      <text:p text:style-name="P1">AX=0000 <text:s/>BX=0000 <text:s/>CX=0032 <text:s/>DX=0000 <text:s/>SP=0000 <text:s/>BP=0000 <text:s/>SI=0000 <text:s/>DI=0000 <text:s/></text:p>
      <text:p text:style-name="P1">DS=0E2B <text:s/>ES=0E2B <text:s/>SS=0E3B <text:s/>CS=0E3B <text:s/>IP=0000 <text:s text:c="2"/>NV UP EI PL NZ NA PO NC </text:p>
      <text:p text:style-name="P1">0E3B:0000 B83E0E <text:s text:c="7"/>MOV <text:s text:c="4"/>AX,0E3E <text:s text:c="27"/></text:p>
      <text:p text:style-name="P1">-d</text:p>
      <text:p text:style-name="P1">0E3B:0000 <text:s/>B8 3E 0E 8E D8 B8 00 00-BB 00 00 BA 00 00 B8 C8 <text:s text:c="2"/>.&gt;..............</text:p>
      <text:p text:style-name="P1">0E3B:0010 <text:s/>80 BB 03 00 F7 F3 83 E8-02 A3 00 00 B8 00 4C CD <text:s text:c="2"/>..............L.</text:p>
      <text:p text:style-name="P1">0E3B:0020 <text:s/>21 00 00 00 00 00 00 00-00 00 00 00 00 00 00 00 <text:s text:c="2"/>!...............</text:p>
      <text:p text:style-name="P2"><text:span text:style-name="T2">0E3B:0030 <text:s/></text:span><text:span text:style-name="T3">00 00</text:span><text:span text:style-name="T2"> 0A 0D 0A 4D 4E 6F-74 65 20 74 68 61 74 20 <text:s text:c="2"/>.....MNote that </text:span></text:p>
      <text:p text:style-name="P1">0E3B:0040 <text:s/>79 6F 75 20 63 61 6E 6E-6F 74 20 73 70 65 63 69 <text:s text:c="2"/>you cannot speci</text:p>
      <text:p text:style-name="P1">0E3B:0050 <text:s/>66 79 20 61 20 6E 65 77-20 64 72 69 76 65 20 6F <text:s text:c="2"/>fy a new drive o</text:p>
      <text:p text:style-name="P1">0E3B:0060 <text:s/>72 20 70 61 74 68 20 66-6F 72 20 79 6F 75 72 20 <text:s text:c="2"/>r path for your </text:p>
      <text:p text:style-name="P1">0E3B:0070 <text:s/>64 65 73 74 69 6E 61 74-69 6F 6E 20 66 69 6C 65 <text:s text:c="2"/>destination file</text:p>
      <text:p text:style-name="P1">-r</text:p>
      <text:p text:style-name="P1">AX=0000 <text:s/>BX=0000 <text:s/>CX=0032 <text:s/>DX=0000 <text:s/>SP=0000 <text:s/>BP=0000 <text:s/>SI=0000 <text:s/>DI=0000 <text:s/></text:p>
      <text:p text:style-name="P1">DS=0E2B <text:s/>ES=0E2B <text:s/>SS=0E3B <text:s/>CS=0E3B <text:s/>IP=0000 <text:s text:c="2"/>NV UP EI PL NZ NA PO NC </text:p>
      <text:p text:style-name="P1">0E3B:0000 B83E0E <text:s text:c="7"/>MOV <text:s text:c="4"/>AX,0E3E <text:s text:c="27"/></text:p>
      <text:p text:style-name="P1">-t</text:p>
      <text:p text:style-name="P1"/>
      <text:p text:style-name="P1">AX=0E3E <text:s/>BX=0000 <text:s/>CX=0032 <text:s/>DX=0000 <text:s/>SP=0000 <text:s/>BP=0000 <text:s/>SI=0000 <text:s/>DI=0000 <text:s/></text:p>
      <text:p text:style-name="P1">DS=0E2B <text:s/>ES=0E2B <text:s/>SS=0E3B <text:s/>CS=0E3B <text:s/>IP=0003 <text:s text:c="2"/>NV UP EI PL NZ NA PO NC </text:p>
      <text:p text:style-name="P1">0E3B:0003 8ED8 <text:s text:c="9"/>MOV <text:s text:c="4"/>DS,AX <text:s text:c="29"/></text:p>
      <text:p text:style-name="P1">-t</text:p>
      <text:p text:style-name="P1"/>
      <text:p text:style-name="P1">AX=0E3E <text:s/>BX=0000 <text:s/>CX=0032 <text:s/>DX=0000 <text:s/>SP=0000 <text:s/>BP=0000 <text:s/>SI=0000 <text:s/>DI=0000 <text:s/></text:p>
      <text:p text:style-name="P1">DS=0E3E <text:s/>ES=0E2B <text:s/>SS=0E3B <text:s/>CS=0E3B <text:s/>IP=0005 <text:s text:c="2"/>NV UP EI PL NZ NA PO NC </text:p>
      <text:p text:style-name="P1">0E3B:0005 B80000 <text:s text:c="7"/>MOV <text:s text:c="4"/>AX,0000 <text:s text:c="27"/></text:p>
      <text:p text:style-name="P1">-t</text:p>
      <text:p text:style-name="P1"/>
      <text:p text:style-name="P1">AX=0000 <text:s/>BX=0000 <text:s/>CX=0032 <text:s/>DX=0000 <text:s/>SP=0000 <text:s/>BP=0000 <text:s/>SI=0000 <text:s/>DI=0000 <text:s/></text:p>
      <text:p text:style-name="P1"><text:soft-page-break/>DS=0E3E <text:s/>ES=0E2B <text:s/>SS=0E3B <text:s/>CS=0E3B <text:s/>IP=0008 <text:s text:c="2"/>NV UP EI PL NZ NA PO NC </text:p>
      <text:p text:style-name="P1">0E3B:0008 BB0000 <text:s text:c="7"/>MOV <text:s text:c="4"/>BX,0000 <text:s text:c="27"/></text:p>
      <text:p text:style-name="P1">-t</text:p>
      <text:p text:style-name="P1"/>
      <text:p text:style-name="P1">AX=0000 <text:s/>BX=0000 <text:s/>CX=0032 <text:s/>DX=0000 <text:s/>SP=0000 <text:s/>BP=0000 <text:s/>SI=0000 <text:s/>DI=0000 <text:s/></text:p>
      <text:p text:style-name="P1">DS=0E3E <text:s/>ES=0E2B <text:s/>SS=0E3B <text:s/>CS=0E3B <text:s/>IP=000B <text:s text:c="2"/>NV UP EI PL NZ NA PO NC </text:p>
      <text:p text:style-name="P1">0E3B:000B BA0000 <text:s text:c="7"/>MOV <text:s text:c="4"/>DX,0000 <text:s text:c="27"/></text:p>
      <text:p text:style-name="P1">-t</text:p>
      <text:p text:style-name="P1"/>
      <text:p text:style-name="P1">AX=0000 <text:s/>BX=0000 <text:s/>CX=0032 <text:s/>DX=0000 <text:s/>SP=0000 <text:s/>BP=0000 <text:s/>SI=0000 <text:s/>DI=0000 <text:s/></text:p>
      <text:p text:style-name="P1">DS=0E3E <text:s/>ES=0E2B <text:s/>SS=0E3B <text:s/>CS=0E3B <text:s/>IP=000E <text:s text:c="2"/>NV UP EI PL NZ NA PO NC </text:p>
      <text:p text:style-name="P1">0E3B:000E B8C880 <text:s text:c="7"/>MOV <text:s text:c="4"/>AX,80C8 <text:s text:c="27"/></text:p>
      <text:p text:style-name="P1">-t</text:p>
      <text:p text:style-name="P1"/>
      <text:p text:style-name="P1">AX=80C8 <text:s/>BX=0000 <text:s/>CX=0032 <text:s/>DX=0000 <text:s/>SP=0000 <text:s/>BP=0000 <text:s/>SI=0000 <text:s/>DI=0000 <text:s/></text:p>
      <text:p text:style-name="P1">DS=0E3E <text:s/>ES=0E2B <text:s/>SS=0E3B <text:s/>CS=0E3B <text:s/>IP=0011 <text:s text:c="2"/>NV UP EI PL NZ NA PO NC </text:p>
      <text:p text:style-name="P1">0E3B:0011 BB0300 <text:s text:c="7"/>MOV <text:s text:c="4"/>BX,0003 <text:s text:c="27"/></text:p>
      <text:p text:style-name="P1">-t</text:p>
      <text:p text:style-name="P1"/>
      <text:p text:style-name="P1">AX=80C8 <text:s/>BX=0003 <text:s/>CX=0032 <text:s/>DX=0000 <text:s/>SP=0000 <text:s/>BP=0000 <text:s/>SI=0000 <text:s/>DI=0000 <text:s/></text:p>
      <text:p text:style-name="P1">DS=0E3E <text:s/>ES=0E2B <text:s/>SS=0E3B <text:s/>CS=0E3B <text:s/>IP=0014 <text:s text:c="2"/>NV UP EI PL NZ NA PO NC </text:p>
      <text:p text:style-name="P1">0E3B:0014 F7F3 <text:s text:c="9"/>DIV <text:s text:c="4"/>BX <text:s text:c="32"/></text:p>
      <text:p text:style-name="P1">-t</text:p>
      <text:p text:style-name="P1"/>
      <text:p text:style-name="P1">AX=2AED <text:s/>BX=0003 <text:s/>CX=0032 <text:s/>DX=0001 <text:s/>SP=0000 <text:s/>BP=0000 <text:s/>SI=0000 <text:s/>DI=0000 <text:s/></text:p>
      <text:p text:style-name="P1">DS=0E3E <text:s/>ES=0E2B <text:s/>SS=0E3B <text:s/>CS=0E3B <text:s/>IP=0016 <text:s text:c="2"/>NV UP EI PL NZ NA PO NC </text:p>
      <text:p text:style-name="P1">0E3B:0016 83E802 <text:s text:c="7"/>SUB <text:s text:c="4"/>AX,+02 <text:s text:c="28"/></text:p>
      <text:p text:style-name="P1">-t</text:p>
      <text:p text:style-name="P1"/>
      <text:p text:style-name="P1">AX=2AEB <text:s/>BX=0003 <text:s/>CX=0032 <text:s/>DX=0001 <text:s/>SP=0000 <text:s/>BP=0000 <text:s/>SI=0000 <text:s/>DI=0000 <text:s/></text:p>
      <text:p text:style-name="P1">DS=0E3E <text:s/>ES=0E2B <text:s/>SS=0E3B <text:s/>CS=0E3B <text:s/>IP=0019 <text:s text:c="2"/>NV UP EI PL NZ NA PE NC </text:p>
      <text:p text:style-name="P1">0E3B:0019 A30000 <text:s text:c="7"/>MOV <text:s text:c="4"/>[0000],AX <text:s text:c="25"/>DS:0000=0000</text:p>
      <text:p text:style-name="P1">-t</text:p>
      <text:p text:style-name="P1"/>
      <text:p text:style-name="P1">AX=2AEB <text:s/>BX=0003 <text:s/>CX=0032 <text:s/>DX=0001 <text:s/>SP=0000 <text:s/>BP=0000 <text:s/>SI=0000 <text:s/>DI=0000 <text:s/></text:p>
      <text:p text:style-name="P1">DS=0E3E <text:s/>ES=0E2B <text:s/>SS=0E3B <text:s/>CS=0E3B <text:s/>IP=001C <text:s text:c="2"/>NV UP EI PL NZ NA PE NC </text:p>
      <text:p text:style-name="P1">0E3B:001C B8004C <text:s text:c="7"/>MOV <text:s text:c="4"/>AX,4C00 <text:s text:c="27"/></text:p>
      <text:p text:style-name="P1">-t</text:p>
      <text:p text:style-name="P1"/>
      <text:p text:style-name="P1">AX=4C00 <text:s/>BX=0003 <text:s/>CX=0032 <text:s/>DX=0001 <text:s/>SP=0000 <text:s/>BP=0000 <text:s/>SI=0000 <text:s/>DI=0000 <text:s/></text:p>
      <text:p text:style-name="P1">DS=0E3E <text:s/>ES=0E2B <text:s/>SS=0E3B <text:s/>CS=0E3B <text:s/>IP=001F <text:s text:c="2"/>NV UP EI PL NZ NA PE NC </text:p>
      <text:p text:style-name="P1">0E3B:001F CD21 <text:s text:c="9"/>INT <text:s text:c="4"/>21 <text:s text:c="32"/></text:p>
      <text:p text:style-name="P1">-d cs:0</text:p>
      <text:p text:style-name="P1">0E3B:0000 <text:s/>B8 3E 0E 8E D8 B8 00 00-BB 00 00 BA 00 00 B8 C8 <text:s text:c="2"/>.&gt;..............</text:p>
      <text:p text:style-name="P1">0E3B:0010 <text:s/>80 BB 03 00 F7 F3 83 E8-02 A3 00 00 B8 00 4C CD <text:s text:c="2"/>..............L.</text:p>
      <text:p text:style-name="P1">0E3B:0020 <text:s/>21 00 00 00 00 00 00 00-00 00 00 00 00 00 00 00 <text:s text:c="2"/>!...............</text:p>
      <text:p text:style-name="P2"><text:span text:style-name="T2">0E3B:0030 <text:s/></text:span><text:span text:style-name="T4">EB 2A</text:span><text:span text:style-name="T2"> 0A 0D 0A 4D 4E 6F-74 65 20 74 68 61 74 20 <text:s text:c="2"/>.*...MNote that </text:span></text:p>
      <text:p text:style-name="P1">0E3B:0040 <text:s/>79 6F 75 20 63 61 6E 6E-6F 74 20 73 70 65 63 69 <text:s text:c="2"/>you cannot speci</text:p>
      <text:p text:style-name="P1">0E3B:0050 <text:s/>66 79 20 61 20 6E 65 77-20 64 72 69 76 65 20 6F <text:s text:c="2"/>fy a new drive o</text:p>
      <text:p text:style-name="P1"><text:soft-page-break/>0E3B:0060 <text:s/>72 20 70 61 74 68 20 66-6F 72 20 79 6F 75 72 20 <text:s text:c="2"/>r path for your </text:p>
      <text:p text:style-name="P1">0E3B:0070 <text:s/>64 65 73 74 69 6E 61 74-69 6F 6E 20 66 69 6C 65 <text:s text:c="2"/>destination file</text:p>
      <text:p text:style-name="P1">-q</text:p>
      <text:p text:style-name="P1"/>
      <text:p text:style-name="P1">G:\USB\ELECTR~1\SEMEST~1\243-31~1\LAB7~1\STEP1~1&gt;tcap/u</text:p>
      <text:p text:style-name="P1"/>
      <text:p text:style-name="P1"/>
      <text:p text:style-name="P1"/>
      <text:p text:style-name="P2">4.3 Step 2</text:p>
      <text:p text:style-name="P2">4.3.1 With Maximum Values</text:p>
      <text:p text:style-name="P1"/>
      <text:p text:style-name="P1">Capture file written by TCAP 3.0, TCAP Copyright(c) 1998 Tim Kannel</text:p>
      <text:p text:style-name="P1"/>
      <text:p text:style-name="P1">F:\USB\ELECTR~1\SEMEST~1\243-31~1\LAB7~1\STEP_2&gt;debug 7_2.exe</text:p>
      <text:p text:style-name="P1">-d</text:p>
      <text:p text:style-name="P1">161D:0000 <text:s/>B8 24 16 8E D8 B8 00 00-BB 00 00 BA 00 00 83 06 <text:s text:c="2"/>.$..............</text:p>
      <text:p text:style-name="P1">161D:0010 <text:s/>02 00 03 A1 00 00 F7 26-02 00 89 16 04 00 BB 0F <text:s text:c="2"/>.......&amp;........</text:p>
      <text:p text:style-name="P1">161D:0020 <text:s/>00 F7 E3 A3 08 00 89 16-06 00 A1 04 00 F7 E3 03 <text:s text:c="2"/>................</text:p>
      <text:p text:style-name="P1">161D:0030 <text:s/>06 06 00 BA 00 00 BB 08-00 F7 F3 A3 0A 00 A1 08 <text:s text:c="2"/>................</text:p>
      <text:p text:style-name="P1">161D:0040 <text:s/>00 F7 F3 A3 0C 00 A1 0A-00 8A F8 8A DC 89 1E 0A <text:s text:c="2"/>................</text:p>
      <text:p text:style-name="P1">161D:0050 <text:s/>00 A1 0C 00 8A F8 8A DC-89 1E 0C 00 B8 00 4C CD <text:s text:c="2"/>..............L.</text:p>
      <text:p text:style-name="P1">161D:0060 <text:s/>21 00 00 00 00 00 00 00-00 00 00 00 00 00 00 00 <text:s text:c="2"/>!...............</text:p>
      <text:p text:style-name="P1">161D:0070 <text:s/><text:span text:style-name="T5">C4 09 4B 00 00 00 00 00-00 00 00 00 00 00 </text:span>00 00 <text:s text:c="2"/>..K.............</text:p>
      <text:p text:style-name="P1">-g</text:p>
      <text:p text:style-name="P1"/>
      <text:p text:style-name="P1">Program terminated normally</text:p>
      <text:p text:style-name="P1">-d cs:0</text:p>
      <text:p text:style-name="P1">161D:0000 <text:s/>B8 24 16 8E D8 B8 00 00-BB 00 00 BA 00 00 83 06 <text:s text:c="2"/>.$..............</text:p>
      <text:p text:style-name="P1">161D:0010 <text:s/>02 00 03 A1 00 00 F7 26-02 00 89 16 04 00 BB 0F <text:s text:c="2"/>.......&amp;........</text:p>
      <text:p text:style-name="P1">161D:0020 <text:s/>00 F7 E3 A3 08 00 89 16-06 00 A1 04 00 F7 E3 03 <text:s text:c="2"/>................</text:p>
      <text:p text:style-name="P1">161D:0030 <text:s/>06 06 00 BA 00 00 BB 08-00 F7 F3 A3 0A 00 A1 08 <text:s text:c="2"/>................</text:p>
      <text:p text:style-name="P1">161D:0040 <text:s/>00 F7 F3 A3 0C 00 A1 0A-00 8A F8 8A DC 89 1E 0A <text:s text:c="2"/>................</text:p>
      <text:p text:style-name="P1">161D:0050 <text:s/>00 A1 0C 00 8A F8 8A DC-89 1E 0C 00 B8 00 4C CD <text:s text:c="2"/>..............L.</text:p>
      <text:p text:style-name="P1">161D:0060 <text:s/>21 00 00 00 00 00 00 00-00 00 00 00 00 00 00 00 <text:s text:c="2"/>!...............</text:p>
      <text:p text:style-name="P1">161D:0070 <text:s/><text:span text:style-name="T5">C4 09 4E 00 02 00 0E 00-C8 A1 </text:span><text:span text:style-name="T6">00 05 94 39</text:span> 00 00 <text:s text:c="2"/>..N..........9..</text:p>
      <text:p text:style-name="P1">-tcap/u</text:p>
      <text:p text:style-name="P1"><text:s text:c="4"/>^ Error</text:p>
      <text:p text:style-name="P1">-q</text:p>
      <text:p text:style-name="P1"/>
      <text:p text:style-name="P1">F:\USB\ELECTR~1\SEMEST~1\243-31~1\LAB7~1\STEP_2&gt;tcap/u</text:p>
      <text:p text:style-name="P1"/>
      <text:p text:style-name="P2">4.3.2 With Intermediate Values</text:p>
      <text:p text:style-name="P1"/>
      <text:p text:style-name="P1">Capture file written by TCAP 3.0, TCAP Copyright(c) 1998 Tim Kannel</text:p>
      <text:p text:style-name="P1"/>
      <text:p text:style-name="P1">F:\USB\ELECTR~1\SEMEST~1\243-31~1\LAB7~1\STEP_2&gt;debug 7_2.exe</text:p>
      <text:p text:style-name="P1">-d</text:p>
      <text:p text:style-name="P1">161D:0000 <text:s/>B8 24 16 8E D8 B8 00 00-BB 00 00 BA 00 00 83 06 <text:s text:c="2"/>.$..............</text:p>
      <text:p text:style-name="P1">161D:0010 <text:s/>02 00 03 A1 00 00 F7 26-02 00 89 16 04 00 BB 0F <text:s text:c="2"/>.......&amp;........</text:p>
      <text:p text:style-name="P1"><text:soft-page-break/>161D:0020 <text:s/>00 F7 E3 A3 08 00 89 16-06 00 A1 04 00 F7 E3 03 <text:s text:c="2"/>................</text:p>
      <text:p text:style-name="P1">161D:0030 <text:s/>06 06 00 BA 00 00 BB 08-00 F7 F3 A3 0A 00 A1 08 <text:s text:c="2"/>................</text:p>
      <text:p text:style-name="P1">161D:0040 <text:s/>00 F7 F3 A3 0C 00 A1 0A-00 8A F8 8A DC 89 1E 0A <text:s text:c="2"/>................</text:p>
      <text:p text:style-name="P1">161D:0050 <text:s/>00 A1 0C 00 8A F8 8A DC-89 1E 0C 00 B8 00 4C CD <text:s text:c="2"/>..............L.</text:p>
      <text:p text:style-name="P1">161D:0060 <text:s/>21 00 00 00 00 00 00 00-00 00 00 00 00 00 00 00 <text:s text:c="2"/>!...............</text:p>
      <text:p text:style-name="P2"><text:span text:style-name="T2">161D:0070 <text:s/></text:span><text:span text:style-name="T3">E2 04 25 00 00 00 00 00-00 00 00 00 00 00</text:span><text:span text:style-name="T2"> 00 00 <text:s text:c="2"/>..%.............</text:span></text:p>
      <text:p text:style-name="P1">-g</text:p>
      <text:p text:style-name="P1"/>
      <text:p text:style-name="P1">Program terminated normally</text:p>
      <text:p text:style-name="P1">-d cs:0</text:p>
      <text:p text:style-name="P1">161D:0000 <text:s/>B8 24 16 8E D8 B8 00 00-BB 00 00 BA 00 00 83 06 <text:s text:c="2"/>.$..............</text:p>
      <text:p text:style-name="P1">161D:0010 <text:s/>02 00 03 A1 00 00 F7 26-02 00 89 16 04 00 BB 0F <text:s text:c="2"/>.......&amp;........</text:p>
      <text:p text:style-name="P1">161D:0020 <text:s/>00 F7 E3 A3 08 00 89 16-06 00 A1 04 00 F7 E3 03 <text:s text:c="2"/>................</text:p>
      <text:p text:style-name="P1">161D:0030 <text:s/>06 06 00 BA 00 00 BB 08-00 F7 F3 A3 0A 00 A1 08 <text:s text:c="2"/>................</text:p>
      <text:p text:style-name="P1">161D:0040 <text:s/>00 F7 F3 A3 0C 00 A1 0A-00 8A F8 8A DC 89 1E 0A <text:s text:c="2"/>................</text:p>
      <text:p text:style-name="P1">161D:0050 <text:s/>00 A1 0C 00 8A F8 8A DC-89 1E 0C 00 B8 00 4C CD <text:s text:c="2"/>..............L.</text:p>
      <text:p text:style-name="P1">161D:0060 <text:s/>21 00 00 00 00 00 00 00-00 00 00 00 00 00 00 00 <text:s text:c="2"/>!...............</text:p>
      <text:p text:style-name="P2"><text:span text:style-name="T2">161D:0070 <text:s/></text:span><text:span text:style-name="T3">E2 04 28 00 00 00 0B 00-B0 71</text:span><text:span text:style-name="T2"> </text:span><text:span text:style-name="T4">00 01 6E 36</text:span><text:span text:style-name="T2"> 00 00 <text:s text:c="2"/>..(......q..n6..</text:span></text:p>
      <text:p text:style-name="P1">-q</text:p>
      <text:p text:style-name="P1"/>
      <text:p text:style-name="P1">F:\USB\ELECTR~1\SEMEST~1\243-31~1\LAB7~1\STEP_2&gt;tcap/u</text:p>
      <text:p text:style-name="P1"/>
      <text:p text:style-name="P1"/>
      <text:p text:style-name="P1"/>
      <text:p text:style-name="P2">4.3.3 With Minimum Values</text:p>
      <text:p text:style-name="P1"/>
      <text:p text:style-name="P1">Capture file written by TCAP 3.0, TCAP Copyright(c) 1998 Tim Kannel</text:p>
      <text:p text:style-name="P1"/>
      <text:p text:style-name="P1">F:\USB\ELECTR~1\SEMEST~1\243-31~1\LAB7~1\STEP_2&gt;debug 7_2.exe</text:p>
      <text:p text:style-name="P1">-d</text:p>
      <text:p text:style-name="P1">161D:0000 <text:s/>B8 24 16 8E D8 B8 00 00-BB 00 00 BA 00 00 83 06 <text:s text:c="2"/>.$..............</text:p>
      <text:p text:style-name="P1">161D:0010 <text:s/>02 00 03 A1 00 00 F7 26-02 00 89 16 04 00 BB 0F <text:s text:c="2"/>.......&amp;........</text:p>
      <text:p text:style-name="P1">161D:0020 <text:s/>00 F7 E3 A3 08 00 89 16-06 00 A1 04 00 F7 E3 03 <text:s text:c="2"/>................</text:p>
      <text:p text:style-name="P1">161D:0030 <text:s/>06 06 00 BA 00 00 BB 08-00 F7 F3 A3 0A 00 A1 08 <text:s text:c="2"/>................</text:p>
      <text:p text:style-name="P1">161D:0040 <text:s/>00 F7 F3 A3 0C 00 A1 0A-00 8A F8 8A DC 89 1E 0A <text:s text:c="2"/>................</text:p>
      <text:p text:style-name="P1">161D:0050 <text:s/>00 A1 0C 00 8A F8 8A DC-89 1E 0C 00 B8 00 4C CD <text:s text:c="2"/>..............L.</text:p>
      <text:p text:style-name="P1">161D:0060 <text:s/>21 00 00 00 00 00 00 00-00 00 00 00 00 00 00 00 <text:s text:c="2"/>!...............</text:p>
      <text:p text:style-name="P2"><text:span text:style-name="T2">161D:0070 <text:s/></text:span><text:span text:style-name="T3">01 00 01 00 00 00 00 00-00 00 00 00 00 00</text:span><text:span text:style-name="T2"> 00 00 <text:s text:c="2"/>................</text:span></text:p>
      <text:p text:style-name="P1">-g</text:p>
      <text:p text:style-name="P1"/>
      <text:p text:style-name="P1">Program terminated normally</text:p>
      <text:p text:style-name="P1">-d cs:0</text:p>
      <text:p text:style-name="P1">161D:0000 <text:s/>B8 24 16 8E D8 B8 00 00-BB 00 00 BA 00 00 83 06 <text:s text:c="2"/>.$..............</text:p>
      <text:p text:style-name="P1">161D:0010 <text:s/>02 00 03 A1 00 00 F7 26-02 00 89 16 04 00 BB 0F <text:s text:c="2"/>.......&amp;........</text:p>
      <text:p text:style-name="P1">161D:0020 <text:s/>00 F7 E3 A3 08 00 89 16-06 00 A1 04 00 F7 E3 03 <text:s text:c="2"/>................</text:p>
      <text:p text:style-name="P1">161D:0030 <text:s/>06 06 00 BA 00 00 BB 08-00 F7 F3 A3 0A 00 A1 08 <text:s text:c="2"/>................</text:p>
      <text:p text:style-name="P1">161D:0040 <text:s/>00 F7 F3 A3 0C 00 A1 0A-00 8A F8 8A DC 89 1E 0A <text:s text:c="2"/>................</text:p>
      <text:p text:style-name="P1">161D:0050 <text:s/>00 A1 0C 00 8A F8 8A DC-89 1E 0C 00 B8 00 4C CD <text:s text:c="2"/>..............L.</text:p>
      <text:p text:style-name="P1">161D:0060 <text:s/>21 00 00 00 00 00 00 00-00 00 00 00 00 00 00 00 <text:s text:c="2"/>!...............</text:p>
      <text:p text:style-name="P2"><text:soft-page-break/><text:span text:style-name="T2">161D:0070 <text:s/>01 </text:span><text:span text:style-name="T3">00 04 00 00 00 00 00-3C 00 </text:span><text:span text:style-name="T4">00 00 00 07</text:span><text:span text:style-name="T2"> 00 00 <text:s text:c="2"/>........&lt;.......</text:span></text:p>
      <text:p text:style-name="P1">-q</text:p>
      <text:p text:style-name="P1"/>
      <text:p text:style-name="P1">F:\USB\ELECTR~1\SEMEST~1\243-31~1\LAB7~1\STEP_2&gt;tcap/u</text:p>
      <text:p text:style-name="P1"/>
      <text:p text:style-name="P1"/>
      <text:p text:style-name="P1"/>
      <text:p text:style-name="P1"/>
      <text:p text:style-name="P2">4.4 Step 3</text:p>
      <text:p text:style-name="P2">4.4.1 With Maximum Values</text:p>
      <text:p text:style-name="P1"/>
      <text:p text:style-name="P1">Capture file written by TCAP 3.0, TCAP Copyright(c) 1998 Tim Kannel</text:p>
      <text:p text:style-name="P1"/>
      <text:p text:style-name="P1">G:\USB\ELECTR~1\SEMEST~1\243-31~1\LAB7~1\STEP_3&gt;debug 7_3.exe</text:p>
      <text:p text:style-name="P1">-d</text:p>
      <text:p text:style-name="P1">0E3B:0000 <text:s/>B8 40 0E 8E D8 B8 00 00-BB 00 00 BA 00 00 A1 00 <text:s text:c="2"/>.@..............</text:p>
      <text:p text:style-name="P1">0E3B:0010 <text:s/>00 8B 1E 06 00 F7 F3 A3-0E 00 A1 02 00 F7 F3 A3 <text:s text:c="2"/>................</text:p>
      <text:p text:style-name="P1">0E3B:0020 <text:s/>10 00 A1 04 00 F7 F3 A3-12 00 A1 0E 00 8A F8 8A <text:s text:c="2"/>................</text:p>
      <text:p text:style-name="P1">0E3B:0030 <text:s/>DC A3 0E 00 A1 10 00 8A-F8 8A DC A3 10 00 A1 12 <text:s text:c="2"/>................</text:p>
      <text:p text:style-name="P1">0E3B:0040 <text:s/>00 8A F8 8A DC A3 12 00-B8 00 4C CD 21 00 00 00 <text:s text:c="2"/>..........L.!...</text:p>
      <text:p text:style-name="P2"><text:span text:style-name="T2">0E3B:0050 <text:s/></text:span><text:span text:style-name="T3">FF FF FF FF FF FF FF FF-00 00 00 00 00 00 00 00</text:span><text:span text:style-name="T2"> <text:s text:c="2"/>................</text:span></text:p>
      <text:p text:style-name="P2"><text:span text:style-name="T2">0E3B:0060 <text:s/></text:span><text:span text:style-name="T3">00 00 00</text:span><text:span text:style-name="T2"> 00 00 00 00 00-00 00 00 00 00 00 00 00 <text:s text:c="2"/>................</text:span></text:p>
      <text:p text:style-name="P1">0E3B:0070 <text:s/>E2 04 28 00 00 00 07 00-20 A1 00 00 F4 24 6C 65 <text:s text:c="2"/>..(..... ....$le</text:p>
      <text:p text:style-name="P1">-g</text:p>
      <text:p text:style-name="P1"/>
      <text:p text:style-name="P1">Program terminated normally</text:p>
      <text:p text:style-name="P1">-d cs:0</text:p>
      <text:p text:style-name="P1">0E3B:0000 <text:s/>B8 40 0E 8E D8 B8 00 00-BB 00 00 BA 00 00 A1 00 <text:s text:c="2"/>.@..............</text:p>
      <text:p text:style-name="P1">0E3B:0010 <text:s/>00 8B 1E 06 00 F7 F3 A3-0E 00 A1 02 00 F7 F3 A3 <text:s text:c="2"/>................</text:p>
      <text:p text:style-name="P1">0E3B:0020 <text:s/>10 00 A1 04 00 F7 F3 A3-12 00 A1 0E 00 8A F8 8A <text:s text:c="2"/>................</text:p>
      <text:p text:style-name="P1">0E3B:0030 <text:s/>DC A3 0E 00 A1 10 00 8A-F8 8A DC A3 10 00 A1 12 <text:s text:c="2"/>................</text:p>
      <text:p text:style-name="P1">0E3B:0040 <text:s/>00 8A F8 8A DC A3 12 00-B8 00 4C CD 21 00 00 00 <text:s text:c="2"/>..........L.!...</text:p>
      <text:p text:style-name="P2"><text:span text:style-name="T2">0E3B:0050 <text:s/></text:span><text:span text:style-name="T3">FF FF FF FF FF FF FF FF-00 00 00 00 00 </text:span><text:span text:style-name="T4">00 01 00</text:span><text:span text:style-name="T2"> <text:s text:c="2"/>................</text:span></text:p>
      <text:p text:style-name="P2"><text:span text:style-name="T2">0E3B:0060 <text:s/></text:span><text:span text:style-name="T4">01 00 01</text:span><text:span text:style-name="T2"> 00 00 00 00 00-00 00 00 00 00 00 00 00 <text:s text:c="2"/>................</text:span></text:p>
      <text:p text:style-name="P1">0E3B:0070 <text:s/>E2 04 28 00 00 00 07 00-20 A1 00 00 F4 24 6C 65 <text:s text:c="2"/>..(..... ....$le</text:p>
      <text:p text:style-name="P1">-q</text:p>
      <text:p text:style-name="P1"/>
      <text:p text:style-name="P1">G:\USB\ELECTR~1\SEMEST~1\243-31~1\LAB7~1\STEP_3&gt;tcap/u</text:p>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4.4.2 With Intermediate Values</text:p>
      <text:p text:style-name="P1"/>
      <text:p text:style-name="P1">Capture file written by TCAP 3.0, TCAP Copyright(c) 1998 Tim Kannel</text:p>
      <text:p text:style-name="P1"/>
      <text:p text:style-name="P1">G:\USB\ELECTR~1\SEMEST~1\243-31~1\LAB7~1\STEP_3&gt;debug 7_3.exe</text:p>
      <text:p text:style-name="P1">-d</text:p>
      <text:p text:style-name="P1">0E3B:0000 <text:s/>B8 40 0E 8E D8 B8 00 00-BB 00 00 BA 00 00 A1 00 <text:s text:c="2"/>.@..............</text:p>
      <text:p text:style-name="P1">0E3B:0010 <text:s/>00 8B 1E 06 00 F7 F3 A3-0E 00 A1 02 00 F7 F3 A3 <text:s text:c="2"/>................</text:p>
      <text:p text:style-name="P1">0E3B:0020 <text:s/>10 00 A1 04 00 F7 F3 A3-12 00 A1 0E 00 8A F8 8A <text:s text:c="2"/>................</text:p>
      <text:p text:style-name="P1">0E3B:0030 <text:s/>DC A3 0E 00 A1 10 00 8A-F8 8A DC A3 10 00 A1 12 <text:s text:c="2"/>................</text:p>
      <text:p text:style-name="P1">0E3B:0040 <text:s/>00 8A F8 8A DC A3 12 00-B8 00 4C CD 21 00 00 00 <text:s text:c="2"/>..........L.!...</text:p>
      <text:p text:style-name="P2"><text:span text:style-name="T2">0E3B:0050 <text:s/></text:span><text:span text:style-name="T3">34 12 47 56 AB 89 EF CD-00 00 00 00 00 00 00 00</text:span><text:span text:style-name="T2"> <text:s text:c="2"/>4.GV............</text:span></text:p>
      <text:p text:style-name="P2"><text:span text:style-name="T2">0E3B:0060 <text:s/></text:span><text:span text:style-name="T3">00 00 01</text:span><text:span text:style-name="T2"> 00 00 00 00 00-00 00 00 00 00 00 00 00 <text:s text:c="2"/>................</text:span></text:p>
      <text:p text:style-name="P1">0E3B:0070 <text:s/>E2 04 28 00 00 00 07 00-20 A1 00 00 F4 24 6C 65 <text:s text:c="2"/>..(..... ....$le</text:p>
      <text:p text:style-name="P1">-g</text:p>
      <text:p text:style-name="P1"/>
      <text:p text:style-name="P1">Program terminated normally</text:p>
      <text:p text:style-name="P1">-d cs:0</text:p>
      <text:p text:style-name="P1">0E3B:0000 <text:s/>B8 40 0E 8E D8 B8 00 00-BB 00 00 BA 00 00 A1 00 <text:s text:c="2"/>.@..............</text:p>
      <text:p text:style-name="P1">0E3B:0010 <text:s/>00 8B 1E 06 00 F7 F3 A3-0E 00 A1 02 00 F7 F3 A3 <text:s text:c="2"/>................</text:p>
      <text:p text:style-name="P1">0E3B:0020 <text:s/>10 00 A1 04 00 F7 F3 A3-12 00 A1 0E 00 8A F8 8A <text:s text:c="2"/>................</text:p>
      <text:p text:style-name="P1">0E3B:0030 <text:s/>DC A3 0E 00 A1 10 00 8A-F8 8A DC A3 10 00 A1 12 <text:s text:c="2"/>................</text:p>
      <text:p text:style-name="P1">0E3B:0040 <text:s/>00 8A F8 8A DC A3 12 00-B8 00 4C CD 21 00 00 00 <text:s text:c="2"/>..........L.!...</text:p>
      <text:p text:style-name="P2"><text:span text:style-name="T2">0E3B:0050 <text:s/></text:span><text:span text:style-name="T3">34 12 47 56 AB 89 EF CD-00 00 00 00 00</text:span><text:span text:style-name="T2"> </text:span><text:span text:style-name="T4">00 00 00</text:span><text:span text:style-name="T2"> <text:s text:c="2"/>4.GV............</text:span></text:p>
      <text:p text:style-name="P2"><text:span text:style-name="T2">0E3B:0060 <text:s/></text:span><text:span text:style-name="T4">A1 16 B6 5A</text:span><text:span text:style-name="T2"> 00 00 00 00-00 00 00 00 00 00 00 00 <text:s text:c="2"/>...Z............</text:span></text:p>
      <text:p text:style-name="P1">0E3B:0070 <text:s/>E2 04 28 00 00 00 07 00-20 A1 00 00 F4 24 6C 65 <text:s text:c="2"/>..(..... ....$le</text:p>
      <text:p text:style-name="P1">-q</text:p>
      <text:p text:style-name="P1"/>
      <text:p text:style-name="P1">G:\USB\ELECTR~1\SEMEST~1\243-31~1\LAB7~1\STEP_3&gt;tcap/u</text:p>
      <text:p text:style-name="P1"/>
      <text:p text:style-name="P2">4.4.3 With Minimum Values</text:p>
      <text:p text:style-name="P1"/>
      <text:p text:style-name="P1">Capture file written by TCAP 3.0, TCAP Copyright(c) 1998 Tim Kannel</text:p>
      <text:p text:style-name="P1"/>
      <text:p text:style-name="P1">G:\USB\ELECTR~1\SEMEST~1\243-31~1\LAB7~1\STEP_3&gt;debug 7_3.exe</text:p>
      <text:p text:style-name="P1">-d</text:p>
      <text:p text:style-name="P1">0E3B:0000 <text:s/>B8 40 0E 8E D8 B8 00 00-BB 00 00 BA 00 00 A1 00 <text:s text:c="2"/>.@..............</text:p>
      <text:p text:style-name="P1">0E3B:0010 <text:s/>00 8B 1E 06 00 F7 F3 A3-0E 00 A1 02 00 F7 F3 A3 <text:s text:c="2"/>................</text:p>
      <text:p text:style-name="P1">0E3B:0020 <text:s/>10 00 A1 04 00 F7 F3 A3-12 00 A1 0E 00 8A F8 8A <text:s text:c="2"/>................</text:p>
      <text:p text:style-name="P1">0E3B:0030 <text:s/>DC A3 0E 00 A1 10 00 8A-F8 8A DC A3 10 00 A1 12 <text:s text:c="2"/>................</text:p>
      <text:p text:style-name="P1">0E3B:0040 <text:s/>00 8A F8 8A DC A3 12 00-B8 00 4C CD 21 00 00 00 <text:s text:c="2"/>..........L.!...</text:p>
      <text:p text:style-name="P2"><text:span text:style-name="T2">0E3B:0050 <text:s/></text:span><text:span text:style-name="T3">00 00 00 00 01 00 01 00-00 00 00 00 00 00 00 00</text:span><text:span text:style-name="T2"> <text:s text:c="2"/>................</text:span></text:p>
      <text:p text:style-name="P2"><text:span text:style-name="T2">0E3B:0060 <text:s/></text:span><text:span text:style-name="T3">00 00 01 00</text:span><text:span text:style-name="T2"> 00 00 00 00-00 00 00 00 00 00 00 00 <text:s text:c="2"/>................</text:span></text:p>
      <text:p text:style-name="P1">0E3B:0070 <text:s/>E2 04 28 00 00 00 07 00-20 A1 00 00 F4 24 6C 65 <text:s text:c="2"/>..(..... ....$le</text:p>
      <text:p text:style-name="P1">-g</text:p>
      <text:p text:style-name="P1"/>
      <text:p text:style-name="P1">Program terminated normally</text:p>
      <text:p text:style-name="P1">-d cs:0</text:p>
      <text:p text:style-name="P1">0E3B:0000 <text:s/>B8 40 0E 8E D8 B8 00 00-BB 00 00 BA 00 00 A1 00 <text:s text:c="2"/>.@..............</text:p>
      <text:p text:style-name="P1"><text:soft-page-break/>0E3B:0010 <text:s/>00 8B 1E 06 00 F7 F3 A3-0E 00 A1 02 00 F7 F3 A3 <text:s text:c="2"/>................</text:p>
      <text:p text:style-name="P1">0E3B:0020 <text:s/>10 00 A1 04 00 F7 F3 A3-12 00 A1 0E 00 8A F8 8A <text:s text:c="2"/>................</text:p>
      <text:p text:style-name="P1">0E3B:0030 <text:s/>DC A3 0E 00 A1 10 00 8A-F8 8A DC A3 10 00 A1 12 <text:s text:c="2"/>................</text:p>
      <text:p text:style-name="P1">0E3B:0040 <text:s/>00 8A F8 8A DC A3 12 00-B8 00 4C CD 21 00 00 00 <text:s text:c="2"/>..........L.!...</text:p>
      <text:p text:style-name="P2"><text:span text:style-name="T2">0E3B:0050 <text:s/></text:span><text:span text:style-name="T3">00 00 00 00 01 00 01 00-00 00 00 00 00 </text:span><text:span text:style-name="T4">00 00 00</text:span><text:span text:style-name="T2"> <text:s text:c="2"/>................</text:span></text:p>
      <text:p text:style-name="P2"><text:span text:style-name="T2">0E3B:0060 <text:s/></text:span><text:span text:style-name="T4">00 00 01</text:span><text:span text:style-name="T2"> 00 00 00 00 00-00 00 00 00 00 00 00 00 <text:s text:c="2"/>................</text:span></text:p>
      <text:p text:style-name="P1">0E3B:0070 <text:s/>E2 04 28 00 00 00 07 00-20 A1 00 00 F4 24 6C 65 <text:s text:c="2"/>..(..... ....$le</text:p>
      <text:p text:style-name="P1">-q</text:p>
      <text:p text:style-name="P1"/>
      <text:p text:style-name="P1">G:\USB\ELECTR~1\SEMEST~1\243-31~1\LAB7~1\STEP_3&gt;tcap/u</text:p>
      <text:p text:style-name="P1"/>
      <text:p text:style-name="P1"/>
      <text:p text:style-name="P1"/>
      <text:p text:style-name="P1"/>
      <text:p text:style-name="P2">4.5 Step 4</text:p>
      <text:p text:style-name="P2">4.5.1 With Maximum Values</text:p>
      <text:p text:style-name="P2"><text:span text:style-name="T2"/></text:p>
      <text:p text:style-name="P2"><text:span text:style-name="T2">Capture file written by TCAP 3.0, TCAP Copyright(c) 1998 Tim Kannel</text:span></text:p>
      <text:p text:style-name="P2"><text:span text:style-name="T2"/></text:p>
      <text:p text:style-name="P2"><text:span text:style-name="T2">G:\USB\ELECTR~1\SEMEST~1\243-31~1\LAB7~1\STEP_4&gt;debug 7_4.exe</text:span></text:p>
      <text:p text:style-name="P2"><text:span text:style-name="T2">-d </text:span></text:p>
      <text:p text:style-name="P2"><text:span text:style-name="T2">0E3B:0000 <text:s/>B8 3F 0E 8E D8 B8 00 00-BB 00 00 B9 00 00 BA 00 <text:s text:c="2"/>.?..............</text:span></text:p>
      <text:p text:style-name="P2"><text:span text:style-name="T2">0E3B:0010 <text:s/>00 A1 00 00 8B 1E 02 00-F7 E3 89 16 04 00 A3 06 <text:s text:c="2"/>................</text:span></text:p>
      <text:p text:style-name="P2"><text:span text:style-name="T2">0E3B:0020 <text:s/>00 03 1E 00 00 83 D1 00-A1 06 00 8B 16 04 00 F7 <text:s text:c="2"/>................</text:span></text:p>
      <text:p text:style-name="P2"><text:span text:style-name="T2">0E3B:0030 <text:s/>F3 A3 0A 00 B8 00 4C CD-21 00 00 00 00 00 00 00 <text:s text:c="2"/>......L.!.......</text:span></text:p>
      <text:p text:style-name="P2"><text:span text:style-name="T2">0E3B:0040 <text:s/></text:span><text:span text:style-name="T3">30 75 30 75 00 00 00 00-00 00 00 00</text:span><text:span text:style-name="T2"> DC 89 1E 0A <text:s text:c="2"/>0u0u............</text:span></text:p>
      <text:p text:style-name="P2"><text:span text:style-name="T2">0E3B:0050 <text:s/>00 A1 0C 00 8A F8 8A DC-89 1E 0C 00 B8 00 4C CD <text:s text:c="2"/>..............L.</text:span></text:p>
      <text:p text:style-name="P2"><text:span text:style-name="T2">0E3B:0060 <text:s/>21 00 00 00 00 00 00 00-00 00 00 00 00 00 00 00 <text:s text:c="2"/>!...............</text:span></text:p>
      <text:p text:style-name="P2"><text:span text:style-name="T2">0E3B:0070 <text:s/>E2 04 28 00 00 00 07 00-20 A1 00 00 F4 24 6C 65 <text:s text:c="2"/>..(..... ....$le</text:span></text:p>
      <text:p text:style-name="P2"><text:span text:style-name="T2">-g</text:span></text:p>
      <text:p text:style-name="P2"><text:span text:style-name="T2"/></text:p>
      <text:p text:style-name="P2"><text:span text:style-name="T2">Program terminated normally</text:span></text:p>
      <text:p text:style-name="P2"><text:span text:style-name="T2">-d cs:0</text:span></text:p>
      <text:p text:style-name="P2"><text:span text:style-name="T2">0E3B:0000 <text:s/>B8 3F 0E 8E D8 B8 00 00-BB 00 00 B9 00 00 BA 00 <text:s text:c="2"/>.?..............</text:span></text:p>
      <text:p text:style-name="P2"><text:span text:style-name="T2">0E3B:0010 <text:s/>00 A1 00 00 8B 1E 02 00-F7 E3 89 16 04 00 A3 06 <text:s text:c="2"/>................</text:span></text:p>
      <text:p text:style-name="P2"><text:span text:style-name="T2">0E3B:0020 <text:s/>00 03 1E 00 00 83 D1 00-A1 06 00 8B 16 04 00 F7 <text:s text:c="2"/>................</text:span></text:p>
      <text:p text:style-name="P2"><text:span text:style-name="T2">0E3B:0030 <text:s/>F3 A3 0A 00 B8 00 4C CD-21 00 00 00 00 00 00 00 <text:s text:c="2"/>......L.!.......</text:span></text:p>
      <text:p text:style-name="P2"><text:span text:style-name="T2">0E3B:0040 <text:s/></text:span><text:span text:style-name="T3">30 75 30 75 A4 35 00 E9-00 00 </text:span><text:span text:style-name="T4">98 3A</text:span><text:span text:style-name="T2"> DC 89 1E 0A <text:s text:c="2"/>0u0u.5.....:....</text:span></text:p>
      <text:p text:style-name="P2"><text:span text:style-name="T2">0E3B:0050 <text:s/>00 A1 0C 00 8A F8 8A DC-89 1E 0C 00 B8 00 4C CD <text:s text:c="2"/>..............L.</text:span></text:p>
      <text:p text:style-name="P2"><text:span text:style-name="T2">0E3B:0060 <text:s/>21 00 00 00 00 00 00 00-00 00 00 00 00 00 00 00 <text:s text:c="2"/>!...............</text:span></text:p>
      <text:p text:style-name="P2"><text:span text:style-name="T2">0E3B:0070 <text:s/>E2 04 28 00 00 00 07 00-20 A1 00 00 F4 24 6C 65 <text:s text:c="2"/>..(..... ....$le</text:span></text:p>
      <text:p text:style-name="P2"><text:span text:style-name="T2">-tcap/u</text:span></text:p>
      <text:p text:style-name="P2"><text:span text:style-name="T2"><text:s text:c="4"/>^ Error</text:span></text:p>
      <text:p text:style-name="P2"><text:span text:style-name="T2">-q</text:span></text:p>
      <text:p text:style-name="P2"><text:span text:style-name="T2"/></text:p>
      <text:p text:style-name="P2"><text:span text:style-name="T2">G:\USB\ELECTR~1\SEMEST~1\243-31~1\LAB7~1\STEP_4&gt;tcap/u</text:span></text:p>
      <text:p text:style-name="P2"><text:span text:style-name="T2"/></text:p>
      <text:p text:style-name="P2"><text:span text:style-name="T2"/></text:p>
      <text:p text:style-name="P2"><text:span text:style-name="T2"/></text:p>
      <text:p text:style-name="P2"><text:soft-page-break/>4.5.2 With Intermediate Valuesu</text:p>
      <text:p text:style-name="P1"/>
      <text:p text:style-name="P1">Capture file written by TCAP 3.0, TCAP Copyright(c) 1998 Tim Kannel</text:p>
      <text:p text:style-name="P1"/>
      <text:p text:style-name="P1">G:\USB\ELECTR~1\SEMEST~1\243-31~1\LAB7~1\STEP_4&gt;debug 7_4.exe</text:p>
      <text:p text:style-name="P1">-d</text:p>
      <text:p text:style-name="P1">0E3B:0000 <text:s/>B8 3F 0E 8E D8 B8 00 00-BB 00 00 B9 00 00 BA 00 <text:s text:c="2"/>.?..............</text:p>
      <text:p text:style-name="P1">0E3B:0010 <text:s/>00 A1 00 00 8B 1E 02 00-F7 E3 89 16 04 00 A3 06 <text:s text:c="2"/>................</text:p>
      <text:p text:style-name="P1">0E3B:0020 <text:s/>00 03 1E 00 00 83 D1 00-A1 06 00 8B 16 04 00 F7 <text:s text:c="2"/>................</text:p>
      <text:p text:style-name="P1">0E3B:0030 <text:s/>F3 A3 0A 00 B8 00 4C CD-21 00 00 00 00 00 00 00 <text:s text:c="2"/>......L.!.......</text:p>
      <text:p text:style-name="P1">0E3B:0040 <text:s/><text:span text:style-name="T5">20 4E 98 3A 00 00 00 00-00 00 00 00</text:span> DC 89 1E 0A <text:s text:c="3"/>N.:............</text:p>
      <text:p text:style-name="P1">0E3B:0050 <text:s/>00 A1 0C 00 8A F8 8A DC-89 1E 0C 00 B8 00 4C CD <text:s text:c="2"/>..............L.</text:p>
      <text:p text:style-name="P1">0E3B:0060 <text:s/>21 00 00 00 00 00 00 00-00 00 00 00 00 00 00 00 <text:s text:c="2"/>!...............</text:p>
      <text:p text:style-name="P1">0E3B:0070 <text:s/>E2 04 28 00 00 00 07 00-20 A1 00 00 F4 24 6C 65 <text:s text:c="2"/>..(..... ....$le</text:p>
      <text:p text:style-name="P1">-g</text:p>
      <text:p text:style-name="P1"/>
      <text:p text:style-name="P1">Program terminated normally</text:p>
      <text:p text:style-name="P1">-d cs;0</text:p>
      <text:p text:style-name="P1"><text:s text:c="5"/>^ Error</text:p>
      <text:p text:style-name="P1">-d cs:0</text:p>
      <text:p text:style-name="P1">0E3B:0000 <text:s/>B8 3F 0E 8E D8 B8 00 00-BB 00 00 B9 00 00 BA 00 <text:s text:c="2"/>.?..............</text:p>
      <text:p text:style-name="P1">0E3B:0010 <text:s/>00 A1 00 00 8B 1E 02 00-F7 E3 89 16 04 00 A3 06 <text:s text:c="2"/>................</text:p>
      <text:p text:style-name="P1">0E3B:0020 <text:s/>00 03 1E 00 00 83 D1 00-A1 06 00 8B 16 04 00 F7 <text:s text:c="2"/>................</text:p>
      <text:p text:style-name="P1">0E3B:0030 <text:s/>F3 A3 0A 00 B8 00 4C CD-21 00 00 00 00 00 00 00 <text:s text:c="2"/>......L.!.......</text:p>
      <text:p text:style-name="P1">0E3B:0040 <text:s/><text:span text:style-name="T5">20 4E 98 3A E1 11 00 A3-00 00 </text:span><text:span text:style-name="T6">7B 21</text:span> DC 89 1E 0A <text:s text:c="3"/>N.:......{!....</text:p>
      <text:p text:style-name="P1">0E3B:0050 <text:s/>00 A1 0C 00 8A F8 8A DC-89 1E 0C 00 B8 00 4C CD <text:s text:c="2"/>..............L.</text:p>
      <text:p text:style-name="P1">0E3B:0060 <text:s/>21 00 00 00 00 00 00 00-00 00 00 00 00 00 00 00 <text:s text:c="2"/>!...............</text:p>
      <text:p text:style-name="P1">0E3B:0070 <text:s/>E2 04 28 00 00 00 07 00-20 A1 00 00 F4 24 6C 65 <text:s text:c="2"/>..(..... ....$le</text:p>
      <text:p text:style-name="P1">-q</text:p>
      <text:p text:style-name="P1"/>
      <text:p text:style-name="P1">G:\USB\ELECTR~1\SEMEST~1\243-31~1\LAB7~1\STEP_4&gt;tcap/u</text:p>
      <text:p text:style-name="P1"/>
      <text:p text:style-name="P2">4.5.3 With Minimum Values</text:p>
      <text:p text:style-name="P2"><text:span text:style-name="T2"/></text:p>
      <text:p text:style-name="P2"><text:span text:style-name="T2">Capture file written by TCAP 3.0, TCAP Copyright(c) 1998 Tim Kannel</text:span></text:p>
      <text:p text:style-name="P2"><text:span text:style-name="T2"/></text:p>
      <text:p text:style-name="P2"><text:span text:style-name="T2">G:\USB\ELECTR~1\SEMEST~1\243-31~1\LAB7~1\STEP_4&gt;debug 7_4.exe</text:span></text:p>
      <text:p text:style-name="P2"><text:span text:style-name="T2">-d</text:span></text:p>
      <text:p text:style-name="P2"><text:span text:style-name="T2">0E3B:0000 <text:s/>B8 3F 0E 8E D8 B8 00 00-BB 00 00 B9 00 00 BA 00 <text:s text:c="2"/>.?..............</text:span></text:p>
      <text:p text:style-name="P2"><text:span text:style-name="T2">0E3B:0010 <text:s/>00 A1 00 00 8B 1E 02 00-F7 E3 89 16 04 00 A3 06 <text:s text:c="2"/>................</text:span></text:p>
      <text:p text:style-name="P2"><text:span text:style-name="T2">0E3B:0020 <text:s/>00 03 1E 00 00 83 D1 00-A1 06 00 8B 16 04 00 F7 <text:s text:c="2"/>................</text:span></text:p>
      <text:p text:style-name="P2"><text:span text:style-name="T2">0E3B:0030 <text:s/>F3 A3 0A 00 B8 00 4C CD-21 00 00 00 00 00 00 00 <text:s text:c="2"/>......L.!.......</text:span></text:p>
      <text:p text:style-name="P2"><text:span text:style-name="T2">0E3B:0040 <text:s/></text:span><text:span text:style-name="T3">01 00 01 00 00 00 00 00-00 00 00 00</text:span><text:span text:style-name="T2"> DC 89 1E 0A <text:s text:c="2"/>................</text:span></text:p>
      <text:p text:style-name="P2"><text:span text:style-name="T2">0E3B:0050 <text:s/>00 A1 0C 00 8A F8 8A DC-89 1E 0C 00 B8 00 4C CD <text:s text:c="2"/>..............L.</text:span></text:p>
      <text:p text:style-name="P2"><text:span text:style-name="T2">0E3B:0060 <text:s/>21 00 00 00 00 00 00 00-00 00 00 00 00 00 00 00 <text:s text:c="2"/>!...............</text:span></text:p>
      <text:p text:style-name="P2"><text:span text:style-name="T2">0E3B:0070 <text:s/>E2 04 28 00 00 00 07 00-20 A1 00 00 F4 24 6C 65 <text:s text:c="2"/>..(..... ....$le</text:span></text:p>
      <text:p text:style-name="P2"><text:span text:style-name="T2">-g</text:span></text:p>
      <text:p text:style-name="P2"><text:span text:style-name="T2"/></text:p>
      <text:p text:style-name="P2"><text:span text:style-name="T2">Program terminated normally</text:span></text:p>
      <text:p text:style-name="P2"><text:soft-page-break/><text:span text:style-name="T2">-d cs:0</text:span></text:p>
      <text:p text:style-name="P2"><text:span text:style-name="T2">0E3B:0000 <text:s/>B8 3F 0E 8E D8 B8 00 00-BB 00 00 B9 00 00 BA 00 <text:s text:c="2"/>.?..............</text:span></text:p>
      <text:p text:style-name="P2"><text:span text:style-name="T2">0E3B:0010 <text:s/>00 A1 00 00 8B 1E 02 00-F7 E3 89 16 04 00 A3 06 <text:s text:c="2"/>................</text:span></text:p>
      <text:p text:style-name="P2"><text:span text:style-name="T2">0E3B:0020 <text:s/>00 03 1E 00 00 83 D1 00-A1 06 00 8B 16 04 00 F7 <text:s text:c="2"/>................</text:span></text:p>
      <text:p text:style-name="P2"><text:span text:style-name="T2">0E3B:0030 <text:s/>F3 A3 0A 00 B8 00 4C CD-21 00 00 00 00 00 00 00 <text:s text:c="2"/>......L.!.......</text:span></text:p>
      <text:p text:style-name="P2"><text:span text:style-name="T2">0E3B:0040 <text:s/></text:span><text:span text:style-name="T3">01 00 01 00 00 00 01 00-00 00 </text:span><text:span text:style-name="T4">00 00</text:span><text:span text:style-name="T2"> DC 89 1E 0A <text:s text:c="2"/>................</text:span></text:p>
      <text:p text:style-name="P2"><text:span text:style-name="T2">0E3B:0050 <text:s/>00 A1 0C 00 8A F8 8A DC-89 1E 0C 00 B8 00 4C CD <text:s text:c="2"/>..............L.</text:span></text:p>
      <text:p text:style-name="P2"><text:span text:style-name="T2">0E3B:0060 <text:s/>21 00 00 00 00 00 00 00-00 00 00 00 00 00 00 00 <text:s text:c="2"/>!...............</text:span></text:p>
      <text:p text:style-name="P2"><text:span text:style-name="T2">0E3B:0070 <text:s/>E2 04 28 00 00 00 07 00-20 A1 00 00 F4 24 6C 65 <text:s text:c="2"/>..(..... ....$le</text:span></text:p>
      <text:p text:style-name="P2"><text:span text:style-name="T2">-q</text:span></text:p>
      <text:p text:style-name="P2"><text:span text:style-name="T2"/></text:p>
      <text:p text:style-name="P2"><text:span text:style-name="T2">G:\USB\ELECTR~1\SEMEST~1\243-31~1\LAB7~1\STEP_4&gt;tcap/u</text:span></text:p>
      <text:p text:style-name="P1"/>
      <text:p text:style-name="P1"/>
      <text:p text:style-name="P1"/>
      <text:p text:style-name="P1"/>
      <text:p text:style-name="P2">5. Sample Calculations</text:p>
      <text:p text:style-name="P2"/>
      <text:p text:style-name="P1">Note: All value are in hexadecimal.</text:p>
      <text:p text:style-name="P1"/>
      <text:p text:style-name="P2">5.1 Step 1 A</text:p>
      <text:p text:style-name="P1"/>
      <text:p text:style-name="P1"><draw:frame draw:style-name="fr1" draw:name="Object1" text:anchor-type="as-char" svg:width="0.8075in" svg:height="0.3925in" draw:z-index="0"><draw:object xlink:href="./Object 1" xlink:type="simple" xlink:show="embed" xlink:actuate="onLoad"/><draw:image xlink:href="./ObjectReplacements/Object 1" xlink:type="simple" xlink:show="embed" xlink:actuate="onLoad"/></draw:frame></text:p>
      <text:p text:style-name="P1"><draw:frame draw:style-name="fr1" draw:name="Object2" text:anchor-type="as-char" svg:width="1.0598in" svg:height="0.3925in" draw:z-index="1"><draw:object xlink:href="./Object 2" xlink:type="simple" xlink:show="embed" xlink:actuate="onLoad"/><draw:image xlink:href="./ObjectReplacements/Object 2" xlink:type="simple" xlink:show="embed" xlink:actuate="onLoad"/></draw:frame>with a remainder of 1</text:p>
      <text:p text:style-name="P1">because you can fit maximum FF in this, which is 5 times 33</text:p>
      <text:p text:style-name="P1"/>
      <text:p text:style-name="P1"><draw:frame draw:style-name="fr1" draw:name="Object3" text:anchor-type="as-char" svg:width="1.3839in" svg:height="0.1839in" draw:z-index="2"><draw:object xlink:href="./Object 3" xlink:type="simple" xlink:show="embed" xlink:actuate="onLoad"/><draw:image xlink:href="./ObjectReplacements/Object 3" xlink:type="simple" xlink:show="embed" xlink:actuate="onLoad"/></draw:frame></text:p>
      <text:p text:style-name="P1"/>
      <text:p text:style-name="P1">it's fixed dot so the remainder is discarded.</text:p>
      <text:p text:style-name="P1"/>
      <text:p text:style-name="P1"><draw:frame draw:style-name="fr1" draw:name="Object4" text:anchor-type="as-char" svg:width="1.361in" svg:height="0.1839in" draw:z-index="3"><draw:object xlink:href="./Object 4" xlink:type="simple" xlink:show="embed" xlink:actuate="onLoad"/><draw:image xlink:href="./ObjectReplacements/Object 4" xlink:type="simple" xlink:show="embed" xlink:actuate="onLoad"/></draw:frame></text:p>
      <text:p text:style-name="P1"/>
      <text:p text:style-name="P2">5.2 Step 1 B</text:p>
      <text:p text:style-name="P2"><text:span text:style-name="T2"/></text:p>
      <text:p text:style-name="P2"><text:span text:style-name="T8">Note: The answer in the memory dump is in Little Endian format.</text:span></text:p>
      <text:p text:style-name="P2"><text:span text:style-name="T2"/></text:p>
      <text:p text:style-name="P2"><text:span text:style-name="T2"><draw:frame draw:style-name="fr1" draw:name="Object5" text:anchor-type="as-char" svg:width="0.8161in" svg:height="0.3925in" draw:z-index="4"><draw:object xlink:href="./Object 5" xlink:type="simple" xlink:show="embed" xlink:actuate="onLoad"/><draw:image xlink:href="./ObjectReplacements/Object 5" xlink:type="simple" xlink:show="embed" xlink:actuate="onLoad"/></draw:frame></text:span></text:p>
      <text:p text:style-name="P2"><text:span text:style-name="T2"/></text:p>
      <text:p text:style-name="P2"><text:span text:style-name="T2">you can fit 7E in 80, which is 2A times 3</text:span></text:p>
      <text:p text:style-name="P2"><text:span text:style-name="T2"/></text:p>
      <text:p text:style-name="P2"><text:span text:style-name="T2"><draw:frame draw:style-name="fr1" draw:name="Object6" text:anchor-type="as-char" svg:width="0.8425in" svg:height="0.1839in" draw:z-index="5"><draw:object xlink:href="./Object 6" xlink:type="simple" xlink:show="embed" xlink:actuate="onLoad"/><draw:image xlink:href="./ObjectReplacements/Object 6" xlink:type="simple" xlink:show="embed" xlink:actuate="onLoad"/></draw:frame></text:span></text:p>
      <text:p text:style-name="P1"/>
      <text:p text:style-name="P1">it leaves a remainder of 2 which will be transfered at the following operation which will be</text:p>
      <text:p text:style-name="P1"/>
      <text:p text:style-name="P1"><draw:frame draw:style-name="fr1" draw:name="Object8" text:anchor-type="as-char" svg:width="0.4752in" svg:height="0.3925in" draw:z-index="7"><draw:object xlink:href="./Object 8" xlink:type="simple" xlink:show="embed" xlink:actuate="onLoad"/><draw:image xlink:href="./ObjectReplacements/Object 8" xlink:type="simple" xlink:show="embed" xlink:actuate="onLoad"/></draw:frame></text:p>
      <text:p text:style-name="P1"><text:soft-page-break/></text:p>
      <text:p text:style-name="P1">you can fit in 02C8, 2C7 which is ED times 3</text:p>
      <text:p text:style-name="P1"/>
      <text:p text:style-name="P1"><draw:frame draw:style-name="fr1" draw:name="Object7" text:anchor-type="as-char" svg:width="0.848in" svg:height="0.3925in" draw:z-index="6"><draw:object xlink:href="./Object 7" xlink:type="simple" xlink:show="embed" xlink:actuate="onLoad"/><draw:image xlink:href="./ObjectReplacements/Object 7" xlink:type="simple" xlink:show="embed" xlink:actuate="onLoad"/></draw:frame></text:p>
      <text:p text:style-name="P1"/>
      <text:p text:style-name="P1">which in turns leaves a remainder of 1, which you can disregard.</text:p>
      <text:p text:style-name="P1"/>
      <text:p text:style-name="P1">The operations thus gives 2AED for the division</text:p>
      <text:p text:style-name="P1"/>
      <text:p text:style-name="P1"><draw:frame draw:style-name="fr1" draw:name="Object9" text:anchor-type="as-char" svg:width="1.5445in" svg:height="0.1839in" draw:z-index="8"><draw:object xlink:href="./Object 9" xlink:type="simple" xlink:show="embed" xlink:actuate="onLoad"/><draw:image xlink:href="./ObjectReplacements/Object 9" xlink:type="simple" xlink:show="embed" xlink:actuate="onLoad"/></draw:frame>is the final answer after the subtraction.</text:p>
      <text:p text:style-name="P1"/>
      <text:p text:style-name="P1"/>
      <text:p text:style-name="P1">This is how the division process was done in the entirety of this experiment. Using the long division procedure which was learned in elementary school.</text:p>
      <text:p text:style-name="P1"/>
      <text:p text:style-name="P2">5.3 Step 2</text:p>
      <text:p text:style-name="P2"/>
      <text:p text:style-name="P12">Note: The answers in the memory dump are in Big Endian format.</text:p>
      <text:p text:style-name="P1"/>
      <text:p text:style-name="P2"><draw:frame draw:style-name="fr1" draw:name="Object10" text:anchor-type="as-char" svg:width="1.7035in" svg:height="0.1902in" draw:z-index="9"><draw:object xlink:href="./Object 10" xlink:type="simple" xlink:show="embed" xlink:actuate="onLoad"/><draw:image xlink:href="./ObjectReplacements/Object 10" xlink:type="simple" xlink:show="embed" xlink:actuate="onLoad"/></draw:frame></text:p>
      <text:p text:style-name="P2"/>
      <text:p text:style-name="P2">5.3.1 With Maximum Values</text:p>
      <text:p text:style-name="P2"><text:span text:style-name="T7"/></text:p>
      <text:p text:style-name="P1">A = 09C4</text:p>
      <text:p text:style-name="P1">B = 004B</text:p>
      <text:p text:style-name="P1"/>
      <text:p text:style-name="P1"><draw:frame draw:style-name="fr1" draw:name="Object11" text:anchor-type="as-char" svg:width="2.0311in" svg:height="0.1902in" draw:z-index="10"><draw:object xlink:href="./Object 11" xlink:type="simple" xlink:show="embed" xlink:actuate="onLoad"/><draw:image xlink:href="./ObjectReplacements/Object 11" xlink:type="simple" xlink:show="embed" xlink:actuate="onLoad"/></draw:frame></text:p>
      <text:p text:style-name="P1"><draw:frame draw:style-name="fr1" draw:name="Object12" text:anchor-type="as-char" svg:width="1.8425in" svg:height="0.1902in" draw:z-index="11"><draw:object xlink:href="./Object 12" xlink:type="simple" xlink:show="embed" xlink:actuate="onLoad"/><draw:image xlink:href="./ObjectReplacements/Object 12" xlink:type="simple" xlink:show="embed" xlink:actuate="onLoad"/></draw:frame></text:p>
      <text:p text:style-name="P1"><draw:frame draw:style-name="fr1" draw:name="Object13" text:anchor-type="as-char" svg:width="1.7311in" svg:height="0.1902in" draw:z-index="12"><draw:object xlink:href="./Object 13" xlink:type="simple" xlink:show="embed" xlink:actuate="onLoad"/><draw:image xlink:href="./ObjectReplacements/Object 13" xlink:type="simple" xlink:show="embed" xlink:actuate="onLoad"/></draw:frame></text:p>
      <text:p text:style-name="P1"><draw:frame draw:style-name="fr1" draw:name="Object14" text:anchor-type="as-char" svg:width="1.3957in" svg:height="0.1902in" draw:z-index="13"><draw:object xlink:href="./Object 14" xlink:type="simple" xlink:show="embed" xlink:actuate="onLoad"/><draw:image xlink:href="./ObjectReplacements/Object 14" xlink:type="simple" xlink:show="embed" xlink:actuate="onLoad"/></draw:frame></text:p>
      <text:p text:style-name="P1"><draw:frame draw:style-name="fr1" draw:name="Object15" text:anchor-type="as-char" svg:width="1.0283in" svg:height="0.1839in" draw:z-index="14"><draw:object xlink:href="./Object 15" xlink:type="simple" xlink:show="embed" xlink:actuate="onLoad"/><draw:image xlink:href="./ObjectReplacements/Object 15" xlink:type="simple" xlink:show="embed" xlink:actuate="onLoad"/></draw:frame></text:p>
      <text:p text:style-name="P1"/>
      <text:p text:style-name="P2">5.3.2 With Intermediate Values</text:p>
      <text:p text:style-name="P2"><text:span text:style-name="T2"/></text:p>
      <text:p text:style-name="P2"><text:span text:style-name="T2">A = 04E2</text:span></text:p>
      <text:p text:style-name="P2"><text:span text:style-name="T2">B = 0025</text:span></text:p>
      <text:p text:style-name="P2"><text:span text:style-name="T2"/></text:p>
      <text:p text:style-name="P2"><text:span text:style-name="T2"><draw:frame draw:style-name="fr1" draw:name="Object16" text:anchor-type="as-char" svg:width="1.9925in" svg:height="0.1902in" draw:z-index="15"><draw:object xlink:href="./Object 16" xlink:type="simple" xlink:show="embed" xlink:actuate="onLoad"/><draw:image xlink:href="./ObjectReplacements/Object 16" xlink:type="simple" xlink:show="embed" xlink:actuate="onLoad"/></draw:frame></text:span></text:p>
      <text:p text:style-name="P2"><text:span text:style-name="T2"><draw:frame draw:style-name="fr1" draw:name="Object17" text:anchor-type="as-char" svg:width="1.7689in" svg:height="0.1902in" draw:z-index="16"><draw:object xlink:href="./Object 17" xlink:type="simple" xlink:show="embed" xlink:actuate="onLoad"/><draw:image xlink:href="./ObjectReplacements/Object 17" xlink:type="simple" xlink:show="embed" xlink:actuate="onLoad"/></draw:frame></text:span></text:p>
      <text:p text:style-name="P2"><text:span text:style-name="T2"><draw:frame draw:style-name="fr1" draw:name="Object18" text:anchor-type="as-char" svg:width="1.3583in" svg:height="0.1902in" draw:z-index="17"><draw:object xlink:href="./Object 18" xlink:type="simple" xlink:show="embed" xlink:actuate="onLoad"/><draw:image xlink:href="./ObjectReplacements/Object 18" xlink:type="simple" xlink:show="embed" xlink:actuate="onLoad"/></draw:frame></text:span></text:p>
      <text:p text:style-name="P2"><text:span text:style-name="T2"><draw:frame draw:style-name="fr1" draw:name="Object19" text:anchor-type="as-char" svg:width="1.3283in" svg:height="0.1902in" draw:z-index="18"><draw:object xlink:href="./Object 19" xlink:type="simple" xlink:show="embed" xlink:actuate="onLoad"/><draw:image xlink:href="./ObjectReplacements/Object 19" xlink:type="simple" xlink:show="embed" xlink:actuate="onLoad"/></draw:frame></text:span></text:p>
      <text:p text:style-name="P2"><text:span text:style-name="T2"><draw:frame draw:style-name="fr1" draw:name="Object20" text:anchor-type="as-char" svg:width="1.0465in" svg:height="0.1839in" draw:z-index="19"><draw:object xlink:href="./Object 20" xlink:type="simple" xlink:show="embed" xlink:actuate="onLoad"/><draw:image xlink:href="./ObjectReplacements/Object 20" xlink:type="simple" xlink:show="embed" xlink:actuate="onLoad"/></draw:frame></text:span></text:p>
      <text:p text:style-name="P2"><text:span text:style-name="T2"/></text:p>
      <text:p text:style-name="P2">5.3.3 With Minimum Values</text:p>
      <text:p text:style-name="P2"><text:span text:style-name="T2"/></text:p>
      <text:p text:style-name="P2"><text:span text:style-name="T2">A = 0001</text:span></text:p>
      <text:p text:style-name="P2"><text:span text:style-name="T2">B = 0001</text:span></text:p>
      <text:p text:style-name="P2"><text:span text:style-name="T2"/></text:p>
      <text:p text:style-name="P2"><text:soft-page-break/><text:span text:style-name="T2"><draw:frame draw:style-name="fr1" draw:name="Object21" text:anchor-type="as-char" svg:width="2.1425in" svg:height="0.1902in" draw:z-index="20"><draw:object xlink:href="./Object 21" xlink:type="simple" xlink:show="embed" xlink:actuate="onLoad"/><draw:image xlink:href="./ObjectReplacements/Object 21" xlink:type="simple" xlink:show="embed" xlink:actuate="onLoad"/></draw:frame></text:span></text:p>
      <text:p text:style-name="P2"><text:span text:style-name="T2"><draw:frame draw:style-name="fr1" draw:name="Object22" text:anchor-type="as-char" svg:width="1.9209in" svg:height="0.1902in" draw:z-index="21"><draw:object xlink:href="./Object 22" xlink:type="simple" xlink:show="embed" xlink:actuate="onLoad"/><draw:image xlink:href="./ObjectReplacements/Object 22" xlink:type="simple" xlink:show="embed" xlink:actuate="onLoad"/></draw:frame></text:span></text:p>
      <text:p text:style-name="P2"><text:span text:style-name="T2"><draw:frame draw:style-name="fr1" draw:name="Object23" text:anchor-type="as-char" svg:width="1.3319in" svg:height="0.1902in" draw:z-index="22"><draw:object xlink:href="./Object 23" xlink:type="simple" xlink:show="embed" xlink:actuate="onLoad"/><draw:image xlink:href="./ObjectReplacements/Object 23" xlink:type="simple" xlink:show="embed" xlink:actuate="onLoad"/></draw:frame></text:span></text:p>
      <text:p text:style-name="P2"><text:span text:style-name="T2"><draw:frame draw:style-name="fr1" draw:name="Object24" text:anchor-type="as-char" svg:width="0.8102in" svg:height="0.1902in" draw:z-index="23"><draw:object xlink:href="./Object 24" xlink:type="simple" xlink:show="embed" xlink:actuate="onLoad"/><draw:image xlink:href="./ObjectReplacements/Object 24" xlink:type="simple" xlink:show="embed" xlink:actuate="onLoad"/></draw:frame></text:span></text:p>
      <text:p text:style-name="P2"><text:span text:style-name="T2"><draw:frame draw:style-name="fr1" draw:name="Object25" text:anchor-type="as-char" svg:width="1.0346in" svg:height="0.1839in" draw:z-index="24"><draw:object xlink:href="./Object 25" xlink:type="simple" xlink:show="embed" xlink:actuate="onLoad"/><draw:image xlink:href="./ObjectReplacements/Object 25" xlink:type="simple" xlink:show="embed" xlink:actuate="onLoad"/></draw:frame></text:span></text:p>
      <text:p text:style-name="P2"><text:span text:style-name="T2"/></text:p>
      <text:p text:style-name="P2"><text:span text:style-name="T2"/></text:p>
      <text:p text:style-name="P2">5.4 Step 3</text:p>
      <text:p text:style-name="P2"><text:span text:style-name="T2"/></text:p>
      <text:p text:style-name="P12">Note: The answers in the memory dump are in Little Endian format.</text:p>
      <text:p text:style-name="P12"><text:span text:style-name="T2"/></text:p>
      <text:p text:style-name="P13"><draw:frame draw:style-name="fr1" draw:name="Object26" text:anchor-type="as-char" svg:width="1.5126in" svg:height="0.3925in" draw:z-index="25"><draw:object xlink:href="./Object 26" xlink:type="simple" xlink:show="embed" xlink:actuate="onLoad"/><draw:image xlink:href="./ObjectReplacements/Object 26" xlink:type="simple" xlink:show="embed" xlink:actuate="onLoad"/></draw:frame></text:p>
      <text:p text:style-name="P1"/>
      <text:p text:style-name="P1">Where X and Y are 4-bits</text:p>
      <text:p text:style-name="P1"/>
      <text:p text:style-name="P2">5.4.1 With Maximum Values</text:p>
      <text:p text:style-name="P2"><text:span text:style-name="T7"/></text:p>
      <text:p text:style-name="P2"><text:span text:style-name="T7"><draw:frame draw:style-name="fr1" draw:name="Object27" text:anchor-type="as-char" svg:width="1.4547in" svg:height="0.3925in" draw:z-index="26"><draw:object xlink:href="./Object 27" xlink:type="simple" xlink:show="embed" xlink:actuate="onLoad"/><draw:image xlink:href="./ObjectReplacements/Object 27" xlink:type="simple" xlink:show="embed" xlink:actuate="onLoad"/></draw:frame></text:span></text:p>
      <text:p text:style-name="P2"><text:span text:style-name="T7"/></text:p>
      <text:p text:style-name="P2"><text:span text:style-name="T7"><draw:frame draw:style-name="fr1" draw:name="Object28" text:anchor-type="as-char" svg:width="1.022in" svg:height="0.3925in" draw:z-index="27"><draw:object xlink:href="./Object 28" xlink:type="simple" xlink:show="embed" xlink:actuate="onLoad"/><draw:image xlink:href="./ObjectReplacements/Object 28" xlink:type="simple" xlink:show="embed" xlink:actuate="onLoad"/></draw:frame></text:span></text:p>
      <text:p text:style-name="P1"/>
      <text:p text:style-name="P1">this operation is repeated a total of 3 times just because it's all at maximum values. So following the long division method we get:</text:p>
      <text:p text:style-name="P1"/>
      <text:p text:style-name="P1"><draw:frame draw:style-name="fr1" draw:name="Object29" text:anchor-type="as-char" svg:width="1.1165in" svg:height="0.1839in" draw:z-index="28"><draw:object xlink:href="./Object 29" xlink:type="simple" xlink:show="embed" xlink:actuate="onLoad"/><draw:image xlink:href="./ObjectReplacements/Object 29" xlink:type="simple" xlink:show="embed" xlink:actuate="onLoad"/></draw:frame>as an answer</text:p>
      <text:p text:style-name="P1"/>
      <text:p text:style-name="P2">5.4.2 With Intermediate Values</text:p>
      <text:p text:style-name="P2"><text:span text:style-name="T2"/></text:p>
      <text:p text:style-name="P2"><text:span text:style-name="T2"><draw:frame draw:style-name="fr1" draw:name="Object30" text:anchor-type="as-char" svg:width="1.2118in" svg:height="0.3925in" draw:z-index="29"><draw:object xlink:href="./Object 30" xlink:type="simple" xlink:show="embed" xlink:actuate="onLoad"/><draw:image xlink:href="./ObjectReplacements/Object 30" xlink:type="simple" xlink:show="embed" xlink:actuate="onLoad"/></draw:frame></text:span></text:p>
      <text:p text:style-name="P2"><text:span text:style-name="T2"/></text:p>
      <text:p text:style-name="P2"><text:span text:style-name="T2"><draw:frame draw:style-name="fr1" draw:name="Object31" text:anchor-type="as-char" svg:width="0.5646in" svg:height="0.3925in" draw:z-index="30"><draw:object xlink:href="./Object 31" xlink:type="simple" xlink:show="embed" xlink:actuate="onLoad"/><draw:image xlink:href="./ObjectReplacements/Object 31" xlink:type="simple" xlink:show="embed" xlink:actuate="onLoad"/></draw:frame></text:span></text:p>
      <text:p text:style-name="P2"><text:span text:style-name="T2"/></text:p>
      <text:p text:style-name="P2"><text:span text:style-name="T2">in 1234, CDEF fits 0 times, so the most significant digit will be 0000</text:span></text:p>
      <text:p text:style-name="P2"><text:span text:style-name="T2"/></text:p>
      <text:p text:style-name="P2"><text:span text:style-name="T2"><draw:frame draw:style-name="fr1" draw:name="Object32" text:anchor-type="as-char" svg:width="0.7783in" svg:height="0.3925in" draw:z-index="31"><draw:object xlink:href="./Object 32" xlink:type="simple" xlink:show="embed" xlink:actuate="onLoad"/><draw:image xlink:href="./ObjectReplacements/Object 32" xlink:type="simple" xlink:show="embed" xlink:actuate="onLoad"/></draw:frame></text:span></text:p>
      <text:p text:style-name="P2"><text:span text:style-name="T2"/></text:p>
      <text:p text:style-name="P2"><text:span text:style-name="T2">in 1234 5647, CDEF fits 16A1 times in it, which results in 12340D4F which leaves a remainder of 48F8 which will be used in the final operation.</text:span></text:p>
      <text:p text:style-name="P2"><text:span text:style-name="T2"/></text:p>
      <text:p text:style-name="P2"><text:span text:style-name="T2"/></text:p>
      <text:p text:style-name="P2"><text:span text:style-name="T2"><draw:frame draw:style-name="fr1" draw:name="Object33" text:anchor-type="as-char" svg:width="0.8756in" svg:height="0.3929in" draw:z-index="32"><draw:object xlink:href="./Object 33" xlink:type="simple" xlink:show="embed" xlink:actuate="onLoad"/><draw:image xlink:href="./ObjectReplacements/Object 33" xlink:type="simple" xlink:show="embed" xlink:actuate="onLoad"/></draw:frame></text:span></text:p>
      <text:p text:style-name="P2"><text:soft-page-break/><text:span text:style-name="T2"/></text:p>
      <text:p text:style-name="P2"><text:span text:style-name="T2">this time CDEF fits 5AB6 times in 48F8 89AB, which leaves a remainder of 1BC1 which will be disregarded.</text:span></text:p>
      <text:p text:style-name="P2"><text:span text:style-name="T2"/></text:p>
      <text:p text:style-name="P2"><text:span text:style-name="T2">So the final answer will be: 0000 <text:s/>16A1 5AB6</text:span></text:p>
      <text:p text:style-name="P2"><text:span text:style-name="T2"/></text:p>
      <text:p text:style-name="P2"><text:span text:style-name="T2"/></text:p>
      <text:p text:style-name="P2">5.4.3 With Minimum Values</text:p>
      <text:p text:style-name="P2"><text:span text:style-name="T7"/></text:p>
      <text:p text:style-name="P2"><text:span text:style-name="T7"><draw:frame draw:style-name="fr1" draw:name="Object34" text:anchor-type="as-char" svg:width="1.1555in" svg:height="0.3925in" draw:z-index="33"><draw:object xlink:href="./Object 34" xlink:type="simple" xlink:show="embed" xlink:actuate="onLoad"/><draw:image xlink:href="./ObjectReplacements/Object 34" xlink:type="simple" xlink:show="embed" xlink:actuate="onLoad"/></draw:frame></text:span></text:p>
      <text:p text:style-name="P2"><text:span text:style-name="T7"/></text:p>
      <text:p text:style-name="P1">This operation is the simplest as it gives 1 and the possibility of mistake is quite low.</text:p>
      <text:p text:style-name="P1"/>
      <text:p text:style-name="P1"/>
      <text:p text:style-name="P1"/>
      <text:p text:style-name="P2">5.5 Step 4</text:p>
      <text:p text:style-name="P2"><text:span text:style-name="T2"/></text:p>
      <text:p text:style-name="P12">Note: The answers in the memory dump are in Little Endian format.</text:p>
      <text:p text:style-name="P12"><text:span text:style-name="T2"/></text:p>
      <text:p text:style-name="P2"><text:span text:style-name="T2"><draw:frame draw:style-name="fr1" draw:name="Object35" text:anchor-type="as-char" svg:width="0.9744in" svg:height="0.3929in" draw:z-index="34"><draw:object xlink:href="./Object 35" xlink:type="simple" xlink:show="embed" xlink:actuate="onLoad"/><draw:image xlink:href="./ObjectReplacements/Object 35" xlink:type="simple" xlink:show="embed" xlink:actuate="onLoad"/></draw:frame></text:span></text:p>
      <text:p text:style-name="P2"><text:span text:style-name="T2"/></text:p>
      <text:p text:style-name="P2">5.5.1 With Maximum Values</text:p>
      <text:p text:style-name="P2"><text:span text:style-name="T7"/></text:p>
      <text:p text:style-name="P1">R1 = 7530</text:p>
      <text:p text:style-name="P1">R2 = 7530</text:p>
      <text:p text:style-name="P1"/>
      <text:p text:style-name="P1"><draw:frame draw:style-name="fr1" draw:name="Object36" text:anchor-type="as-char" svg:width="1.252in" svg:height="0.3929in" draw:z-index="35"><draw:object xlink:href="./Object 36" xlink:type="simple" xlink:show="embed" xlink:actuate="onLoad"/><draw:image xlink:href="./ObjectReplacements/Object 36" xlink:type="simple" xlink:show="embed" xlink:actuate="onLoad"/></draw:frame></text:p>
      <text:p text:style-name="P1"><draw:frame draw:style-name="fr1" draw:name="Object37" text:anchor-type="as-char" svg:width="1.1992in" svg:height="0.3929in" draw:z-index="36"><draw:object xlink:href="./Object 37" xlink:type="simple" xlink:show="embed" xlink:actuate="onLoad"/><draw:image xlink:href="./ObjectReplacements/Object 37" xlink:type="simple" xlink:show="embed" xlink:actuate="onLoad"/></draw:frame></text:p>
      <text:p text:style-name="P1"/>
      <text:p text:style-name="P1">Using long division, we can't fit EA60 in 35A4 so the most significant value is going to be 0000. But we can perfectly fit into 35A4 E900, 3A98 times EA60 which leaves a remainder of 0</text:p>
      <text:p text:style-name="P1"/>
      <text:p text:style-name="P1">Thus the final answer is: 0000 3A98</text:p>
      <text:p text:style-name="P1"/>
      <text:p text:style-name="P2">5.5.2 With Intermediate Values</text:p>
      <text:p text:style-name="P2"><text:span text:style-name="T2"/></text:p>
      <text:p text:style-name="P2"><text:span text:style-name="T2">R1 = 4E20</text:span></text:p>
      <text:p text:style-name="P2"><text:span text:style-name="T2">R2 = 3A98</text:span></text:p>
      <text:p text:style-name="P2"><text:span text:style-name="T2"/></text:p>
      <text:p text:style-name="P2"><text:span text:style-name="T2"><draw:frame draw:style-name="fr1" draw:name="Object38" text:anchor-type="as-char" svg:width="1.3083in" svg:height="0.3929in" draw:z-index="37"><draw:object xlink:href="./Object 38" xlink:type="simple" xlink:show="embed" xlink:actuate="onLoad"/><draw:image xlink:href="./ObjectReplacements/Object 38" xlink:type="simple" xlink:show="embed" xlink:actuate="onLoad"/></draw:frame></text:span></text:p>
      <text:p text:style-name="P2"><text:span text:style-name="T2"><draw:frame draw:style-name="fr1" draw:name="Object39" text:anchor-type="as-char" svg:width="1.1811in" svg:height="0.3929in" draw:z-index="38"><draw:object xlink:href="./Object 39" xlink:type="simple" xlink:show="embed" xlink:actuate="onLoad"/><draw:image xlink:href="./ObjectReplacements/Object 39" xlink:type="simple" xlink:show="embed" xlink:actuate="onLoad"/></draw:frame></text:span></text:p>
      <text:p text:style-name="P2"><text:span text:style-name="T2"/></text:p>
      <text:p text:style-name="P2"><text:soft-page-break/><text:span text:style-name="T2">We can not fit 88B8 into 11E1 however, we can fit 217B times 88B8 into 11E1 A300 which leaves a remainder of 3A98 which is disregarded.</text:span></text:p>
      <text:p text:style-name="P2"><text:span text:style-name="T2"/></text:p>
      <text:p text:style-name="P2"><text:span text:style-name="T2">Thus the final answer is: 0000 217B</text:span></text:p>
      <text:p text:style-name="P2"/>
      <text:p text:style-name="P2">5.5.3 With Minimum Values</text:p>
      <text:p text:style-name="P2"><text:span text:style-name="T2"/></text:p>
      <text:p text:style-name="P2"><text:span text:style-name="T2">Again, this is the simplest values and the error margin is quite low. </text:span></text:p>
      <text:p text:style-name="P2"><text:span text:style-name="T2"/></text:p>
      <text:p text:style-name="P1"><draw:frame draw:style-name="fr1" draw:name="Object40" text:anchor-type="as-char" svg:width="1.248in" svg:height="0.3929in" draw:z-index="39"><draw:object xlink:href="./Object 40" xlink:type="simple" xlink:show="embed" xlink:actuate="onLoad"/><draw:image xlink:href="./ObjectReplacements/Object 40" xlink:type="simple" xlink:show="embed" xlink:actuate="onLoad"/></draw:frame></text:p>
      <text:p text:style-name="P1"><draw:frame draw:style-name="fr1" draw:name="Object41" text:anchor-type="as-char" svg:width="0.7728in" svg:height="0.3925in" draw:z-index="40"><draw:object xlink:href="./Object 41" xlink:type="simple" xlink:show="embed" xlink:actuate="onLoad"/><draw:image xlink:href="./ObjectReplacements/Object 41" xlink:type="simple" xlink:show="embed" xlink:actuate="onLoad"/></draw:frame></text:p>
      <text:p text:style-name="P1"/>
      <text:p text:style-name="P1">Which gives a result of 0.</text:p>
      <text:p text:style-name="P1"/>
      <text:p text:style-name="P1"/>
      <text:p text:style-name="P1"/>
      <text:p text:style-name="P1"/>
      <text:p text:style-name="P2">6. Conclusion</text:p>
      <text:p text:style-name="P1"/>
      <text:p text:style-name="P1">The experiment was completed with success and much was learned. Like in the multiplication experiment, elementary mathematics must be applied to have the computer perform the correct operations.</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2-27T19:19:55</meta:creation-date>
    <dc:date>2008-10-28T19:04:40</dc:date>
    <meta:editing-cycles>41</meta:editing-cycles>
    <meta:editing-duration>PT2H34M4S</meta:editing-duration>
    <meta:user-defined meta:name="Info 1"/>
    <meta:user-defined meta:name="Info 2"/>
    <meta:user-defined meta:name="Info 3"/>
    <meta:user-defined meta:name="Info 4"/>
    <meta:document-statistic meta:table-count="0" meta:image-count="0" meta:object-count="41" meta:page-count="31" meta:paragraph-count="1021" meta:word-count="7569" meta:character-count="37118"/>
  </office:meta>
</office:document-meta>
</file>

<file path=Object 1/content.xml><?xml version="1.0" encoding="utf-8"?>
<!DOCTYPE math  PUBLIC '-//OpenOffice.org//DTD Modified W3C MathML 1.01//EN'  'math.dtd'>
<math:math xmlns:math="http://www.w3.org/1998/Math/MathML">
  <math:semantics>
    <math:mrow>
      <math:mrow>
        <math:mo math:stretchy="false">(</math:mo>
        <math:mfrac>
          <math:mrow>
            <math:mn>01</math:mn>
            <math:mn>00</math:mn>
          </math:mrow>
          <math:mn>5</math:mn>
        </math:mfrac>
        <math:mo math:stretchy="false">)</math:mo>
      </math:mrow>
      <math:mo math:stretchy="false">+</math:mo>
      <math:mn>1</math:mn>
    </math:mrow>
    <math:annotation math:encoding="StarMath 5.0">({01 00} over 5)+1</math:annotation>
  </math:semantics>
</math:math>
</file>

<file path=Object 10/content.xml><?xml version="1.0" encoding="utf-8"?>
<!DOCTYPE math  PUBLIC '-//OpenOffice.org//DTD Modified W3C MathML 1.01//EN'  'math.dtd'>
<math:math xmlns:math="http://www.w3.org/1998/Math/MathML">
  <math:semantics>
    <math:mrow>
      <math:mi>C</math:mi>
      <math:mo math:stretchy="false">=</math:mo>
      <math:mrow>
        <math:mrow>
          <math:mo math:stretchy="false">(</math:mo>
          <math:mrow>
            <math:mrow>
              <math:mo math:stretchy="false">[</math:mo>
              <math:mrow>
                <math:mi>A</math:mi>
                <math:mo math:stretchy="false">×</math:mo>
                <math:mrow>
                  <math:mo math:stretchy="false">(</math:mo>
                  <math:mrow>
                    <math:mi>B</math:mi>
                    <math:mo math:stretchy="false">+</math:mo>
                    <math:mn>3</math:mn>
                  </math:mrow>
                  <math:mo math:stretchy="false">)</math:mo>
                </math:mrow>
              </math:mrow>
              <math:mo math:stretchy="false">]</math:mo>
            </math:mrow>
            <math:mo math:stretchy="false">×</math:mo>
            <math:mi>F</math:mi>
          </math:mrow>
          <math:mo math:stretchy="false">)</math:mo>
        </math:mrow>
        <math:mo math:stretchy="false">/</math:mo>
        <math:mn>8</math:mn>
      </math:mrow>
    </math:mrow>
    <math:annotation math:encoding="StarMath 5.0">C = ([A times (B + 3)] times F)/8</math:annotation>
  </math:semantics>
</math:math>
</file>

<file path=Object 11/content.xml><?xml version="1.0" encoding="utf-8"?>
<!DOCTYPE math  PUBLIC '-//OpenOffice.org//DTD Modified W3C MathML 1.01//EN'  'math.dtd'>
<math:math xmlns:math="http://www.w3.org/1998/Math/MathML">
  <math:semantics>
    <math:mrow>
      <math:mi>C</math:mi>
      <math:mo math:stretchy="false">=</math:mo>
      <math:mrow>
        <math:mrow>
          <math:mo math:stretchy="false">(</math:mo>
          <math:mrow>
            <math:mrow>
              <math:mo math:stretchy="false">[</math:mo>
              <math:mrow>
                <math:mn>09C4</math:mn>
                <math:mo math:stretchy="false">×</math:mo>
                <math:mrow>
                  <math:mo math:stretchy="false">(</math:mo>
                  <math:mrow>
                    <math:mn>4B</math:mn>
                    <math:mo math:stretchy="false">+</math:mo>
                    <math:mn>3</math:mn>
                  </math:mrow>
                  <math:mo math:stretchy="false">)</math:mo>
                </math:mrow>
              </math:mrow>
              <math:mo math:stretchy="false">]</math:mo>
            </math:mrow>
            <math:mo math:stretchy="false">×</math:mo>
            <math:mi>F</math:mi>
          </math:mrow>
          <math:mo math:stretchy="false">)</math:mo>
        </math:mrow>
        <math:mo math:stretchy="false">/</math:mo>
        <math:mn>8</math:mn>
      </math:mrow>
    </math:mrow>
    <math:annotation math:encoding="StarMath 5.0">C = ([09C4 times (4B + 3)] times F)/8</math:annotation>
  </math:semantics>
</math:math>
</file>

<file path=Object 12/content.xml><?xml version="1.0" encoding="utf-8"?>
<!DOCTYPE math  PUBLIC '-//OpenOffice.org//DTD Modified W3C MathML 1.01//EN'  'math.dtd'>
<math:math xmlns:math="http://www.w3.org/1998/Math/MathML">
  <math:semantics>
    <math:mrow>
      <math:mi>C</math:mi>
      <math:mo math:stretchy="false">=</math:mo>
      <math:mrow>
        <math:mrow>
          <math:mo math:stretchy="false">(</math:mo>
          <math:mrow>
            <math:mrow>
              <math:mo math:stretchy="false">[</math:mo>
              <math:mrow>
                <math:mn>09C4</math:mn>
                <math:mo math:stretchy="false">×</math:mo>
                <math:mrow>
                  <math:mo math:stretchy="false">(</math:mo>
                  <math:mrow>
                    <math:mn>4</math:mn>
                    <math:mi>E</math:mi>
                  </math:mrow>
                  <math:mo math:stretchy="false">)</math:mo>
                </math:mrow>
              </math:mrow>
              <math:mo math:stretchy="false">]</math:mo>
            </math:mrow>
            <math:mo math:stretchy="false">×</math:mo>
            <math:mi>F</math:mi>
          </math:mrow>
          <math:mo math:stretchy="false">)</math:mo>
        </math:mrow>
        <math:mo math:stretchy="false">/</math:mo>
        <math:mn>8</math:mn>
      </math:mrow>
    </math:mrow>
    <math:annotation math:encoding="StarMath 5.0">C = ([09C4 times (4E)] times F)/8</math:annotation>
  </math:semantics>
</math:math>
</file>

<file path=Object 13/content.xml><?xml version="1.0" encoding="utf-8"?>
<!DOCTYPE math  PUBLIC '-//OpenOffice.org//DTD Modified W3C MathML 1.01//EN'  'math.dtd'>
<math:math xmlns:math="http://www.w3.org/1998/Math/MathML">
  <math:semantics>
    <math:mrow>
      <math:mi>C</math:mi>
      <math:mo math:stretchy="false">=</math:mo>
      <math:mrow>
        <math:mrow>
          <math:mo math:stretchy="false">(</math:mo>
          <math:mrow>
            <math:mrow>
              <math:mo math:stretchy="false">[</math:mo>
              <math:mrow>
                <math:mn>0002</math:mn>
                <math:mi math:fontstyle="italic">F9B8</math:mi>
              </math:mrow>
              <math:mo math:stretchy="false">]</math:mo>
            </math:mrow>
            <math:mo math:stretchy="false">×</math:mo>
            <math:mi>F</math:mi>
          </math:mrow>
          <math:mo math:stretchy="false">)</math:mo>
        </math:mrow>
        <math:mo math:stretchy="false">/</math:mo>
        <math:mn>8</math:mn>
      </math:mrow>
    </math:mrow>
    <math:annotation math:encoding="StarMath 5.0">C = ([0002 F9B8] times F)/8</math:annotation>
  </math:semantics>
</math:math>
</file>

<file path=Object 14/content.xml><?xml version="1.0" encoding="utf-8"?>
<!DOCTYPE math  PUBLIC '-//OpenOffice.org//DTD Modified W3C MathML 1.01//EN'  'math.dtd'>
<math:math xmlns:math="http://www.w3.org/1998/Math/MathML">
  <math:semantics>
    <math:mrow>
      <math:mi>C</math:mi>
      <math:mo math:stretchy="false">=</math:mo>
      <math:mrow>
        <math:mrow>
          <math:mo math:stretchy="false">(</math:mo>
          <math:mrow>
            <math:mn>002C</math:mn>
            <math:mi math:fontstyle="italic">A1C8</math:mi>
          </math:mrow>
          <math:mo math:stretchy="false">)</math:mo>
        </math:mrow>
        <math:mo math:stretchy="false">/</math:mo>
        <math:mn>8</math:mn>
      </math:mrow>
    </math:mrow>
    <math:annotation math:encoding="StarMath 5.0">C = (002C A1C8)/8</math:annotation>
  </math:semantics>
</math:math>
</file>

<file path=Object 15/content.xml><?xml version="1.0" encoding="utf-8"?>
<!DOCTYPE math  PUBLIC '-//OpenOffice.org//DTD Modified W3C MathML 1.01//EN'  'math.dtd'>
<math:math xmlns:math="http://www.w3.org/1998/Math/MathML">
  <math:semantics>
    <math:mrow>
      <math:mrow>
        <math:mi>C</math:mi>
        <math:mo math:stretchy="false">=</math:mo>
        <math:mn>0005</math:mn>
      </math:mrow>
      <math:mn>9439</math:mn>
    </math:mrow>
    <math:annotation math:encoding="StarMath 5.0">C = 0005 9439</math:annotation>
  </math:semantics>
</math:math>
</file>

<file path=Object 16/content.xml><?xml version="1.0" encoding="utf-8"?>
<!DOCTYPE math  PUBLIC '-//OpenOffice.org//DTD Modified W3C MathML 1.01//EN'  'math.dtd'>
<math:math xmlns:math="http://www.w3.org/1998/Math/MathML">
  <math:semantics>
    <math:mrow>
      <math:mi>C</math:mi>
      <math:mo math:stretchy="false">=</math:mo>
      <math:mrow>
        <math:mrow>
          <math:mo math:stretchy="false">(</math:mo>
          <math:mrow>
            <math:mrow>
              <math:mo math:stretchy="false">[</math:mo>
              <math:mrow>
                <math:mn>04E2</math:mn>
                <math:mo math:stretchy="false">×</math:mo>
                <math:mrow>
                  <math:mo math:stretchy="false">(</math:mo>
                  <math:mrow>
                    <math:mn>25</math:mn>
                    <math:mo math:stretchy="false">+</math:mo>
                    <math:mn>3</math:mn>
                  </math:mrow>
                  <math:mo math:stretchy="false">)</math:mo>
                </math:mrow>
              </math:mrow>
              <math:mo math:stretchy="false">]</math:mo>
            </math:mrow>
            <math:mo math:stretchy="false">×</math:mo>
            <math:mi>F</math:mi>
          </math:mrow>
          <math:mo math:stretchy="false">)</math:mo>
        </math:mrow>
        <math:mo math:stretchy="false">/</math:mo>
        <math:mn>8</math:mn>
      </math:mrow>
    </math:mrow>
    <math:annotation math:encoding="StarMath 5.0">C = ([04E2 times (25 + 3)] times F)/8</math:annotation>
  </math:semantics>
</math:math>
</file>

<file path=Object 17/content.xml><?xml version="1.0" encoding="utf-8"?>
<!DOCTYPE math  PUBLIC '-//OpenOffice.org//DTD Modified W3C MathML 1.01//EN'  'math.dtd'>
<math:math xmlns:math="http://www.w3.org/1998/Math/MathML">
  <math:semantics>
    <math:mrow>
      <math:mi>C</math:mi>
      <math:mo math:stretchy="false">=</math:mo>
      <math:mrow>
        <math:mrow>
          <math:mo math:stretchy="false">(</math:mo>
          <math:mrow>
            <math:mrow>
              <math:mo math:stretchy="false">[</math:mo>
              <math:mrow>
                <math:mn>04E2</math:mn>
                <math:mo math:stretchy="false">×</math:mo>
                <math:mrow>
                  <math:mo math:stretchy="false">(</math:mo>
                  <math:mn>28</math:mn>
                  <math:mo math:stretchy="false">)</math:mo>
                </math:mrow>
              </math:mrow>
              <math:mo math:stretchy="false">]</math:mo>
            </math:mrow>
            <math:mo math:stretchy="false">×</math:mo>
            <math:mi>F</math:mi>
          </math:mrow>
          <math:mo math:stretchy="false">)</math:mo>
        </math:mrow>
        <math:mo math:stretchy="false">/</math:mo>
        <math:mn>8</math:mn>
      </math:mrow>
    </math:mrow>
    <math:annotation math:encoding="StarMath 5.0">C = ([04E2 times (28)] times F)/8</math:annotation>
  </math:semantics>
</math:math>
</file>

<file path=Object 18/content.xml><?xml version="1.0" encoding="utf-8"?>
<!DOCTYPE math  PUBLIC '-//OpenOffice.org//DTD Modified W3C MathML 1.01//EN'  'math.dtd'>
<math:math xmlns:math="http://www.w3.org/1998/Math/MathML">
  <math:semantics>
    <math:mrow>
      <math:mi>C</math:mi>
      <math:mo math:stretchy="false">=</math:mo>
      <math:mrow>
        <math:mrow>
          <math:mo math:stretchy="false">(</math:mo>
          <math:mrow>
            <math:mrow>
              <math:mo math:stretchy="false">[</math:mo>
              <math:mi math:fontstyle="italic">C350</math:mi>
              <math:mo math:stretchy="false">]</math:mo>
            </math:mrow>
            <math:mo math:stretchy="false">×</math:mo>
            <math:mi>F</math:mi>
          </math:mrow>
          <math:mo math:stretchy="false">)</math:mo>
        </math:mrow>
        <math:mo math:stretchy="false">/</math:mo>
        <math:mn>8</math:mn>
      </math:mrow>
    </math:mrow>
    <math:annotation math:encoding="StarMath 5.0">C = ([C350] times F)/8</math:annotation>
  </math:semantics>
</math:math>
</file>

<file path=Object 19/content.xml><?xml version="1.0" encoding="utf-8"?>
<!DOCTYPE math  PUBLIC '-//OpenOffice.org//DTD Modified W3C MathML 1.01//EN'  'math.dtd'>
<math:math xmlns:math="http://www.w3.org/1998/Math/MathML">
  <math:semantics>
    <math:mrow>
      <math:mi>C</math:mi>
      <math:mo math:stretchy="false">=</math:mo>
      <math:mrow>
        <math:mrow>
          <math:mo math:stretchy="false">(</math:mo>
          <math:mrow>
            <math:mn>000B</math:mn>
            <math:mn>7160</math:mn>
          </math:mrow>
          <math:mo math:stretchy="false">)</math:mo>
        </math:mrow>
        <math:mo math:stretchy="false">/</math:mo>
        <math:mn>8</math:mn>
      </math:mrow>
    </math:mrow>
    <math:annotation math:encoding="StarMath 5.0">C = (000B 7160)/8</math:annotation>
  </math:semantics>
</math:math>
</file>

<file path=Object 2/content.xml><?xml version="1.0" encoding="utf-8"?>
<!DOCTYPE math  PUBLIC '-//OpenOffice.org//DTD Modified W3C MathML 1.01//EN'  'math.dtd'>
<math:math xmlns:math="http://www.w3.org/1998/Math/MathML">
  <math:semantics>
    <math:mrow>
      <math:mrow>
        <math:mo math:stretchy="false">(</math:mo>
        <math:mfrac>
          <math:mrow>
            <math:mn>01</math:mn>
            <math:mn>00</math:mn>
          </math:mrow>
          <math:mn>5</math:mn>
        </math:mfrac>
        <math:mo math:stretchy="false">)</math:mo>
      </math:mrow>
      <math:mo math:stretchy="false">=</math:mo>
      <math:mn>0033</math:mn>
    </math:mrow>
    <math:annotation math:encoding="StarMath 5.0">{({01 00} over 5)} = {0033}</math:annotation>
  </math:semantics>
</math:math>
</file>

<file path=Object 20/content.xml><?xml version="1.0" encoding="utf-8"?>
<!DOCTYPE math  PUBLIC '-//OpenOffice.org//DTD Modified W3C MathML 1.01//EN'  'math.dtd'>
<math:math xmlns:math="http://www.w3.org/1998/Math/MathML">
  <math:semantics>
    <math:mrow>
      <math:mrow>
        <math:mi>C</math:mi>
        <math:mo math:stretchy="false">=</math:mo>
        <math:mn>0001</math:mn>
      </math:mrow>
      <math:mn>6E36</math:mn>
    </math:mrow>
    <math:annotation math:encoding="StarMath 5.0">C = 0001 6E36</math:annotation>
  </math:semantics>
</math:math>
</file>

<file path=Object 21/content.xml><?xml version="1.0" encoding="utf-8"?>
<!DOCTYPE math  PUBLIC '-//OpenOffice.org//DTD Modified W3C MathML 1.01//EN'  'math.dtd'>
<math:math xmlns:math="http://www.w3.org/1998/Math/MathML">
  <math:semantics>
    <math:mrow>
      <math:mi>C</math:mi>
      <math:mo math:stretchy="false">=</math:mo>
      <math:mrow>
        <math:mrow>
          <math:mo math:stretchy="false">(</math:mo>
          <math:mrow>
            <math:mrow>
              <math:mo math:stretchy="false">[</math:mo>
              <math:mrow>
                <math:mn>0001</math:mn>
                <math:mo math:stretchy="false">×</math:mo>
                <math:mrow>
                  <math:mo math:stretchy="false">(</math:mo>
                  <math:mrow>
                    <math:mn>0001</math:mn>
                    <math:mo math:stretchy="false">+</math:mo>
                    <math:mn>3</math:mn>
                  </math:mrow>
                  <math:mo math:stretchy="false">)</math:mo>
                </math:mrow>
              </math:mrow>
              <math:mo math:stretchy="false">]</math:mo>
            </math:mrow>
            <math:mo math:stretchy="false">×</math:mo>
            <math:mi>F</math:mi>
          </math:mrow>
          <math:mo math:stretchy="false">)</math:mo>
        </math:mrow>
        <math:mo math:stretchy="false">/</math:mo>
        <math:mn>8</math:mn>
      </math:mrow>
    </math:mrow>
    <math:annotation math:encoding="StarMath 5.0">C = ([0001 times (0001 + 3)] times F)/8</math:annotation>
  </math:semantics>
</math:math>
</file>

<file path=Object 22/content.xml><?xml version="1.0" encoding="utf-8"?>
<!DOCTYPE math  PUBLIC '-//OpenOffice.org//DTD Modified W3C MathML 1.01//EN'  'math.dtd'>
<math:math xmlns:math="http://www.w3.org/1998/Math/MathML">
  <math:semantics>
    <math:mrow>
      <math:mi>C</math:mi>
      <math:mo math:stretchy="false">=</math:mo>
      <math:mrow>
        <math:mrow>
          <math:mo math:stretchy="false">(</math:mo>
          <math:mrow>
            <math:mrow>
              <math:mo math:stretchy="false">[</math:mo>
              <math:mrow>
                <math:mn>0001</math:mn>
                <math:mo math:stretchy="false">×</math:mo>
                <math:mrow>
                  <math:mo math:stretchy="false">(</math:mo>
                  <math:mn>0004</math:mn>
                  <math:mo math:stretchy="false">)</math:mo>
                </math:mrow>
              </math:mrow>
              <math:mo math:stretchy="false">]</math:mo>
            </math:mrow>
            <math:mo math:stretchy="false">×</math:mo>
            <math:mi>F</math:mi>
          </math:mrow>
          <math:mo math:stretchy="false">)</math:mo>
        </math:mrow>
        <math:mo math:stretchy="false">/</math:mo>
        <math:mn>8</math:mn>
      </math:mrow>
    </math:mrow>
    <math:annotation math:encoding="StarMath 5.0">C = ([0001 times (0004)] times F)/8</math:annotation>
  </math:semantics>
</math:math>
</file>

<file path=Object 23/content.xml><?xml version="1.0" encoding="utf-8"?>
<!DOCTYPE math  PUBLIC '-//OpenOffice.org//DTD Modified W3C MathML 1.01//EN'  'math.dtd'>
<math:math xmlns:math="http://www.w3.org/1998/Math/MathML">
  <math:semantics>
    <math:mrow>
      <math:mi>C</math:mi>
      <math:mo math:stretchy="false">=</math:mo>
      <math:mrow>
        <math:mrow>
          <math:mo math:stretchy="false">(</math:mo>
          <math:mrow>
            <math:mrow>
              <math:mo math:stretchy="false">[</math:mo>
              <math:mn>0004</math:mn>
              <math:mo math:stretchy="false">]</math:mo>
            </math:mrow>
            <math:mo math:stretchy="false">×</math:mo>
            <math:mi>F</math:mi>
          </math:mrow>
          <math:mo math:stretchy="false">)</math:mo>
        </math:mrow>
        <math:mo math:stretchy="false">/</math:mo>
        <math:mn>8</math:mn>
      </math:mrow>
    </math:mrow>
    <math:annotation math:encoding="StarMath 5.0">C = ([0004] times F)/8</math:annotation>
  </math:semantics>
</math:math>
</file>

<file path=Object 24/content.xml><?xml version="1.0" encoding="utf-8"?>
<!DOCTYPE math  PUBLIC '-//OpenOffice.org//DTD Modified W3C MathML 1.01//EN'  'math.dtd'>
<math:math xmlns:math="http://www.w3.org/1998/Math/MathML">
  <math:semantics>
    <math:mrow>
      <math:mi>C</math:mi>
      <math:mo math:stretchy="false">=</math:mo>
      <math:mrow>
        <math:mrow>
          <math:mo math:stretchy="false">(</math:mo>
          <math:mn>3C</math:mn>
          <math:mo math:stretchy="false">)</math:mo>
        </math:mrow>
        <math:mo math:stretchy="false">/</math:mo>
        <math:mn>8</math:mn>
      </math:mrow>
    </math:mrow>
    <math:annotation math:encoding="StarMath 5.0">C = (3C)/8</math:annotation>
  </math:semantics>
</math:math>
</file>

<file path=Object 25/content.xml><?xml version="1.0" encoding="utf-8"?>
<!DOCTYPE math  PUBLIC '-//OpenOffice.org//DTD Modified W3C MathML 1.01//EN'  'math.dtd'>
<math:math xmlns:math="http://www.w3.org/1998/Math/MathML">
  <math:semantics>
    <math:mrow>
      <math:mrow>
        <math:mi>C</math:mi>
        <math:mo math:stretchy="false">=</math:mo>
        <math:mn>0000</math:mn>
      </math:mrow>
      <math:mn>0007</math:mn>
    </math:mrow>
    <math:annotation math:encoding="StarMath 5.0">C = 0000 0007</math:annotation>
  </math:semantics>
</math:math>
</file>

<file path=Object 26/content.xml><?xml version="1.0" encoding="utf-8"?>
<!DOCTYPE math  PUBLIC '-//OpenOffice.org//DTD Modified W3C MathML 1.01//EN'  'math.dtd'>
<math:math xmlns:math="http://www.w3.org/1998/Math/MathML">
  <math:semantics>
    <math:mfrac>
      <math:mrow>
        <math:mi math:fontstyle="italic">XXXX</math:mi>
        <math:mi math:fontstyle="italic">XXXX</math:mi>
        <math:mi math:fontstyle="italic">XXXX</math:mi>
      </math:mrow>
      <math:mrow>
        <math:mi math:fontstyle="italic">YY</math:mi>
        <math:mi math:fontstyle="italic">YY</math:mi>
      </math:mrow>
    </math:mfrac>
    <math:annotation math:encoding="StarMath 5.0">{XXXX XXXX XXXX} over {YY YY}</math:annotation>
  </math:semantics>
</math:math>
</file>

<file path=Object 27/content.xml><?xml version="1.0" encoding="utf-8"?>
<!DOCTYPE math  PUBLIC '-//OpenOffice.org//DTD Modified W3C MathML 1.01//EN'  'math.dtd'>
<math:math xmlns:math="http://www.w3.org/1998/Math/MathML">
  <math:semantics>
    <math:mfrac>
      <math:mrow>
        <math:mi math:fontstyle="italic">FFFF</math:mi>
        <math:mi math:fontstyle="italic">FFFF</math:mi>
        <math:mi math:fontstyle="italic">FFFF</math:mi>
      </math:mrow>
      <math:mi math:fontstyle="italic">FFFF</math:mi>
    </math:mfrac>
    <math:annotation math:encoding="StarMath 5.0">{FFFF FFFF FFFF} over {FFFF}</math:annotation>
  </math:semantics>
</math:math>
</file>

<file path=Object 28/content.xml><?xml version="1.0" encoding="utf-8"?>
<!DOCTYPE math  PUBLIC '-//OpenOffice.org//DTD Modified W3C MathML 1.01//EN'  'math.dtd'>
<math:math xmlns:math="http://www.w3.org/1998/Math/MathML">
  <math:semantics>
    <math:mrow>
      <math:mfrac>
        <math:mi math:fontstyle="italic">FFFF</math:mi>
        <math:mi math:fontstyle="italic">FFFF</math:mi>
      </math:mfrac>
      <math:mo math:stretchy="false">=</math:mo>
      <math:mn>0001</math:mn>
    </math:mrow>
    <math:annotation math:encoding="StarMath 5.0">FFFF over FFFF = 0001</math:annotation>
  </math:semantics>
</math:math>
</file>

<file path=Object 29/content.xml><?xml version="1.0" encoding="utf-8"?>
<!DOCTYPE math  PUBLIC '-//OpenOffice.org//DTD Modified W3C MathML 1.01//EN'  'math.dtd'>
<math:math xmlns:math="http://www.w3.org/1998/Math/MathML">
  <math:semantics>
    <math:mrow>
      <math:mn>0001</math:mn>
      <math:mn>0001</math:mn>
      <math:mn>0001</math:mn>
    </math:mrow>
    <math:annotation math:encoding="StarMath 5.0">0001 0001 0001</math:annotation>
  </math:semantics>
</math:math>
</file>

<file path=Object 3/content.xml><?xml version="1.0" encoding="utf-8"?>
<!DOCTYPE math  PUBLIC '-//OpenOffice.org//DTD Modified W3C MathML 1.01//EN'  'math.dtd'>
<math:math xmlns:math="http://www.w3.org/1998/Math/MathML">
  <math:semantics>
    <math:mrow>
      <math:mrow>
        <math:mn>0100</math:mn>
        <math:mo math:stretchy="false">−</math:mo>
        <math:mn>00FF</math:mn>
      </math:mrow>
      <math:mo math:stretchy="false">=</math:mo>
      <math:mn>0001</math:mn>
    </math:mrow>
    <math:annotation math:encoding="StarMath 5.0">0100 - 00FF = 0001</math:annotation>
  </math:semantics>
</math:math>
</file>

<file path=Object 30/content.xml><?xml version="1.0" encoding="utf-8"?>
<!DOCTYPE math  PUBLIC '-//OpenOffice.org//DTD Modified W3C MathML 1.01//EN'  'math.dtd'>
<math:math xmlns:math="http://www.w3.org/1998/Math/MathML">
  <math:semantics>
    <math:mfrac>
      <math:mrow>
        <math:mn>1234</math:mn>
        <math:mn>5647</math:mn>
        <math:mn>89AB</math:mn>
      </math:mrow>
      <math:mi math:fontstyle="italic">CDEF</math:mi>
    </math:mfrac>
    <math:annotation math:encoding="StarMath 5.0">{1234 5647 89AB} over {CDEF}</math:annotation>
  </math:semantics>
</math:math>
</file>

<file path=Object 31/content.xml><?xml version="1.0" encoding="utf-8"?>
<!DOCTYPE math  PUBLIC '-//OpenOffice.org//DTD Modified W3C MathML 1.01//EN'  'math.dtd'>
<math:math xmlns:math="http://www.w3.org/1998/Math/MathML">
  <math:semantics>
    <math:mfrac>
      <math:mn>1234</math:mn>
      <math:mi math:fontstyle="italic">CDEF</math:mi>
    </math:mfrac>
    <math:annotation math:encoding="StarMath 5.0">1234 over CDEF</math:annotation>
  </math:semantics>
</math:math>
</file>

<file path=Object 32/content.xml><?xml version="1.0" encoding="utf-8"?>
<!DOCTYPE math  PUBLIC '-//OpenOffice.org//DTD Modified W3C MathML 1.01//EN'  'math.dtd'>
<math:math xmlns:math="http://www.w3.org/1998/Math/MathML">
  <math:semantics>
    <math:mfrac>
      <math:mn>12345647</math:mn>
      <math:mi math:fontstyle="italic">CDEF</math:mi>
    </math:mfrac>
    <math:annotation math:encoding="StarMath 5.0">12345647 over CDEF</math:annotation>
  </math:semantics>
</math:math>
</file>

<file path=Object 33/content.xml><?xml version="1.0" encoding="utf-8"?>
<!DOCTYPE math  PUBLIC '-//OpenOffice.org//DTD Modified W3C MathML 1.01//EN'  'math.dtd'>
<math:math xmlns:math="http://www.w3.org/1998/Math/MathML">
  <math:semantics>
    <math:mfrac>
      <math:mrow>
        <math:mn>48F8</math:mn>
        <math:mn>89AB</math:mn>
      </math:mrow>
      <math:mi math:fontstyle="italic">CDEF</math:mi>
    </math:mfrac>
    <math:annotation math:encoding="StarMath 5.0">{48F8 89AB} over CDEF</math:annotation>
  </math:semantics>
</math:math>
</file>

<file path=Object 34/content.xml><?xml version="1.0" encoding="utf-8"?>
<!DOCTYPE math  PUBLIC '-//OpenOffice.org//DTD Modified W3C MathML 1.01//EN'  'math.dtd'>
<math:math xmlns:math="http://www.w3.org/1998/Math/MathML">
  <math:semantics>
    <math:mfrac>
      <math:mrow>
        <math:mn>0000</math:mn>
        <math:mn>0000</math:mn>
        <math:mn>0001</math:mn>
      </math:mrow>
      <math:mn>0001</math:mn>
    </math:mfrac>
    <math:annotation math:encoding="StarMath 5.0">{0000 0000 0001} over 0001</math:annotation>
  </math:semantics>
</math:math>
</file>

<file path=Object 35/content.xml><?xml version="1.0" encoding="utf-8"?>
<!DOCTYPE math  PUBLIC '-//OpenOffice.org//DTD Modified W3C MathML 1.01//EN'  'math.dtd'>
<math:math xmlns:math="http://www.w3.org/1998/Math/MathML">
  <math:semantics>
    <math:mrow>
      <math:mi>R</math:mi>
      <math:mrow>
        <math:mi>'</math:mi>
        <math:mo math:stretchy="false">=</math:mo>
        <math:mfrac>
          <math:mrow>
            <math:mi math:fontstyle="italic">R1</math:mi>
            <math:mo math:stretchy="false">×</math:mo>
            <math:mi math:fontstyle="italic">R2</math:mi>
          </math:mrow>
          <math:mrow>
            <math:mi math:fontstyle="italic">R1</math:mi>
            <math:mo math:stretchy="false">+</math:mo>
            <math:mi math:fontstyle="italic">R2</math:mi>
          </math:mrow>
        </math:mfrac>
      </math:mrow>
    </math:mrow>
    <math:annotation math:encoding="StarMath 5.0">R' = {R1 times R2} over {R1 + R2}</math:annotation>
  </math:semantics>
</math:math>
</file>

<file path=Object 36/content.xml><?xml version="1.0" encoding="utf-8"?>
<!DOCTYPE math  PUBLIC '-//OpenOffice.org//DTD Modified W3C MathML 1.01//EN'  'math.dtd'>
<math:math xmlns:math="http://www.w3.org/1998/Math/MathML">
  <math:semantics>
    <math:mrow>
      <math:mi>R</math:mi>
      <math:mrow>
        <math:mi>'</math:mi>
        <math:mo math:stretchy="false">=</math:mo>
        <math:mfrac>
          <math:mrow>
            <math:mn>7530</math:mn>
            <math:mo math:stretchy="false">×</math:mo>
            <math:mn>7530</math:mn>
          </math:mrow>
          <math:mrow>
            <math:mn>7530</math:mn>
            <math:mo math:stretchy="false">+</math:mo>
            <math:mn>7530</math:mn>
          </math:mrow>
        </math:mfrac>
      </math:mrow>
    </math:mrow>
    <math:annotation math:encoding="StarMath 5.0">R' = {7530 times 7530} over {7530 + 7530}</math:annotation>
  </math:semantics>
</math:math>
</file>

<file path=Object 37/content.xml><?xml version="1.0" encoding="utf-8"?>
<!DOCTYPE math  PUBLIC '-//OpenOffice.org//DTD Modified W3C MathML 1.01//EN'  'math.dtd'>
<math:math xmlns:math="http://www.w3.org/1998/Math/MathML">
  <math:semantics>
    <math:mrow>
      <math:mi>R</math:mi>
      <math:mrow>
        <math:mi>'</math:mi>
        <math:mo math:stretchy="false">=</math:mo>
        <math:mfrac>
          <math:mrow>
            <math:mn>35A4</math:mn>
            <math:mi math:fontstyle="italic">E900</math:mi>
          </math:mrow>
          <math:mi math:fontstyle="italic">EA60</math:mi>
        </math:mfrac>
      </math:mrow>
    </math:mrow>
    <math:annotation math:encoding="StarMath 5.0">R' = {35A4 E900} over {EA60}</math:annotation>
  </math:semantics>
</math:math>
</file>

<file path=Object 38/content.xml><?xml version="1.0" encoding="utf-8"?>
<!DOCTYPE math  PUBLIC '-//OpenOffice.org//DTD Modified W3C MathML 1.01//EN'  'math.dtd'>
<math:math xmlns:math="http://www.w3.org/1998/Math/MathML">
  <math:semantics>
    <math:mrow>
      <math:mi>R</math:mi>
      <math:mrow>
        <math:mi>'</math:mi>
        <math:mo math:stretchy="false">=</math:mo>
        <math:mfrac>
          <math:mrow>
            <math:mn>4E20</math:mn>
            <math:mo math:stretchy="false">×</math:mo>
            <math:mn>3A98</math:mn>
          </math:mrow>
          <math:mrow>
            <math:mn>4E20</math:mn>
            <math:mo math:stretchy="false">+</math:mo>
            <math:mn>3A98</math:mn>
          </math:mrow>
        </math:mfrac>
      </math:mrow>
    </math:mrow>
    <math:annotation math:encoding="StarMath 5.0">R' = {4E20 times 3A98} over {4E20 + 3A98}</math:annotation>
  </math:semantics>
</math:math>
</file>

<file path=Object 39/content.xml><?xml version="1.0" encoding="utf-8"?>
<!DOCTYPE math  PUBLIC '-//OpenOffice.org//DTD Modified W3C MathML 1.01//EN'  'math.dtd'>
<math:math xmlns:math="http://www.w3.org/1998/Math/MathML">
  <math:semantics>
    <math:mrow>
      <math:mi>R</math:mi>
      <math:mrow>
        <math:mi>'</math:mi>
        <math:mo math:stretchy="false">=</math:mo>
        <math:mfrac>
          <math:mrow>
            <math:mn>11E1</math:mn>
            <math:mi math:fontstyle="italic">A300</math:mi>
          </math:mrow>
          <math:mn>88B8</math:mn>
        </math:mfrac>
      </math:mrow>
    </math:mrow>
    <math:annotation math:encoding="StarMath 5.0">R' = {11E1 A300} over {88B8}</math:annotation>
  </math:semantics>
</math:math>
</file>

<file path=Object 4/content.xml><?xml version="1.0" encoding="utf-8"?>
<!DOCTYPE math  PUBLIC '-//OpenOffice.org//DTD Modified W3C MathML 1.01//EN'  'math.dtd'>
<math:math xmlns:math="http://www.w3.org/1998/Math/MathML">
  <math:semantics>
    <math:mrow>
      <math:mrow>
        <math:mn>0033</math:mn>
        <math:mo math:stretchy="false">+</math:mo>
        <math:mn>0001</math:mn>
      </math:mrow>
      <math:mo math:stretchy="false">=</math:mo>
      <math:mn>0034</math:mn>
    </math:mrow>
    <math:annotation math:encoding="StarMath 5.0">0033 + 0001 = 0034</math:annotation>
  </math:semantics>
</math:math>
</file>

<file path=Object 40/content.xml><?xml version="1.0" encoding="utf-8"?>
<!DOCTYPE math  PUBLIC '-//OpenOffice.org//DTD Modified W3C MathML 1.01//EN'  'math.dtd'>
<math:math xmlns:math="http://www.w3.org/1998/Math/MathML">
  <math:semantics>
    <math:mrow>
      <math:mi>R</math:mi>
      <math:mrow>
        <math:mi>'</math:mi>
        <math:mo math:stretchy="false">=</math:mo>
        <math:mfrac>
          <math:mrow>
            <math:mn>0001</math:mn>
            <math:mo math:stretchy="false">×</math:mo>
            <math:mn>0001</math:mn>
          </math:mrow>
          <math:mrow>
            <math:mn>0001</math:mn>
            <math:mo math:stretchy="false">+</math:mo>
            <math:mn>0001</math:mn>
          </math:mrow>
        </math:mfrac>
      </math:mrow>
    </math:mrow>
    <math:annotation math:encoding="StarMath 5.0">R' = {0001 times 0001} over {0001+ 0001}</math:annotation>
  </math:semantics>
</math:math>
</file>

<file path=Object 41/content.xml><?xml version="1.0" encoding="utf-8"?>
<!DOCTYPE math  PUBLIC '-//OpenOffice.org//DTD Modified W3C MathML 1.01//EN'  'math.dtd'>
<math:math xmlns:math="http://www.w3.org/1998/Math/MathML">
  <math:semantics>
    <math:mrow>
      <math:mi>R</math:mi>
      <math:mrow>
        <math:mi>'</math:mi>
        <math:mo math:stretchy="false">=</math:mo>
        <math:mfrac>
          <math:mn>0001</math:mn>
          <math:mn>0002</math:mn>
        </math:mfrac>
      </math:mrow>
    </math:mrow>
    <math:annotation math:encoding="StarMath 5.0">R' = {0001} over {0002}</math:annotation>
  </math:semantics>
</math:math>
</file>

<file path=Object 5/content.xml><?xml version="1.0" encoding="utf-8"?>
<!DOCTYPE math  PUBLIC '-//OpenOffice.org//DTD Modified W3C MathML 1.01//EN'  'math.dtd'>
<math:math xmlns:math="http://www.w3.org/1998/Math/MathML">
  <math:semantics>
    <math:mrow>
      <math:mrow>
        <math:mo math:stretchy="false">(</math:mo>
        <math:mfrac>
          <math:mn>80C8</math:mn>
          <math:mn>3</math:mn>
        </math:mfrac>
        <math:mo math:stretchy="false">)</math:mo>
      </math:mrow>
      <math:mo math:stretchy="false">−</math:mo>
      <math:mn>2</math:mn>
    </math:mrow>
    <math:annotation math:encoding="StarMath 5.0">(80C8 over 3) - 2</math:annotation>
  </math:semantics>
</math:math>
</file>

<file path=Object 6/content.xml><?xml version="1.0" encoding="utf-8"?>
<!DOCTYPE math  PUBLIC '-//OpenOffice.org//DTD Modified W3C MathML 1.01//EN'  'math.dtd'>
<math:math xmlns:math="http://www.w3.org/1998/Math/MathML">
  <math:semantics>
    <math:mrow>
      <math:mrow>
        <math:mn>80</math:mn>
        <math:mo math:stretchy="false">−</math:mo>
        <math:mn>7</math:mn>
      </math:mrow>
      <math:mrow>
        <math:mi>E</math:mi>
        <math:mo math:stretchy="false">=</math:mo>
        <math:mn>2</math:mn>
      </math:mrow>
    </math:mrow>
    <math:annotation math:encoding="StarMath 5.0">80 - 7E = 2</math:annotation>
  </math:semantics>
</math:math>
</file>

<file path=Object 7/content.xml><?xml version="1.0" encoding="utf-8"?>
<!DOCTYPE math  PUBLIC '-//OpenOffice.org//DTD Modified W3C MathML 1.01//EN'  'math.dtd'>
<math:math xmlns:math="http://www.w3.org/1998/Math/MathML">
  <math:semantics>
    <math:mrow>
      <math:mfrac>
        <math:mn>02C8</math:mn>
        <math:mn>3</math:mn>
      </math:mfrac>
      <math:mo math:stretchy="false">=</math:mo>
      <math:mi math:fontstyle="italic">ED</math:mi>
    </math:mrow>
    <math:annotation math:encoding="StarMath 5.0">{02C8 over 3} = ED</math:annotation>
  </math:semantics>
</math:math>
</file>

<file path=Object 8/content.xml><?xml version="1.0" encoding="utf-8"?>
<!DOCTYPE math  PUBLIC '-//OpenOffice.org//DTD Modified W3C MathML 1.01//EN'  'math.dtd'>
<math:math xmlns:math="http://www.w3.org/1998/Math/MathML">
  <math:semantics>
    <math:mfrac>
      <math:mn>02C8</math:mn>
      <math:mn>3</math:mn>
    </math:mfrac>
    <math:annotation math:encoding="StarMath 5.0">02C8 over 3</math:annotation>
  </math:semantics>
</math:math>
</file>

<file path=Object 9/content.xml><?xml version="1.0" encoding="utf-8"?>
<!DOCTYPE math  PUBLIC '-//OpenOffice.org//DTD Modified W3C MathML 1.01//EN'  'math.dtd'>
<math:math xmlns:math="http://www.w3.org/1998/Math/MathML">
  <math:semantics>
    <math:mrow>
      <math:mrow>
        <math:mn>2AED</math:mn>
        <math:mo math:stretchy="false">−</math:mo>
        <math:mn>0002</math:mn>
      </math:mrow>
      <math:mo math:stretchy="false">=</math:mo>
      <math:mn>2AEB</math:mn>
    </math:mrow>
    <math:annotation math:encoding="StarMath 5.0">2AED - 0002 = 2AEB</math:annotation>
  </math:semantics>
</math:math>
</file>